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mic Sans MS" svg:font-family="'Comic Sans MS'" style:font-family-generic="scrip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2032d10" officeooo:paragraph-rsid="02032d10" style:font-size-asian="8pt" style:font-weight-asian="normal" style:font-size-complex="8pt" style:font-weight-complex="normal"/>
    </style:style>
    <style:style style:name="P2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2072eb9" officeooo:paragraph-rsid="02072eb9" style:font-size-asian="8pt" style:font-weight-asian="normal" style:font-size-complex="8pt" style:font-weight-complex="normal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023b5c4" officeooo:paragraph-rsid="0023b5c4" style:font-size-asian="8pt" style:font-weight-asian="normal" style:font-size-complex="8pt" style:font-weight-complex="normal"/>
    </style:style>
    <style:style style:name="P4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023b5c4" officeooo:paragraph-rsid="02073555" style:font-size-asian="8pt" style:font-weight-asian="normal" style:font-size-complex="8pt" style:font-weight-complex="normal"/>
    </style:style>
    <style:style style:name="P5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023b5c4" officeooo:paragraph-rsid="02460bdf" style:font-size-asian="8pt" style:font-weight-asian="normal" style:font-size-complex="8pt" style:font-weight-complex="normal"/>
    </style:style>
    <style:style style:name="P6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023b5c4" officeooo:paragraph-rsid="027965b8" style:font-size-asian="8pt" style:font-weight-asian="normal" style:font-size-complex="8pt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paragraph-rsid="002268b7" style:font-size-asian="8pt" style:font-weight-asian="normal" style:font-size-complex="8pt" style:font-weight-complex="normal"/>
    </style:style>
    <style:style style:name="P8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paragraph-rsid="02073555" style:font-size-asian="8pt" style:font-weight-asian="normal" style:font-size-complex="8pt" style:font-weight-complex="normal"/>
    </style:style>
    <style:style style:name="P9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paragraph-rsid="02460bdf" style:font-size-asian="8pt" style:font-weight-asian="normal" style:font-size-complex="8pt" style:font-weight-complex="normal"/>
    </style:style>
    <style:style style:name="P10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2867270" officeooo:paragraph-rsid="02867270" style:font-size-asian="8pt" style:font-weight-asian="normal" style:font-size-complex="8pt" style:font-weight-complex="normal"/>
    </style:style>
    <style:style style:name="P11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286b6a2" officeooo:paragraph-rsid="0286b6a2" style:font-size-asian="8pt" style:font-weight-asian="normal" style:font-size-complex="8pt" style:font-weight-complex="normal"/>
    </style:style>
    <style:style style:name="P12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28a0ad9" officeooo:paragraph-rsid="028a0ad9" style:font-size-asian="8pt" style:font-weight-asian="normal" style:font-size-complex="8pt" style:font-weight-complex="normal"/>
    </style:style>
    <style:style style:name="P13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2915852" officeooo:paragraph-rsid="02915852" style:font-size-asian="8pt" style:font-weight-asian="normal" style:font-size-complex="8pt" style:font-weight-complex="normal"/>
    </style:style>
    <style:style style:name="P14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29667dd" officeooo:paragraph-rsid="029667dd" style:font-size-asian="8pt" style:font-weight-asian="normal" style:font-size-complex="8pt" style:font-weight-complex="normal"/>
    </style:style>
    <style:style style:name="P15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04191b4" officeooo:paragraph-rsid="02adf1f1" style:font-size-asian="8pt" style:font-weight-asian="normal" style:font-size-complex="8pt" style:font-weight-complex="normal"/>
    </style:style>
    <style:style style:name="P16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04191b4" officeooo:paragraph-rsid="02b68edf" style:font-size-asian="8pt" style:font-weight-asian="normal" style:font-size-complex="8pt" style:font-weight-complex="normal"/>
    </style:style>
    <style:style style:name="P17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04191b4" officeooo:paragraph-rsid="02caf1ae" style:font-size-asian="8pt" style:font-weight-asian="normal" style:font-size-complex="8pt" style:font-weight-complex="normal"/>
    </style:style>
    <style:style style:name="P18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04191b4" officeooo:paragraph-rsid="02cc38fd" style:font-size-asian="8pt" style:font-weight-asian="normal" style:font-size-complex="8pt" style:font-weight-complex="normal"/>
    </style:style>
    <style:style style:name="P19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04191b4" officeooo:paragraph-rsid="02ef0e29" style:font-size-asian="8pt" style:font-weight-asian="normal" style:font-size-complex="8pt" style:font-weight-complex="normal"/>
    </style:style>
    <style:style style:name="P20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04191b4" officeooo:paragraph-rsid="030b35f8" style:font-size-asian="8pt" style:font-weight-asian="normal" style:font-size-complex="8pt" style:font-weight-complex="normal"/>
    </style:style>
    <style:style style:name="P21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04191b4" officeooo:paragraph-rsid="030bfd22" style:font-size-asian="8pt" style:font-weight-asian="normal" style:font-size-complex="8pt" style:font-weight-complex="normal"/>
    </style:style>
    <style:style style:name="P22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04191b4" officeooo:paragraph-rsid="030eca3c" style:font-size-asian="8pt" style:font-weight-asian="normal" style:font-size-complex="8pt" style:font-weight-complex="normal"/>
    </style:style>
    <style:style style:name="P23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6cb245" officeooo:paragraph-rsid="016cb245" style:font-size-asian="8pt" style:font-weight-asian="normal" style:font-size-complex="8pt" style:font-weight-complex="normal"/>
    </style:style>
    <style:style style:name="P24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6e5e6e" officeooo:paragraph-rsid="016e5e6e" style:font-size-asian="8pt" style:font-weight-asian="normal" style:font-size-complex="8pt" style:font-weight-complex="normal"/>
    </style:style>
    <style:style style:name="P25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a9e727" officeooo:paragraph-rsid="01a601b0" style:font-size-asian="8pt" style:font-weight-asian="normal" style:font-size-complex="8pt" style:font-weight-complex="normal"/>
    </style:style>
    <style:style style:name="P26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b1d201" officeooo:paragraph-rsid="01b1d201" style:font-size-asian="8pt" style:font-weight-asian="normal" style:font-size-complex="8pt" style:font-weight-complex="normal"/>
    </style:style>
    <style:style style:name="P27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b26a5d" officeooo:paragraph-rsid="01b26a5d" style:font-size-asian="8pt" style:font-weight-asian="normal" style:font-size-complex="8pt" style:font-weight-complex="normal"/>
    </style:style>
    <style:style style:name="P28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b2a25f" officeooo:paragraph-rsid="01b2a25f" style:font-size-asian="8pt" style:font-weight-asian="normal" style:font-size-complex="8pt" style:font-weight-complex="normal"/>
    </style:style>
    <style:style style:name="P29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b48e5b" officeooo:paragraph-rsid="01b48e5b" style:font-size-asian="8pt" style:font-weight-asian="normal" style:font-size-complex="8pt" style:font-weight-complex="normal"/>
    </style:style>
    <style:style style:name="P30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b7253c" officeooo:paragraph-rsid="01b7253c" style:font-size-asian="8pt" style:font-weight-asian="normal" style:font-size-complex="8pt" style:font-weight-complex="normal"/>
    </style:style>
    <style:style style:name="P31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c0bff0" officeooo:paragraph-rsid="01c0bff0" style:font-size-asian="8pt" style:font-weight-asian="normal" style:font-size-complex="8pt" style:font-weight-complex="normal"/>
    </style:style>
    <style:style style:name="P32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d4f80d" officeooo:paragraph-rsid="01d4f80d" style:font-size-asian="8pt" style:font-weight-asian="normal" style:font-size-complex="8pt" style:font-weight-complex="normal"/>
    </style:style>
    <style:style style:name="P33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d697c8" officeooo:paragraph-rsid="01d8192a" style:font-size-asian="8pt" style:font-weight-asian="normal" style:font-size-complex="8pt" style:font-weight-complex="normal"/>
    </style:style>
    <style:style style:name="P34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dd20f7" officeooo:paragraph-rsid="01dd20f7" style:font-size-asian="8pt" style:font-weight-asian="normal" style:font-size-complex="8pt" style:font-weight-complex="normal"/>
    </style:style>
    <style:style style:name="P35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d3c2cd" officeooo:paragraph-rsid="01d3c2cd" style:font-size-asian="8pt" style:font-weight-asian="normal" style:font-size-complex="8pt" style:font-weight-complex="normal"/>
    </style:style>
    <style:style style:name="P36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e24482" officeooo:paragraph-rsid="01e24482" style:font-size-asian="8pt" style:font-weight-asian="normal" style:font-size-complex="8pt" style:font-weight-complex="normal"/>
    </style:style>
    <style:style style:name="P37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c3cac7" officeooo:paragraph-rsid="01c3cac7" style:font-size-asian="8pt" style:font-weight-asian="normal" style:font-size-complex="8pt" style:font-weight-complex="normal"/>
    </style:style>
    <style:style style:name="P38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Comic Sans MS" fo:font-size="8pt" fo:font-weight="normal" officeooo:rsid="01c3cac7" officeooo:paragraph-rsid="01c3cac7" style:font-size-asian="8pt" style:font-weight-asian="normal" style:font-size-complex="8pt" style:font-weight-complex="normal"/>
    </style:style>
    <style:style style:name="P39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ca7c5a" officeooo:paragraph-rsid="01ca7c5a" style:font-size-asian="8pt" style:font-weight-asian="normal" style:font-size-complex="8pt" style:font-weight-complex="normal"/>
    </style:style>
    <style:style style:name="P40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ccfb51" officeooo:paragraph-rsid="01ccfb51" style:font-size-asian="8pt" style:font-weight-asian="normal" style:font-size-complex="8pt" style:font-weight-complex="normal"/>
    </style:style>
    <style:style style:name="P41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ceb657" officeooo:paragraph-rsid="01ceb657" style:font-size-asian="8pt" style:font-weight-asian="normal" style:font-size-complex="8pt" style:font-weight-complex="normal"/>
    </style:style>
    <style:style style:name="P42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ea19d8" officeooo:paragraph-rsid="01ea19d8" style:font-size-asian="8pt" style:font-weight-asian="normal" style:font-size-complex="8pt" style:font-weight-complex="normal"/>
    </style:style>
    <style:style style:name="P43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eccf21" officeooo:paragraph-rsid="01eccf21" style:font-size-asian="8pt" style:font-weight-asian="normal" style:font-size-complex="8pt" style:font-weight-complex="normal"/>
    </style:style>
    <style:style style:name="P44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ed77aa" officeooo:paragraph-rsid="01ed77aa" style:font-size-asian="8pt" style:font-weight-asian="normal" style:font-size-complex="8pt" style:font-weight-complex="normal"/>
    </style:style>
    <style:style style:name="P45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efbb63" officeooo:paragraph-rsid="01efbb63" style:font-size-asian="8pt" style:font-weight-asian="normal" style:font-size-complex="8pt" style:font-weight-complex="normal"/>
    </style:style>
    <style:style style:name="P46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f9bba4" officeooo:paragraph-rsid="01f9bba4" style:font-size-asian="8pt" style:font-weight-asian="normal" style:font-size-complex="8pt" style:font-weight-complex="normal"/>
    </style:style>
    <style:style style:name="P47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fc810c" officeooo:paragraph-rsid="01fc810c" style:font-size-asian="8pt" style:font-weight-asian="normal" style:font-size-complex="8pt" style:font-weight-complex="normal"/>
    </style:style>
    <style:style style:name="P48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fe69af" officeooo:paragraph-rsid="01fe69af" style:font-size-asian="8pt" style:font-weight-asian="normal" style:font-size-complex="8pt" style:font-weight-complex="normal"/>
    </style:style>
    <style:style style:name="P49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febfff" officeooo:paragraph-rsid="01febfff" style:font-size-asian="8pt" style:font-weight-asian="normal" style:font-size-complex="8pt" style:font-weight-complex="normal"/>
    </style:style>
    <style:style style:name="P50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ff5dc9" officeooo:paragraph-rsid="01ff5dc9" style:font-size-asian="8pt" style:font-weight-asian="normal" style:font-size-complex="8pt" style:font-weight-complex="normal"/>
    </style:style>
    <style:style style:name="P51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f23389" officeooo:paragraph-rsid="01f23389" style:font-size-asian="8pt" style:font-weight-asian="normal" style:font-size-complex="8pt" style:font-weight-complex="normal"/>
    </style:style>
    <style:style style:name="P52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f8f4a3" officeooo:paragraph-rsid="01f8f4a3" style:font-size-asian="8pt" style:font-weight-asian="normal" style:font-size-complex="8pt" style:font-weight-complex="normal"/>
    </style:style>
    <style:style style:name="P53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f94d1e" officeooo:paragraph-rsid="01f94d1e" style:font-size-asian="8pt" style:font-weight-asian="normal" style:font-size-complex="8pt" style:font-weight-complex="normal"/>
    </style:style>
    <style:style style:name="P54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23ff63a" officeooo:paragraph-rsid="02d069e5" style:font-size-asian="8pt" style:font-weight-asian="normal" style:font-size-complex="8pt" style:font-weight-complex="normal"/>
    </style:style>
    <style:style style:name="P55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052ecd9" officeooo:paragraph-rsid="02f13a17" style:font-size-asian="8pt" style:font-weight-asian="normal" style:font-size-complex="8pt" style:font-weight-complex="normal"/>
    </style:style>
    <style:style style:name="P56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052ecd9" officeooo:paragraph-rsid="0311285b" style:font-size-asian="8pt" style:font-weight-asian="normal" style:font-size-complex="8pt" style:font-weight-complex="normal"/>
    </style:style>
    <style:style style:name="P57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2f19c8b" officeooo:paragraph-rsid="02f19c8b" style:font-size-asian="8pt" style:font-weight-asian="normal" style:font-size-complex="8pt" style:font-weight-complex="normal"/>
    </style:style>
    <style:style style:name="P58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2f9bfc0" officeooo:paragraph-rsid="02f9bfc0" style:font-size-asian="8pt" style:font-weight-asian="normal" style:font-size-complex="8pt" style:font-weight-complex="normal"/>
    </style:style>
    <style:style style:name="P59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312dd13" officeooo:paragraph-rsid="0312dd13" style:font-size-asian="8pt" style:font-weight-asian="normal" style:font-size-complex="8pt" style:font-weight-complex="normal"/>
    </style:style>
    <style:style style:name="P60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3137ccf" officeooo:paragraph-rsid="03137ccf" style:font-size-asian="8pt" style:font-weight-asian="normal" style:font-size-complex="8pt" style:font-weight-complex="normal"/>
    </style:style>
    <style:style style:name="P61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paragraph-rsid="002268b7" style:font-size-asian="8pt" style:font-size-complex="8pt"/>
    </style:style>
    <style:style style:name="P62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paragraph-rsid="02073555" style:font-size-asian="8pt" style:font-size-complex="8pt"/>
    </style:style>
    <style:style style:name="P63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paragraph-rsid="02460bdf" style:font-size-asian="8pt" style:font-size-complex="8pt"/>
    </style:style>
    <style:style style:name="P64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23b5c4" officeooo:paragraph-rsid="0023b5c4" style:font-size-asian="8pt" style:font-size-complex="8pt"/>
    </style:style>
    <style:style style:name="P65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23b5c4" officeooo:paragraph-rsid="02073555" style:font-size-asian="8pt" style:font-size-complex="8pt"/>
    </style:style>
    <style:style style:name="P66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23b5c4" officeooo:paragraph-rsid="02460bdf" style:font-size-asian="8pt" style:font-size-complex="8pt"/>
    </style:style>
    <style:style style:name="P67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23b5c4" officeooo:paragraph-rsid="027965b8" style:font-size-asian="8pt" style:font-size-complex="8pt"/>
    </style:style>
    <style:style style:name="P68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4191b4" officeooo:paragraph-rsid="004191b4" style:font-size-asian="8pt" style:font-size-complex="8pt"/>
    </style:style>
    <style:style style:name="P69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4191b4" officeooo:paragraph-rsid="02073555" style:font-size-asian="8pt" style:font-size-complex="8pt"/>
    </style:style>
    <style:style style:name="P70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4191b4" officeooo:paragraph-rsid="02460bdf" style:font-size-asian="8pt" style:font-size-complex="8pt"/>
    </style:style>
    <style:style style:name="P71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4191b4" officeooo:paragraph-rsid="02665fb9" style:font-size-asian="8pt" style:font-size-complex="8pt"/>
    </style:style>
    <style:style style:name="P72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4191b4" officeooo:paragraph-rsid="0267d938" style:font-size-asian="8pt" style:font-size-complex="8pt"/>
    </style:style>
    <style:style style:name="P73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4a1141" officeooo:paragraph-rsid="004a1141" style:font-size-asian="8pt" style:font-size-complex="8pt"/>
    </style:style>
    <style:style style:name="P74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4a1141" officeooo:paragraph-rsid="02073555" style:font-size-asian="8pt" style:font-size-complex="8pt"/>
    </style:style>
    <style:style style:name="P75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4a1141" officeooo:paragraph-rsid="02460bdf" style:font-size-asian="8pt" style:font-size-complex="8pt"/>
    </style:style>
    <style:style style:name="P76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4ce4b7" officeooo:paragraph-rsid="004ce4b7" style:font-size-asian="8pt" style:font-size-complex="8pt"/>
    </style:style>
    <style:style style:name="P77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4ce4b7" officeooo:paragraph-rsid="02073555" style:font-size-asian="8pt" style:font-size-complex="8pt"/>
    </style:style>
    <style:style style:name="P78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4ce4b7" officeooo:paragraph-rsid="0227b5b1" style:font-size-asian="8pt" style:font-size-complex="8pt"/>
    </style:style>
    <style:style style:name="P79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52ecd9" officeooo:paragraph-rsid="0052ecd9" style:font-size-asian="8pt" style:font-size-complex="8pt"/>
    </style:style>
    <style:style style:name="P80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52ecd9" officeooo:paragraph-rsid="0234f719" style:font-size-asian="8pt" style:font-size-complex="8pt"/>
    </style:style>
    <style:style style:name="P81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52ecd9" officeooo:paragraph-rsid="02d069e5" style:font-size-asian="8pt" style:font-size-complex="8pt"/>
    </style:style>
    <style:style style:name="P82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5e2c9d" officeooo:paragraph-rsid="00716aeb" style:font-size-asian="8pt" style:font-size-complex="8pt"/>
    </style:style>
    <style:style style:name="P83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5e2c9d" officeooo:paragraph-rsid="02073555" style:font-size-asian="8pt" style:font-size-complex="8pt"/>
    </style:style>
    <style:style style:name="P84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5e2c9d" officeooo:paragraph-rsid="02d069e5" style:font-size-asian="8pt" style:font-size-complex="8pt"/>
    </style:style>
    <style:style style:name="P85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716aeb" officeooo:paragraph-rsid="00716aeb" style:font-size-asian="8pt" style:font-size-complex="8pt"/>
    </style:style>
    <style:style style:name="P86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73de96" officeooo:paragraph-rsid="0073de96" style:font-size-asian="8pt" style:font-size-complex="8pt"/>
    </style:style>
    <style:style style:name="P87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88a875" officeooo:paragraph-rsid="0088a875" style:font-size-asian="8pt" style:font-size-complex="8pt"/>
    </style:style>
    <style:style style:name="P88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23c2cde" officeooo:paragraph-rsid="023c2cde" style:font-size-asian="8pt" style:font-size-complex="8pt"/>
    </style:style>
    <style:style style:name="P89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23c2cde" officeooo:paragraph-rsid="02460bdf" style:font-size-asian="8pt" style:font-size-complex="8pt"/>
    </style:style>
    <style:style style:name="P90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23ff63a" officeooo:paragraph-rsid="023ff63a" style:font-size-asian="8pt" style:font-size-complex="8pt"/>
    </style:style>
    <style:style style:name="P91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26a802a" officeooo:paragraph-rsid="026a802a" style:font-size-asian="8pt" style:font-size-complex="8pt"/>
    </style:style>
    <style:style style:name="P92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270891a" officeooo:paragraph-rsid="0270891a" style:font-size-asian="8pt" style:font-size-complex="8pt"/>
    </style:style>
    <style:style style:name="P93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2776cb3" officeooo:paragraph-rsid="02776cb3" style:font-size-asian="8pt" style:font-size-complex="8pt"/>
    </style:style>
    <style:style style:name="P94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27938fe" officeooo:paragraph-rsid="027938fe" style:font-size-asian="8pt" style:font-size-complex="8pt"/>
    </style:style>
    <style:style style:name="P95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2001bf7" officeooo:paragraph-rsid="02001bf7" style:font-size-asian="8pt" style:font-size-complex="8pt"/>
    </style:style>
    <style:style style:name="P96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6245a6" officeooo:paragraph-rsid="016245a6" style:font-size-asian="8pt" style:font-size-complex="8pt"/>
    </style:style>
    <style:style style:name="P97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8e9ce6" officeooo:paragraph-rsid="01ffc571" style:font-size-asian="8pt" style:font-size-complex="8pt"/>
    </style:style>
    <style:style style:name="P98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8e9ce6" officeooo:paragraph-rsid="008e9ce6" style:font-size-asian="8pt" style:font-size-complex="8pt"/>
    </style:style>
    <style:style style:name="P99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941412" officeooo:paragraph-rsid="01ff6a66" style:font-size-asian="8pt" style:font-size-complex="8pt"/>
    </style:style>
    <style:style style:name="P100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abceac" officeooo:paragraph-rsid="00abceac" style:font-size-asian="8pt" style:font-size-complex="8pt"/>
    </style:style>
    <style:style style:name="P101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abceac" officeooo:paragraph-rsid="00fe4f87" style:font-size-asian="8pt" style:font-size-complex="8pt"/>
    </style:style>
    <style:style style:name="P102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abceac" officeooo:paragraph-rsid="010193e9" style:font-size-asian="8pt" style:font-size-complex="8pt"/>
    </style:style>
    <style:style style:name="P103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b5ed9f" officeooo:paragraph-rsid="00b5ed9f" style:font-size-asian="8pt" style:font-size-complex="8pt"/>
    </style:style>
    <style:style style:name="P104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b5ed9f" officeooo:paragraph-rsid="00fe4f87" style:font-size-asian="8pt" style:font-size-complex="8pt"/>
    </style:style>
    <style:style style:name="P105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b5ed9f" officeooo:paragraph-rsid="010193e9" style:font-size-asian="8pt" style:font-size-complex="8pt"/>
    </style:style>
    <style:style style:name="P106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b9fe99" officeooo:paragraph-rsid="00b9fe99" style:font-size-asian="8pt" style:font-size-complex="8pt"/>
    </style:style>
    <style:style style:name="P107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b9fe99" officeooo:paragraph-rsid="00fe4f87" style:font-size-asian="8pt" style:font-size-complex="8pt"/>
    </style:style>
    <style:style style:name="P108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b9fe99" officeooo:paragraph-rsid="010193e9" style:font-size-asian="8pt" style:font-size-complex="8pt"/>
    </style:style>
    <style:style style:name="P109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bc433e" officeooo:paragraph-rsid="00bc433e" style:font-size-asian="8pt" style:font-size-complex="8pt"/>
    </style:style>
    <style:style style:name="P110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bc433e" officeooo:paragraph-rsid="00fe4f87" style:font-size-asian="8pt" style:font-size-complex="8pt"/>
    </style:style>
    <style:style style:name="P111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bc433e" officeooo:paragraph-rsid="010193e9" style:font-size-asian="8pt" style:font-size-complex="8pt"/>
    </style:style>
    <style:style style:name="P112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c26d2a" officeooo:paragraph-rsid="00c26d2a" style:font-size-asian="8pt" style:font-size-complex="8pt"/>
    </style:style>
    <style:style style:name="P113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c26d2a" officeooo:paragraph-rsid="00fe4f87" style:font-size-asian="8pt" style:font-size-complex="8pt"/>
    </style:style>
    <style:style style:name="P114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c26d2a" officeooo:paragraph-rsid="010193e9" style:font-size-asian="8pt" style:font-size-complex="8pt"/>
    </style:style>
    <style:style style:name="P115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f50341" officeooo:paragraph-rsid="00f50341" style:font-size-asian="8pt" style:font-size-complex="8pt"/>
    </style:style>
    <style:style style:name="P116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f50341" officeooo:paragraph-rsid="00fe4f87" style:font-size-asian="8pt" style:font-size-complex="8pt"/>
    </style:style>
    <style:style style:name="P117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f50341" officeooo:paragraph-rsid="010193e9" style:font-size-asian="8pt" style:font-size-complex="8pt"/>
    </style:style>
    <style:style style:name="P118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cf1b31" officeooo:paragraph-rsid="00cf1b31" style:font-size-asian="8pt" style:font-size-complex="8pt"/>
    </style:style>
    <style:style style:name="P119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cf1b31" officeooo:paragraph-rsid="00fe4f87" style:font-size-asian="8pt" style:font-size-complex="8pt"/>
    </style:style>
    <style:style style:name="P120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cf1b31" officeooo:paragraph-rsid="010193e9" style:font-size-asian="8pt" style:font-size-complex="8pt"/>
    </style:style>
    <style:style style:name="P121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cf1b31" officeooo:paragraph-rsid="0105c63d" style:font-size-asian="8pt" style:font-size-complex="8pt"/>
    </style:style>
    <style:style style:name="P122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d19b68" officeooo:paragraph-rsid="00d19b68" style:font-size-asian="8pt" style:font-size-complex="8pt"/>
    </style:style>
    <style:style style:name="P123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d19b68" officeooo:paragraph-rsid="00ffc2aa" style:font-size-asian="8pt" style:font-size-complex="8pt"/>
    </style:style>
    <style:style style:name="P124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d19b68" officeooo:paragraph-rsid="00fe4f87" style:font-size-asian="8pt" style:font-size-complex="8pt"/>
    </style:style>
    <style:style style:name="P125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d19b68" officeooo:paragraph-rsid="010193e9" style:font-size-asian="8pt" style:font-size-complex="8pt"/>
    </style:style>
    <style:style style:name="P126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e52187" officeooo:paragraph-rsid="00e52187" style:font-size-asian="8pt" style:font-size-complex="8pt"/>
    </style:style>
    <style:style style:name="P127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e52187" officeooo:paragraph-rsid="00fe4f87" style:font-size-asian="8pt" style:font-size-complex="8pt"/>
    </style:style>
    <style:style style:name="P128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e52187" officeooo:paragraph-rsid="010193e9" style:font-size-asian="8pt" style:font-size-complex="8pt"/>
    </style:style>
    <style:style style:name="P129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d7459a" officeooo:paragraph-rsid="00d7459a" style:font-size-asian="8pt" style:font-size-complex="8pt"/>
    </style:style>
    <style:style style:name="P130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d7459a" officeooo:paragraph-rsid="00fe4f87" style:font-size-asian="8pt" style:font-size-complex="8pt"/>
    </style:style>
    <style:style style:name="P131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d7459a" officeooo:paragraph-rsid="010193e9" style:font-size-asian="8pt" style:font-size-complex="8pt"/>
    </style:style>
    <style:style style:name="P132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d98adb" officeooo:paragraph-rsid="00d98adb" style:font-size-asian="8pt" style:font-size-complex="8pt"/>
    </style:style>
    <style:style style:name="P133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f33868" officeooo:paragraph-rsid="00f33868" style:font-size-asian="8pt" style:font-size-complex="8pt"/>
    </style:style>
    <style:style style:name="P134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f33868" officeooo:paragraph-rsid="00fe4f87" style:font-size-asian="8pt" style:font-size-complex="8pt"/>
    </style:style>
    <style:style style:name="P135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f33868" officeooo:paragraph-rsid="010193e9" style:font-size-asian="8pt" style:font-size-complex="8pt"/>
    </style:style>
    <style:style style:name="P136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f9b63d" officeooo:paragraph-rsid="00f9b63d" style:font-size-asian="8pt" style:font-size-complex="8pt"/>
    </style:style>
    <style:style style:name="P137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f9b63d" officeooo:paragraph-rsid="00fe4f87" style:font-size-asian="8pt" style:font-size-complex="8pt"/>
    </style:style>
    <style:style style:name="P138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f9b63d" officeooo:paragraph-rsid="010193e9" style:font-size-asian="8pt" style:font-size-complex="8pt"/>
    </style:style>
    <style:style style:name="P139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06c028" officeooo:paragraph-rsid="0106c028" style:font-size-asian="8pt" style:font-size-complex="8pt"/>
    </style:style>
    <style:style style:name="P140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02ebfe" officeooo:paragraph-rsid="0102ebfe" style:font-size-asian="8pt" style:font-size-complex="8pt"/>
    </style:style>
    <style:style style:name="P141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ffc2aa" officeooo:paragraph-rsid="00ffc2aa" style:font-size-asian="8pt" style:font-size-complex="8pt"/>
    </style:style>
    <style:style style:name="P142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ffc2aa" officeooo:paragraph-rsid="010193e9" style:font-size-asian="8pt" style:font-size-complex="8pt"/>
    </style:style>
    <style:style style:name="P143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6f87c9" officeooo:paragraph-rsid="016f87c9" style:font-size-asian="8pt" style:font-size-complex="8pt"/>
    </style:style>
    <style:style style:name="P144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794dfe" officeooo:paragraph-rsid="01794dfe" style:font-size-asian="8pt" style:font-size-complex="8pt"/>
    </style:style>
    <style:style style:name="P145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7c4f20" officeooo:paragraph-rsid="017c4f20" style:font-size-asian="8pt" style:font-size-complex="8pt"/>
    </style:style>
    <style:style style:name="P146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82ec5d" officeooo:paragraph-rsid="0182ec5d" style:font-size-asian="8pt" style:font-size-complex="8pt"/>
    </style:style>
    <style:style style:name="P147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8495f6" officeooo:paragraph-rsid="018495f6" style:font-size-asian="8pt" style:font-size-complex="8pt"/>
    </style:style>
    <style:style style:name="P148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85b8e4" officeooo:paragraph-rsid="0185b8e4" style:font-size-asian="8pt" style:font-size-complex="8pt"/>
    </style:style>
    <style:style style:name="P149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85b8e4" officeooo:paragraph-rsid="01983786" style:font-size-asian="8pt" style:font-size-complex="8pt"/>
    </style:style>
    <style:style style:name="P150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865e0c" officeooo:paragraph-rsid="01865e0c" style:font-size-asian="8pt" style:font-size-complex="8pt"/>
    </style:style>
    <style:style style:name="P151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97abbb" officeooo:paragraph-rsid="019a22b9" style:font-size-asian="8pt" style:font-size-complex="8pt"/>
    </style:style>
    <style:style style:name="P152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9bd7c1" officeooo:paragraph-rsid="019bd7c1" style:font-size-asian="8pt" style:font-size-complex="8pt"/>
    </style:style>
    <style:style style:name="P153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893f8f" officeooo:paragraph-rsid="01893f8f" style:font-size-asian="8pt" style:font-size-complex="8pt"/>
    </style:style>
    <style:style style:name="P154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897af1" officeooo:paragraph-rsid="01897af1" style:font-size-asian="8pt" style:font-size-complex="8pt"/>
    </style:style>
    <style:style style:name="P155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1290e9" officeooo:paragraph-rsid="011290e9" style:font-size-asian="8pt" style:font-size-complex="8pt"/>
    </style:style>
    <style:style style:name="P156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14a399" officeooo:paragraph-rsid="01158c06" style:font-size-asian="8pt" style:font-size-complex="8pt"/>
    </style:style>
    <style:style style:name="P157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170126" officeooo:paragraph-rsid="01158c06" style:font-size-asian="8pt" style:font-size-complex="8pt"/>
    </style:style>
    <style:style style:name="P158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242752" officeooo:paragraph-rsid="01242752" style:font-size-asian="8pt" style:font-size-complex="8pt"/>
    </style:style>
    <style:style style:name="P159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2ce098" officeooo:paragraph-rsid="012ce098" style:font-size-asian="8pt" style:font-size-complex="8pt"/>
    </style:style>
    <style:style style:name="P160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2dba1a" officeooo:paragraph-rsid="012dba1a" style:font-size-asian="8pt" style:font-size-complex="8pt"/>
    </style:style>
    <style:style style:name="P161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2f916f" officeooo:paragraph-rsid="012f916f" style:font-size-asian="8pt" style:font-size-complex="8pt"/>
    </style:style>
    <style:style style:name="P162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340683" officeooo:paragraph-rsid="01340683" style:font-size-asian="8pt" style:font-size-complex="8pt"/>
    </style:style>
    <style:style style:name="P163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387540" officeooo:paragraph-rsid="01387540" style:font-size-asian="8pt" style:font-size-complex="8pt"/>
    </style:style>
    <style:style style:name="P164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ddfede" officeooo:paragraph-rsid="01ddfede" style:font-size-asian="8pt" style:font-size-complex="8pt"/>
    </style:style>
    <style:style style:name="P165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3cd35b" officeooo:paragraph-rsid="013cd35b" style:font-size-asian="8pt" style:font-size-complex="8pt"/>
    </style:style>
    <style:style style:name="P166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584d04" officeooo:paragraph-rsid="01584d04" style:font-size-asian="8pt" style:font-size-complex="8pt"/>
    </style:style>
    <style:style style:name="P167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40f910" officeooo:paragraph-rsid="0140f910" style:font-size-asian="8pt" style:font-size-complex="8pt"/>
    </style:style>
    <style:style style:name="P168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497b9c" officeooo:paragraph-rsid="01497b9c" style:font-size-asian="8pt" style:font-size-complex="8pt"/>
    </style:style>
    <style:style style:name="P169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4c1ae4" officeooo:paragraph-rsid="014c1ae4" style:font-size-asian="8pt" style:font-size-complex="8pt"/>
    </style:style>
    <style:style style:name="P170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4e6a4f" officeooo:paragraph-rsid="014e6a4f" style:font-size-asian="8pt" style:font-size-complex="8pt"/>
    </style:style>
    <style:style style:name="P171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5052f3" officeooo:paragraph-rsid="015052f3" style:font-size-asian="8pt" style:font-size-complex="8pt"/>
    </style:style>
    <style:style style:name="P172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bold" officeooo:rsid="02073555" officeooo:paragraph-rsid="02073555" style:font-size-asian="8pt" style:font-weight-asian="bold" style:font-size-complex="8pt" style:font-weight-complex="bold"/>
    </style:style>
    <style:style style:name="P173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bold" officeooo:rsid="02867270" officeooo:paragraph-rsid="02867270" style:font-size-asian="8pt" style:font-weight-asian="bold" style:font-size-complex="8pt" style:font-weight-complex="bold"/>
    </style:style>
    <style:style style:name="P174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bold" officeooo:rsid="00a95140" officeooo:paragraph-rsid="00a95140" style:font-size-asian="8pt" style:font-weight-asian="bold" style:font-size-complex="8pt" style:font-weight-complex="bold"/>
    </style:style>
    <style:style style:name="P175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bold" officeooo:rsid="00fc74e8" officeooo:paragraph-rsid="00fc74e8" style:font-size-asian="8pt" style:font-weight-asian="bold" style:font-size-complex="8pt" style:font-weight-complex="bold"/>
    </style:style>
    <style:style style:name="P176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bold" officeooo:rsid="00fc74e8" officeooo:paragraph-rsid="010193e9" style:font-size-asian="8pt" style:font-weight-asian="bold" style:font-size-complex="8pt" style:font-weight-complex="bold"/>
    </style:style>
    <style:style style:name="P177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bold" officeooo:rsid="00f9b63d" officeooo:paragraph-rsid="010193e9" style:font-size-asian="8pt" style:font-weight-asian="bold" style:font-size-complex="8pt" style:font-weight-complex="bold"/>
    </style:style>
    <style:style style:name="P178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bold" officeooo:rsid="0160987d" officeooo:paragraph-rsid="0160987d" style:font-size-asian="8pt" style:font-weight-asian="bold" style:font-size-complex="8pt" style:font-weight-complex="bold"/>
    </style:style>
    <style:style style:name="P179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bold" officeooo:rsid="0111e911" officeooo:paragraph-rsid="0111e911" style:font-size-asian="8pt" style:font-weight-asian="bold" style:font-size-complex="8pt" style:font-weight-complex="bold"/>
    </style:style>
    <style:style style:name="P180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bold" officeooo:rsid="01a601b0" officeooo:paragraph-rsid="01a601b0" style:font-size-asian="8pt" style:font-weight-asian="bold" style:font-size-complex="8pt" style:font-weight-complex="bold"/>
    </style:style>
    <style:style style:name="P181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bold" officeooo:rsid="01e6d9d3" officeooo:paragraph-rsid="01e6d9d3" style:font-size-asian="8pt" style:font-weight-asian="bold" style:font-size-complex="8pt" style:font-weight-complex="bold"/>
    </style:style>
    <style:style style:name="P182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bold" officeooo:rsid="01f94d1e" officeooo:paragraph-rsid="01f94d1e" style:font-size-asian="8pt" style:font-weight-asian="bold" style:font-size-complex="8pt" style:font-weight-complex="bold"/>
    </style:style>
    <style:style style:name="P183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bold" officeooo:rsid="02032d10" officeooo:paragraph-rsid="02032d10" style:font-size-asian="8pt" style:font-weight-asian="bold" style:font-size-complex="8pt" style:font-weight-complex="bold"/>
    </style:style>
    <style:style style:name="P184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bold" officeooo:rsid="02032d10" officeooo:paragraph-rsid="0204eb88" style:font-size-asian="8pt" style:font-weight-asian="bold" style:font-size-complex="8pt" style:font-weight-complex="bold"/>
    </style:style>
    <style:style style:name="P185" style:family="paragraph" style:parent-style-name="Text_20_body">
      <style:paragraph-properties fo:margin-top="0cm" fo:margin-bottom="0cm" loext:contextual-spacing="false" fo:line-height="100%"/>
      <style:text-properties fo:font-weight="bold" officeooo:rsid="02448157" officeooo:paragraph-rsid="02448157" style:font-weight-asian="bold" style:font-weight-complex="bold"/>
    </style:style>
    <style:style style:name="P186" style:family="paragraph" style:parent-style-name="Text_20_body">
      <style:paragraph-properties fo:margin-top="0cm" fo:margin-bottom="0cm" loext:contextual-spacing="false" fo:line-height="100%"/>
      <style:text-properties fo:font-weight="bold" officeooo:rsid="02553a4d" officeooo:paragraph-rsid="02553a4d" style:font-weight-asian="bold" style:font-weight-complex="bold"/>
    </style:style>
    <style:style style:name="P187" style:family="paragraph" style:parent-style-name="Text_20_body">
      <style:paragraph-properties fo:margin-top="0cm" fo:margin-bottom="0cm" loext:contextual-spacing="false" fo:line-height="100%"/>
      <style:text-properties fo:font-weight="bold" officeooo:rsid="026c67a5" officeooo:paragraph-rsid="026c67a5" style:font-weight-asian="bold" style:font-weight-complex="bold"/>
    </style:style>
    <style:style style:name="P188" style:family="paragraph" style:parent-style-name="Text_20_body">
      <style:paragraph-properties fo:margin-top="0cm" fo:margin-bottom="0cm" loext:contextual-spacing="false" fo:line-height="100%"/>
      <style:text-properties fo:font-weight="bold" officeooo:rsid="028100c1" officeooo:paragraph-rsid="028100c1" style:font-weight-asian="bold" style:font-weight-complex="bold"/>
    </style:style>
    <style:style style:name="P189" style:family="paragraph" style:parent-style-name="Text_20_body">
      <style:paragraph-properties fo:margin-top="0cm" fo:margin-bottom="0cm" loext:contextual-spacing="false" fo:line-height="100%"/>
      <style:text-properties fo:font-weight="bold" officeooo:rsid="028100c1" officeooo:paragraph-rsid="0303562f" style:font-weight-asian="bold" style:font-weight-complex="bold"/>
    </style:style>
    <style:style style:name="P190" style:family="paragraph" style:parent-style-name="Text_20_body">
      <style:paragraph-properties fo:margin-top="0cm" fo:margin-bottom="0cm" loext:contextual-spacing="false" fo:line-height="100%"/>
      <style:text-properties fo:font-weight="bold" officeooo:rsid="02bdac62" officeooo:paragraph-rsid="02bdac62" style:font-weight-asian="bold" style:font-weight-complex="bold"/>
    </style:style>
    <style:style style:name="P191" style:family="paragraph" style:parent-style-name="Text_20_body">
      <style:paragraph-properties fo:margin-top="0cm" fo:margin-bottom="0cm" loext:contextual-spacing="false" fo:line-height="100%"/>
      <style:text-properties fo:font-weight="normal" officeooo:rsid="0256f947" officeooo:paragraph-rsid="0256f947" style:font-weight-asian="normal" style:font-weight-complex="normal"/>
    </style:style>
    <style:style style:name="P192" style:family="paragraph" style:parent-style-name="Text_20_body">
      <style:paragraph-properties fo:margin-top="0cm" fo:margin-bottom="0cm" loext:contextual-spacing="false" fo:line-height="100%"/>
      <style:text-properties fo:font-weight="normal" officeooo:rsid="0258c80f" officeooo:paragraph-rsid="0258c80f" style:font-weight-asian="normal" style:font-weight-complex="normal"/>
    </style:style>
    <style:style style:name="P193" style:family="paragraph" style:parent-style-name="Text_20_body">
      <style:paragraph-properties fo:margin-top="0cm" fo:margin-bottom="0cm" loext:contextual-spacing="false" fo:line-height="100%"/>
      <style:text-properties fo:font-weight="normal" officeooo:rsid="025a5b43" officeooo:paragraph-rsid="025a5b43" style:font-weight-asian="normal" style:font-weight-complex="normal"/>
    </style:style>
    <style:style style:name="P194" style:family="paragraph" style:parent-style-name="Text_20_body">
      <style:paragraph-properties fo:margin-top="0cm" fo:margin-bottom="0cm" loext:contextual-spacing="false" fo:line-height="100%"/>
      <style:text-properties fo:font-weight="normal" officeooo:rsid="025bfd21" officeooo:paragraph-rsid="025bfd21" style:font-weight-asian="normal" style:font-weight-complex="normal"/>
    </style:style>
    <style:style style:name="P195" style:family="paragraph" style:parent-style-name="Text_20_body">
      <style:paragraph-properties fo:margin-top="0cm" fo:margin-bottom="0cm" loext:contextual-spacing="false" fo:line-height="100%"/>
      <style:text-properties fo:font-weight="normal" officeooo:rsid="029d5c17" officeooo:paragraph-rsid="029d5c17" style:font-weight-asian="normal" style:font-weight-complex="normal"/>
    </style:style>
    <style:style style:name="P196" style:family="paragraph" style:parent-style-name="Text_20_body">
      <style:paragraph-properties fo:margin-top="0cm" fo:margin-bottom="0cm" loext:contextual-spacing="false" fo:line-height="100%"/>
      <style:text-properties fo:font-weight="normal" officeooo:rsid="029ed0be" officeooo:paragraph-rsid="029ed0be" style:font-weight-asian="normal" style:font-weight-complex="normal"/>
    </style:style>
    <style:style style:name="P197" style:family="paragraph" style:parent-style-name="Text_20_body">
      <style:paragraph-properties fo:margin-top="0cm" fo:margin-bottom="0cm" loext:contextual-spacing="false" fo:line-height="100%"/>
      <style:text-properties fo:font-weight="normal" officeooo:rsid="02a1576f" officeooo:paragraph-rsid="02a1576f" style:font-weight-asian="normal" style:font-weight-complex="normal"/>
    </style:style>
    <style:style style:name="P198" style:family="paragraph" style:parent-style-name="Text_20_body">
      <style:paragraph-properties fo:margin-top="0cm" fo:margin-bottom="0cm" loext:contextual-spacing="false" fo:line-height="100%"/>
      <style:text-properties fo:font-weight="normal" officeooo:rsid="02a2182c" officeooo:paragraph-rsid="02a2182c" style:font-weight-asian="normal" style:font-weight-complex="normal"/>
    </style:style>
    <style:style style:name="P199" style:family="paragraph" style:parent-style-name="Text_20_body">
      <style:paragraph-properties fo:margin-top="0cm" fo:margin-bottom="0cm" loext:contextual-spacing="false" fo:line-height="100%"/>
      <style:text-properties fo:font-weight="normal" officeooo:rsid="02a651fd" officeooo:paragraph-rsid="02a651fd" style:font-weight-asian="normal" style:font-weight-complex="normal"/>
    </style:style>
    <style:style style:name="P200" style:family="paragraph" style:parent-style-name="Text_20_body">
      <style:paragraph-properties fo:margin-top="0cm" fo:margin-bottom="0cm" loext:contextual-spacing="false" fo:line-height="100%"/>
      <style:text-properties fo:font-weight="normal" officeooo:rsid="02a651fd" officeooo:paragraph-rsid="02e9f457" style:font-weight-asian="normal" style:font-weight-complex="normal"/>
    </style:style>
    <style:style style:name="P201" style:family="paragraph" style:parent-style-name="Text_20_body">
      <style:paragraph-properties fo:margin-top="0cm" fo:margin-bottom="0cm" loext:contextual-spacing="false" fo:line-height="100%"/>
      <style:text-properties fo:font-weight="normal" officeooo:rsid="02a651fd" officeooo:paragraph-rsid="030eedcb" style:font-weight-asian="normal" style:font-weight-complex="normal"/>
    </style:style>
    <style:style style:name="P202" style:family="paragraph" style:parent-style-name="Text_20_body">
      <style:paragraph-properties fo:margin-top="0cm" fo:margin-bottom="0cm" loext:contextual-spacing="false" fo:line-height="100%"/>
      <style:text-properties fo:font-weight="normal" officeooo:rsid="02a6ccaf" officeooo:paragraph-rsid="02a6ccaf" style:font-weight-asian="normal" style:font-weight-complex="normal"/>
    </style:style>
    <style:style style:name="P203" style:family="paragraph" style:parent-style-name="Text_20_body">
      <style:paragraph-properties fo:margin-top="0cm" fo:margin-bottom="0cm" loext:contextual-spacing="false" fo:line-height="100%"/>
      <style:text-properties fo:font-weight="normal" officeooo:rsid="02a6ccaf" officeooo:paragraph-rsid="02e9f457" style:font-weight-asian="normal" style:font-weight-complex="normal"/>
    </style:style>
    <style:style style:name="P204" style:family="paragraph" style:parent-style-name="Text_20_body">
      <style:paragraph-properties fo:margin-top="0cm" fo:margin-bottom="0cm" loext:contextual-spacing="false" fo:line-height="100%"/>
      <style:text-properties fo:font-weight="normal" officeooo:rsid="02a6ccaf" officeooo:paragraph-rsid="030eedcb" style:font-weight-asian="normal" style:font-weight-complex="normal"/>
    </style:style>
    <style:style style:name="P205" style:family="paragraph" style:parent-style-name="Text_20_body">
      <style:paragraph-properties fo:margin-top="0cm" fo:margin-bottom="0cm" loext:contextual-spacing="false" fo:line-height="100%"/>
      <style:text-properties fo:font-weight="normal" officeooo:rsid="02a78d3e" officeooo:paragraph-rsid="02a78d3e" style:font-weight-asian="normal" style:font-weight-complex="normal"/>
    </style:style>
    <style:style style:name="P206" style:family="paragraph" style:parent-style-name="Text_20_body">
      <style:paragraph-properties fo:margin-top="0cm" fo:margin-bottom="0cm" loext:contextual-spacing="false" fo:line-height="100%"/>
      <style:text-properties fo:font-weight="normal" officeooo:rsid="02a78d3e" officeooo:paragraph-rsid="02e9f457" style:font-weight-asian="normal" style:font-weight-complex="normal"/>
    </style:style>
    <style:style style:name="P207" style:family="paragraph" style:parent-style-name="Text_20_body">
      <style:paragraph-properties fo:margin-top="0cm" fo:margin-bottom="0cm" loext:contextual-spacing="false" fo:line-height="100%"/>
      <style:text-properties fo:font-weight="normal" officeooo:rsid="02a78d3e" officeooo:paragraph-rsid="030eedcb" style:font-weight-asian="normal" style:font-weight-complex="normal"/>
    </style:style>
    <style:style style:name="P208" style:family="paragraph" style:parent-style-name="Text_20_body">
      <style:paragraph-properties fo:margin-top="0cm" fo:margin-bottom="0cm" loext:contextual-spacing="false" fo:line-height="100%"/>
      <style:text-properties fo:font-weight="normal" officeooo:rsid="02abacf0" officeooo:paragraph-rsid="02abacf0" style:font-weight-asian="normal" style:font-weight-complex="normal"/>
    </style:style>
    <style:style style:name="P209" style:family="paragraph" style:parent-style-name="Text_20_body">
      <style:paragraph-properties fo:margin-top="0cm" fo:margin-bottom="0cm" loext:contextual-spacing="false" fo:line-height="100%"/>
      <style:text-properties fo:font-weight="normal" officeooo:rsid="02abacf0" officeooo:paragraph-rsid="02e9f457" style:font-weight-asian="normal" style:font-weight-complex="normal"/>
    </style:style>
    <style:style style:name="P210" style:family="paragraph" style:parent-style-name="Text_20_body">
      <style:paragraph-properties fo:margin-top="0cm" fo:margin-bottom="0cm" loext:contextual-spacing="false" fo:line-height="100%"/>
      <style:text-properties fo:font-weight="normal" officeooo:rsid="02abacf0" officeooo:paragraph-rsid="030eedcb" style:font-weight-asian="normal" style:font-weight-complex="normal"/>
    </style:style>
    <style:style style:name="P211" style:family="paragraph" style:parent-style-name="Text_20_body">
      <style:paragraph-properties fo:margin-top="0cm" fo:margin-bottom="0cm" loext:contextual-spacing="false" fo:line-height="100%"/>
      <style:text-properties fo:font-weight="normal" officeooo:rsid="02b1a81f" officeooo:paragraph-rsid="02b1a81f" style:font-weight-asian="normal" style:font-weight-complex="normal"/>
    </style:style>
    <style:style style:name="P212" style:family="paragraph" style:parent-style-name="Text_20_body">
      <style:paragraph-properties fo:margin-top="0cm" fo:margin-bottom="0cm" loext:contextual-spacing="false" fo:line-height="100%"/>
      <style:text-properties fo:font-weight="normal" officeooo:rsid="02b7ccfb" officeooo:paragraph-rsid="02bbe37d" style:font-weight-asian="normal" style:font-weight-complex="normal"/>
    </style:style>
    <style:style style:name="P213" style:family="paragraph" style:parent-style-name="Text_20_body">
      <style:paragraph-properties fo:margin-top="0cm" fo:margin-bottom="0cm" loext:contextual-spacing="false" fo:line-height="100%"/>
      <style:text-properties fo:font-weight="normal" officeooo:rsid="02c0d754" officeooo:paragraph-rsid="02c0d754" style:font-weight-asian="normal" style:font-weight-complex="normal"/>
    </style:style>
    <style:style style:name="P214" style:family="paragraph" style:parent-style-name="Text_20_body">
      <style:paragraph-properties fo:margin-top="0cm" fo:margin-bottom="0cm" loext:contextual-spacing="false" fo:line-height="100%"/>
      <style:text-properties fo:font-weight="normal" officeooo:rsid="02c18aee" officeooo:paragraph-rsid="02c4024a" style:font-weight-asian="normal" style:font-weight-complex="normal"/>
    </style:style>
    <style:style style:name="P215" style:family="paragraph" style:parent-style-name="Text_20_body">
      <style:paragraph-properties fo:margin-top="0cm" fo:margin-bottom="0cm" loext:contextual-spacing="false" fo:line-height="100%"/>
      <style:text-properties fo:font-weight="normal" officeooo:rsid="02c18aee" officeooo:paragraph-rsid="02c4fd6d" style:font-weight-asian="normal" style:font-weight-complex="normal"/>
    </style:style>
    <style:style style:name="P216" style:family="paragraph" style:parent-style-name="Text_20_body">
      <style:paragraph-properties fo:margin-top="0cm" fo:margin-bottom="0cm" loext:contextual-spacing="false" fo:line-height="100%"/>
      <style:text-properties fo:font-weight="normal" officeooo:rsid="02c6c3e5" officeooo:paragraph-rsid="02c6c3e5" style:font-weight-asian="normal" style:font-weight-complex="normal"/>
    </style:style>
    <style:style style:name="P217" style:family="paragraph" style:parent-style-name="Text_20_body">
      <style:paragraph-properties fo:margin-top="0cm" fo:margin-bottom="0cm" loext:contextual-spacing="false" fo:line-height="100%"/>
      <style:text-properties fo:font-weight="normal" officeooo:rsid="02c79820" officeooo:paragraph-rsid="02c79820" style:font-weight-asian="normal" style:font-weight-complex="normal"/>
    </style:style>
    <style:style style:name="P218" style:family="paragraph" style:parent-style-name="Text_20_body">
      <style:paragraph-properties fo:margin-top="0cm" fo:margin-bottom="0cm" loext:contextual-spacing="false" fo:line-height="100%"/>
      <style:text-properties fo:font-weight="normal" officeooo:rsid="02c9cf02" officeooo:paragraph-rsid="02c9cf02" style:font-weight-asian="normal" style:font-weight-complex="normal"/>
    </style:style>
    <style:style style:name="P219" style:family="paragraph" style:parent-style-name="Text_20_body">
      <style:paragraph-properties fo:margin-top="0cm" fo:margin-bottom="0cm" loext:contextual-spacing="false" fo:line-height="100%"/>
      <style:text-properties fo:font-weight="normal" officeooo:rsid="02d5b6f2" officeooo:paragraph-rsid="02d5b6f2" style:font-weight-asian="normal" style:font-weight-complex="normal"/>
    </style:style>
    <style:style style:name="P220" style:family="paragraph" style:parent-style-name="Text_20_body">
      <style:paragraph-properties fo:margin-top="0cm" fo:margin-bottom="0cm" loext:contextual-spacing="false" fo:line-height="100%"/>
      <style:text-properties fo:font-weight="normal" officeooo:rsid="02df674e" officeooo:paragraph-rsid="02df674e" style:font-weight-asian="normal" style:font-weight-complex="normal"/>
    </style:style>
    <style:style style:name="P221" style:family="paragraph" style:parent-style-name="Text_20_body">
      <style:paragraph-properties fo:margin-top="0cm" fo:margin-bottom="0cm" loext:contextual-spacing="false" fo:line-height="100%"/>
      <style:text-properties fo:font-weight="normal" officeooo:rsid="02e1174b" officeooo:paragraph-rsid="02e1174b" style:font-weight-asian="normal" style:font-weight-complex="normal"/>
    </style:style>
    <style:style style:name="P222" style:family="paragraph" style:parent-style-name="Text_20_body">
      <style:paragraph-properties fo:margin-top="0cm" fo:margin-bottom="0cm" loext:contextual-spacing="false" fo:line-height="100%"/>
      <style:text-properties fo:font-weight="normal" officeooo:rsid="02e286f6" officeooo:paragraph-rsid="02e286f6" style:font-weight-asian="normal" style:font-weight-complex="normal"/>
    </style:style>
    <style:style style:name="P223" style:family="paragraph" style:parent-style-name="Text_20_body">
      <style:paragraph-properties fo:margin-top="0cm" fo:margin-bottom="0cm" loext:contextual-spacing="false" fo:line-height="100%"/>
      <style:text-properties fo:font-weight="normal" officeooo:rsid="02e49491" officeooo:paragraph-rsid="02e49491" style:font-weight-asian="normal" style:font-weight-complex="normal"/>
    </style:style>
    <style:style style:name="P224" style:family="paragraph" style:parent-style-name="Text_20_body">
      <style:paragraph-properties fo:margin-top="0cm" fo:margin-bottom="0cm" loext:contextual-spacing="false" fo:line-height="100%"/>
      <style:text-properties fo:font-weight="normal" officeooo:rsid="02e83920" officeooo:paragraph-rsid="02e83920" style:font-weight-asian="normal" style:font-weight-complex="normal"/>
    </style:style>
    <style:style style:name="P225" style:family="paragraph" style:parent-style-name="Text_20_body">
      <style:paragraph-properties fo:margin-top="0cm" fo:margin-bottom="0cm" loext:contextual-spacing="false" fo:line-height="100%"/>
      <style:text-properties fo:font-weight="normal" officeooo:rsid="02fd7de0" officeooo:paragraph-rsid="02fd7de0" style:font-weight-asian="normal" style:font-weight-complex="normal"/>
    </style:style>
    <style:style style:name="P226" style:family="paragraph" style:parent-style-name="Text_20_body">
      <style:paragraph-properties fo:margin-top="0cm" fo:margin-bottom="0cm" loext:contextual-spacing="false" fo:line-height="100%"/>
      <style:text-properties fo:font-weight="normal" officeooo:rsid="02fff619" officeooo:paragraph-rsid="02fff619" style:font-weight-asian="normal" style:font-weight-complex="normal"/>
    </style:style>
    <style:style style:name="P227" style:family="paragraph" style:parent-style-name="Text_20_body">
      <style:paragraph-properties fo:margin-top="0cm" fo:margin-bottom="0cm" loext:contextual-spacing="false" fo:line-height="100%"/>
      <style:text-properties fo:font-weight="normal" officeooo:rsid="0300fe4f" officeooo:paragraph-rsid="0300fe4f" style:font-weight-asian="normal" style:font-weight-complex="normal"/>
    </style:style>
    <style:style style:name="P228" style:family="paragraph" style:parent-style-name="Text_20_body">
      <style:paragraph-properties fo:margin-top="0cm" fo:margin-bottom="0cm" loext:contextual-spacing="false" fo:line-height="100%"/>
      <style:text-properties fo:font-weight="normal" officeooo:rsid="03028ef5" officeooo:paragraph-rsid="03028ef5" style:font-weight-asian="normal" style:font-weight-complex="normal"/>
    </style:style>
    <style:style style:name="P229" style:family="paragraph" style:parent-style-name="Text_20_body">
      <style:paragraph-properties fo:margin-top="0cm" fo:margin-bottom="0cm" loext:contextual-spacing="false" fo:line-height="100%"/>
      <style:text-properties fo:font-weight="normal" officeooo:rsid="0307b72c" officeooo:paragraph-rsid="0307b72c" style:font-weight-asian="normal" style:font-weight-complex="normal"/>
    </style:style>
    <style:style style:name="P230" style:family="paragraph" style:parent-style-name="Text_20_body">
      <style:paragraph-properties fo:margin-top="0cm" fo:margin-bottom="0cm" loext:contextual-spacing="false" fo:line-height="100%"/>
      <style:text-properties fo:font-weight="normal" officeooo:rsid="0308ec6c" officeooo:paragraph-rsid="0308ec6c" style:font-weight-asian="normal" style:font-weight-complex="normal"/>
    </style:style>
    <style:style style:name="P231" style:family="paragraph" style:parent-style-name="Text_20_body">
      <style:paragraph-properties fo:margin-top="0cm" fo:margin-bottom="0cm" loext:contextual-spacing="false" fo:line-height="100%"/>
      <style:text-properties officeooo:rsid="02663398" officeooo:paragraph-rsid="02663398"/>
    </style:style>
    <style:style style:name="P232" style:family="paragraph" style:parent-style-name="Text_20_body">
      <style:paragraph-properties fo:margin-top="0cm" fo:margin-bottom="0cm" loext:contextual-spacing="false" fo:line-height="100%"/>
      <style:text-properties officeooo:rsid="02af75ba" officeooo:paragraph-rsid="02af75ba"/>
    </style:style>
    <style:style style:name="P233" style:family="paragraph" style:parent-style-name="Text_20_body">
      <style:paragraph-properties fo:margin-top="0cm" fo:margin-bottom="0cm" loext:contextual-spacing="false" fo:line-height="100%"/>
      <style:text-properties fo:color="#ff33ff" style:font-name="Comic Sans MS" fo:font-size="8pt" officeooo:paragraph-rsid="002268b7" style:font-size-asian="8pt" style:font-size-complex="8pt"/>
    </style:style>
    <style:style style:name="P234" style:family="paragraph" style:parent-style-name="Text_20_body">
      <style:paragraph-properties fo:margin-top="0cm" fo:margin-bottom="0cm" loext:contextual-spacing="false" fo:line-height="100%"/>
      <style:text-properties fo:color="#ff33ff" style:font-name="Comic Sans MS" fo:font-size="8pt" fo:font-weight="bold" officeooo:paragraph-rsid="002268b7" style:font-size-asian="8pt" style:font-weight-asian="bold" style:font-size-complex="8pt" style:font-weight-complex="bold"/>
    </style:style>
    <style:style style:name="P235" style:family="paragraph" style:parent-style-name="Text_20_body">
      <style:paragraph-properties fo:margin-top="0cm" fo:margin-bottom="0cm" loext:contextual-spacing="false" fo:line-height="100%"/>
      <style:text-properties officeooo:rsid="02dbf3e4" officeooo:paragraph-rsid="02dbf3e4"/>
    </style:style>
    <style:style style:name="P236" style:family="paragraph" style:parent-style-name="Text_20_body">
      <style:paragraph-properties fo:margin-top="0cm" fo:margin-bottom="0cm" loext:contextual-spacing="false" fo:line-height="100%" fo:padding="0.074cm" fo:border-left="none" fo:border-right="none" fo:border-top="none" fo:border-bottom="0.99pt solid #000000" style:join-border="false"/>
      <style:text-properties fo:color="#ff33ff" style:font-name="Comic Sans MS" fo:font-size="8pt" officeooo:paragraph-rsid="002268b7" style:font-size-asian="8pt" style:font-size-complex="8pt"/>
    </style:style>
    <style:style style:name="P237" style:family="paragraph" style:parent-style-name="Text_20_body">
      <style:paragraph-properties fo:margin-top="0cm" fo:margin-bottom="0cm" loext:contextual-spacing="false" fo:line-height="100%" fo:padding="0.074cm" fo:border-left="none" fo:border-right="none" fo:border-top="none" fo:border-bottom="0.99pt solid #000000" style:join-border="false"/>
      <style:text-properties style:font-name="Comic Sans MS" fo:font-size="8pt" officeooo:rsid="0023b5c4" officeooo:paragraph-rsid="0023b5c4" style:font-size-asian="8pt" style:font-size-complex="8pt"/>
    </style:style>
    <style:style style:name="P238" style:family="paragraph" style:parent-style-name="Text_20_body">
      <style:paragraph-properties fo:margin-top="0cm" fo:margin-bottom="0cm" loext:contextual-spacing="false" fo:line-height="100%" fo:padding="0.074cm" fo:border-left="none" fo:border-right="none" fo:border-top="none" fo:border-bottom="0.99pt solid #000000" style:join-border="false"/>
      <style:text-properties style:font-name="Comic Sans MS" fo:font-size="8pt" officeooo:rsid="00f9b63d" officeooo:paragraph-rsid="00f9b63d" style:font-size-asian="8pt" style:font-size-complex="8pt"/>
    </style:style>
    <style:style style:name="P239" style:family="paragraph" style:parent-style-name="Text_20_body">
      <style:paragraph-properties fo:margin-top="0cm" fo:margin-bottom="0cm" loext:contextual-spacing="false" fo:line-height="100%" fo:padding="0.074cm" fo:border-left="none" fo:border-right="none" fo:border-top="none" fo:border-bottom="0.99pt solid #000000" style:join-border="false"/>
      <style:text-properties style:font-name="Comic Sans MS" fo:font-size="8pt" officeooo:rsid="00f9b63d" officeooo:paragraph-rsid="00fe4f87" style:font-size-asian="8pt" style:font-size-complex="8pt"/>
    </style:style>
    <style:style style:name="P240" style:family="paragraph" style:parent-style-name="Text_20_body">
      <style:paragraph-properties fo:margin-top="0cm" fo:margin-bottom="0cm" loext:contextual-spacing="false" fo:line-height="100%" fo:padding="0.074cm" fo:border-left="none" fo:border-right="none" fo:border-top="none" fo:border-bottom="0.99pt solid #000000" style:join-border="false"/>
      <style:text-properties style:font-name="Comic Sans MS" fo:font-size="8pt" officeooo:rsid="00f9b63d" officeooo:paragraph-rsid="010193e9" style:font-size-asian="8pt" style:font-size-complex="8pt"/>
    </style:style>
    <style:style style:name="P241" style:family="paragraph" style:parent-style-name="Text_20_body">
      <style:paragraph-properties fo:margin-top="0cm" fo:margin-bottom="0cm" loext:contextual-spacing="false" fo:line-height="100%" fo:padding="0.074cm" fo:border-left="none" fo:border-right="none" fo:border-top="none" fo:border-bottom="0.99pt solid #000000" style:join-border="false"/>
      <style:text-properties style:font-name="Comic Sans MS" fo:font-size="8pt" officeooo:rsid="015052f3" officeooo:paragraph-rsid="015052f3" style:font-size-asian="8pt" style:font-size-complex="8pt"/>
    </style:style>
    <style:style style:name="P242" style:family="paragraph" style:parent-style-name="Text_20_body">
      <style:paragraph-properties fo:margin-top="0cm" fo:margin-bottom="0cm" loext:contextual-spacing="false" fo:line-height="100%" fo:padding="0.074cm" fo:border-left="none" fo:border-right="none" fo:border-top="none" fo:border-bottom="0.99pt solid #000000" style:join-border="false"/>
      <style:text-properties style:font-name="Comic Sans MS" fo:font-size="8pt" fo:font-weight="normal" officeooo:rsid="01b7253c" officeooo:paragraph-rsid="01b7253c" style:font-size-asian="8pt" style:font-weight-asian="normal" style:font-size-complex="8pt" style:font-weight-complex="normal"/>
    </style:style>
    <style:style style:name="P243" style:family="paragraph" style:parent-style-name="Text_20_body">
      <style:paragraph-properties fo:margin-top="0cm" fo:margin-bottom="0cm" loext:contextual-spacing="false" fo:line-height="100%" fo:padding="0.074cm" fo:border-left="none" fo:border-right="none" fo:border-top="none" fo:border-bottom="0.06pt solid #000000" style:join-border="false"/>
      <style:text-properties style:font-name="Comic Sans MS" fo:font-size="8pt" fo:font-weight="bold" officeooo:rsid="02032d10" officeooo:paragraph-rsid="01f94d1e" style:font-size-asian="8pt" style:font-weight-asian="bold" style:font-size-complex="8pt" style:font-weight-complex="bold"/>
    </style:style>
    <style:style style:name="P244" style:family="paragraph" style:parent-style-name="Text_20_body">
      <style:paragraph-properties fo:margin-top="0cm" fo:margin-bottom="0cm" loext:contextual-spacing="false" fo:line-height="100%" fo:padding="0.074cm" fo:border-left="none" fo:border-right="none" fo:border-top="none" fo:border-bottom="0.06pt solid #000000" style:join-border="false"/>
      <style:text-properties style:font-name="Comic Sans MS" fo:font-size="8pt" fo:font-weight="normal" officeooo:rsid="02032d10" officeooo:paragraph-rsid="02032d10" style:font-size-asian="8pt" style:font-weight-asian="normal" style:font-size-complex="8pt" style:font-weight-complex="normal"/>
    </style:style>
    <style:style style:name="P245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2072eb9" officeooo:paragraph-rsid="02072eb9" style:font-size-asian="8pt" style:font-weight-asian="normal" style:font-size-complex="8pt" style:font-weight-complex="normal"/>
    </style:style>
    <style:style style:name="P246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2411de9" officeooo:paragraph-rsid="02072eb9" style:font-size-asian="8pt" style:font-weight-asian="normal" style:font-size-complex="8pt" style:font-weight-complex="normal"/>
    </style:style>
    <style:style style:name="P247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2411de9" officeooo:paragraph-rsid="0303562f" style:font-size-asian="8pt" style:font-weight-asian="normal" style:font-size-complex="8pt" style:font-weight-complex="normal"/>
    </style:style>
    <style:style style:name="P248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2fd7de0" officeooo:paragraph-rsid="02fd7de0" style:font-size-asian="8pt" style:font-weight-asian="normal" style:font-size-complex="8pt" style:font-weight-complex="normal"/>
    </style:style>
    <style:style style:name="P249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3065429" officeooo:paragraph-rsid="0307b72c" style:font-size-asian="8pt" style:font-weight-asian="normal" style:font-size-complex="8pt" style:font-weight-complex="normal"/>
    </style:style>
    <style:style style:name="P250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2e9f457" officeooo:paragraph-rsid="0309c15d" style:font-size-asian="8pt" style:font-weight-asian="normal" style:font-size-complex="8pt" style:font-weight-complex="normal"/>
    </style:style>
    <style:style style:name="P251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2e9f457" officeooo:paragraph-rsid="02ed550a" style:font-size-asian="8pt" style:font-weight-asian="normal" style:font-size-complex="8pt" style:font-weight-complex="normal"/>
    </style:style>
    <style:style style:name="P252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2e9f457" officeooo:paragraph-rsid="02e9f457" style:font-size-asian="8pt" style:font-weight-asian="normal" style:font-size-complex="8pt" style:font-weight-complex="normal"/>
    </style:style>
    <style:style style:name="P253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30eedcb" officeooo:paragraph-rsid="030eedcb" style:font-size-asian="8pt" style:font-weight-asian="normal" style:font-size-complex="8pt" style:font-weight-complex="normal"/>
    </style:style>
    <style:style style:name="P254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311285b" officeooo:paragraph-rsid="0311285b" style:font-size-asian="8pt" style:font-weight-asian="normal" style:font-size-complex="8pt" style:font-weight-complex="normal"/>
    </style:style>
    <style:style style:name="P255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2a64cf0" officeooo:paragraph-rsid="030eedcb" style:font-size-asian="8pt" style:font-weight-asian="normal" style:font-size-complex="8pt" style:font-weight-complex="normal"/>
    </style:style>
    <style:style style:name="P256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2a64cf0" officeooo:paragraph-rsid="02e9f457" style:font-size-asian="8pt" style:font-weight-asian="normal" style:font-size-complex="8pt" style:font-weight-complex="normal"/>
    </style:style>
    <style:style style:name="P257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2a64cf0" officeooo:paragraph-rsid="02a64cf0" style:font-size-asian="8pt" style:font-weight-asian="normal" style:font-size-complex="8pt" style:font-weight-complex="normal"/>
    </style:style>
    <style:style style:name="P258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2a9d429" officeooo:paragraph-rsid="030eedcb" style:font-size-asian="8pt" style:font-weight-asian="normal" style:font-size-complex="8pt" style:font-weight-complex="normal"/>
    </style:style>
    <style:style style:name="P259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2a9d429" officeooo:paragraph-rsid="02e9f457" style:font-size-asian="8pt" style:font-weight-asian="normal" style:font-size-complex="8pt" style:font-weight-complex="normal"/>
    </style:style>
    <style:style style:name="P260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2a9d429" officeooo:paragraph-rsid="02a9d429" style:font-size-asian="8pt" style:font-weight-asian="normal" style:font-size-complex="8pt" style:font-weight-complex="normal"/>
    </style:style>
    <style:style style:name="P261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2e83920" officeooo:paragraph-rsid="02e83920" style:font-size-asian="8pt" style:font-weight-asian="normal" style:font-size-complex="8pt" style:font-weight-complex="normal"/>
    </style:style>
    <style:style style:name="P262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2e7e2be" officeooo:paragraph-rsid="02e9f457" style:font-size-asian="8pt" style:font-weight-asian="normal" style:font-size-complex="8pt" style:font-weight-complex="normal"/>
    </style:style>
    <style:style style:name="P263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2a2182c" officeooo:paragraph-rsid="02a2182c" style:font-size-asian="8pt" style:font-weight-asian="normal" style:font-size-complex="8pt" style:font-weight-complex="normal"/>
    </style:style>
    <style:style style:name="P264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2b1a81f" officeooo:paragraph-rsid="02b1a81f" style:font-size-asian="8pt" style:font-weight-asian="normal" style:font-size-complex="8pt" style:font-weight-complex="normal"/>
    </style:style>
    <style:style style:name="P265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2bf25f8" officeooo:paragraph-rsid="02bf25f8" style:font-size-asian="8pt" style:font-weight-asian="normal" style:font-size-complex="8pt" style:font-weight-complex="normal"/>
    </style:style>
    <style:style style:name="P266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2c6c3e5" officeooo:paragraph-rsid="02c6c3e5" style:font-size-asian="8pt" style:font-weight-asian="normal" style:font-size-complex="8pt" style:font-weight-complex="normal"/>
    </style:style>
    <style:style style:name="P267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2c79820" officeooo:paragraph-rsid="02c79820" style:font-size-asian="8pt" style:font-weight-asian="normal" style:font-size-complex="8pt" style:font-weight-complex="normal"/>
    </style:style>
    <style:style style:name="P268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2c82756" officeooo:paragraph-rsid="02c82756" style:font-size-asian="8pt" style:font-weight-asian="normal" style:font-size-complex="8pt" style:font-weight-complex="normal"/>
    </style:style>
    <style:style style:name="P269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2c886f0" officeooo:paragraph-rsid="02c886f0" style:font-size-asian="8pt" style:font-weight-asian="normal" style:font-size-complex="8pt" style:font-weight-complex="normal"/>
    </style:style>
    <style:style style:name="P270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2563d4c" officeooo:paragraph-rsid="02563d4c" style:font-size-asian="8pt" style:font-weight-asian="normal" style:font-size-complex="8pt" style:font-weight-complex="normal"/>
    </style:style>
    <style:style style:name="P271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2af75ba" officeooo:paragraph-rsid="02af75ba" style:font-size-asian="8pt" style:font-weight-asian="normal" style:font-size-complex="8pt" style:font-weight-complex="normal"/>
    </style:style>
    <style:style style:name="P272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2695c5f" officeooo:paragraph-rsid="0267d938" style:font-size-asian="8pt" style:font-weight-asian="normal" style:font-size-complex="8pt" style:font-weight-complex="normal"/>
    </style:style>
    <style:style style:name="P273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26a802a" officeooo:paragraph-rsid="026a802a" style:font-size-asian="8pt" style:font-weight-asian="normal" style:font-size-complex="8pt" style:font-weight-complex="normal"/>
    </style:style>
    <style:style style:name="P274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276adb7" officeooo:paragraph-rsid="0270891a" style:font-size-asian="8pt" style:font-weight-asian="normal" style:font-size-complex="8pt" style:font-weight-complex="normal"/>
    </style:style>
    <style:style style:name="P275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27938fe" officeooo:paragraph-rsid="027938fe" style:font-size-asian="8pt" style:font-weight-asian="normal" style:font-size-complex="8pt" style:font-weight-complex="normal"/>
    </style:style>
    <style:style style:name="P276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27965b8" officeooo:paragraph-rsid="027965b8" style:font-size-asian="8pt" style:font-weight-asian="normal" style:font-size-complex="8pt" style:font-weight-complex="normal"/>
    </style:style>
    <style:style style:name="P277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c12f31" officeooo:paragraph-rsid="01c12f31" style:font-size-asian="8pt" style:font-weight-asian="normal" style:font-size-complex="8pt" style:font-weight-complex="normal"/>
    </style:style>
    <style:style style:name="P278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023b5c4" officeooo:paragraph-rsid="032dfdfb" style:font-size-asian="8pt" style:font-weight-asian="normal" style:font-size-complex="8pt" style:font-weight-complex="normal"/>
    </style:style>
    <style:style style:name="P279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023b5c4" officeooo:paragraph-rsid="032fbb95" style:font-size-asian="8pt" style:font-weight-asian="normal" style:font-size-complex="8pt" style:font-weight-complex="normal"/>
    </style:style>
    <style:style style:name="P280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023b5c4" officeooo:paragraph-rsid="0330640d" style:font-size-asian="8pt" style:font-weight-asian="normal" style:font-size-complex="8pt" style:font-weight-complex="normal"/>
    </style:style>
    <style:style style:name="P281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023b5c4" officeooo:paragraph-rsid="033252f6" style:font-size-asian="8pt" style:font-weight-asian="normal" style:font-size-complex="8pt" style:font-weight-complex="normal"/>
    </style:style>
    <style:style style:name="P282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f03fb7" officeooo:paragraph-rsid="01f03fb7" style:font-size-asian="8pt" style:font-weight-asian="normal" style:font-size-complex="8pt" style:font-weight-complex="normal"/>
    </style:style>
    <style:style style:name="P283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2032d10" officeooo:paragraph-rsid="02032d10" style:font-size-asian="8pt" style:font-weight-asian="normal" style:font-size-complex="8pt" style:font-weight-complex="normal"/>
    </style:style>
    <style:style style:name="P284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28a0ad9" officeooo:paragraph-rsid="028a0ad9" style:font-size-asian="8pt" style:font-weight-asian="normal" style:font-size-complex="8pt" style:font-weight-complex="normal"/>
    </style:style>
    <style:style style:name="P285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bold" officeooo:rsid="0281e9c4" officeooo:paragraph-rsid="0281e9c4" style:font-size-asian="8pt" style:font-weight-asian="bold" style:font-size-complex="8pt" style:font-weight-complex="bold"/>
    </style:style>
    <style:style style:name="P286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bold" officeooo:rsid="02032d10" officeooo:paragraph-rsid="02032d10" style:font-size-asian="8pt" style:font-weight-asian="bold" style:font-size-complex="8pt" style:font-weight-complex="bold"/>
    </style:style>
    <style:style style:name="P287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23b5c4" officeooo:paragraph-rsid="031b0473" style:font-size-asian="8pt" style:font-size-complex="8pt"/>
    </style:style>
    <style:style style:name="P288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23b5c4" officeooo:paragraph-rsid="0023b5c4" style:font-size-asian="8pt" style:font-size-complex="8pt"/>
    </style:style>
    <style:style style:name="P289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23b5c4" officeooo:paragraph-rsid="03227627" style:font-size-asian="8pt" style:font-size-complex="8pt"/>
    </style:style>
    <style:style style:name="P290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23b5c4" officeooo:paragraph-rsid="03234f4b" style:font-size-asian="8pt" style:font-size-complex="8pt"/>
    </style:style>
    <style:style style:name="P291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23b5c4" officeooo:paragraph-rsid="032727a7" style:font-size-asian="8pt" style:font-size-complex="8pt"/>
    </style:style>
    <style:style style:name="P292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23b5c4" officeooo:paragraph-rsid="032a3c3e" style:font-size-asian="8pt" style:font-size-complex="8pt"/>
    </style:style>
    <style:style style:name="P293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23b5c4" officeooo:paragraph-rsid="032d2a31" style:font-size-asian="8pt" style:font-size-complex="8pt"/>
    </style:style>
    <style:style style:name="P294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23b5c4" officeooo:paragraph-rsid="032da208" style:font-size-asian="8pt" style:font-size-complex="8pt"/>
    </style:style>
    <style:style style:name="P295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f33868" officeooo:paragraph-rsid="00f33868" style:font-size-asian="8pt" style:font-size-complex="8pt"/>
    </style:style>
    <style:style style:name="P296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f33868" officeooo:paragraph-rsid="00fe4f87" style:font-size-asian="8pt" style:font-size-complex="8pt"/>
    </style:style>
    <style:style style:name="P297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f33868" officeooo:paragraph-rsid="010193e9" style:font-size-asian="8pt" style:font-size-complex="8pt"/>
    </style:style>
    <style:style style:name="P298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8752a8" officeooo:paragraph-rsid="018752a8" style:font-size-asian="8pt" style:font-size-complex="8pt"/>
    </style:style>
    <style:style style:name="P299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40f910" officeooo:paragraph-rsid="0140f910" style:font-size-asian="8pt" style:font-size-complex="8pt"/>
    </style:style>
    <style:style style:name="P300" style:family="paragraph">
      <style:paragraph-properties fo:text-align="center"/>
    </style:style>
    <style:style style:name="P301" style:family="paragraph">
      <loext:graphic-properties draw:fill="none" draw:fill-color="#ffffff"/>
    </style:style>
    <style:style style:name="P302" style:family="paragraph">
      <loext:graphic-properties draw:fill="gradient" draw:fill-color="#ff33ff" draw:fill-gradient-name="Tango_20_Green"/>
    </style:style>
    <style:style style:name="P303" style:family="paragraph">
      <loext:graphic-properties draw:fill="gradient" draw:fill-gradient-name="Tango_20_Green"/>
    </style:style>
    <style:style style:name="P304" style:family="paragraph">
      <loext:graphic-properties draw:fill-color="#ff3333"/>
      <style:paragraph-properties fo:text-align="center"/>
    </style:style>
    <style:style style:name="P305" style:family="paragraph">
      <loext:graphic-properties draw:fill-color="#ff950e"/>
      <style:paragraph-properties fo:text-align="center"/>
    </style:style>
    <style:style style:name="P306" style:family="paragraph">
      <loext:graphic-properties draw:fill-color="#ffccff"/>
      <style:paragraph-properties fo:text-align="center"/>
    </style:style>
    <style:style style:name="P307" style:family="paragraph">
      <loext:graphic-properties draw:fill-color="#ffff00"/>
      <style:paragraph-properties fo:text-align="center"/>
    </style:style>
    <style:style style:name="P308" style:family="paragraph">
      <loext:graphic-properties draw:fill-color="#ff33ff"/>
      <style:paragraph-properties fo:text-align="center"/>
    </style:style>
    <style:style style:name="P309" style:family="paragraph">
      <loext:graphic-properties draw:fill-color="#669900"/>
      <style:paragraph-properties fo:text-align="center"/>
    </style:style>
    <style:style style:name="T1" style:family="text">
      <style:text-properties officeooo:rsid="001ef82d"/>
    </style:style>
    <style:style style:name="T2" style:family="text">
      <style:text-properties fo:language="en" fo:country="US" officeooo:rsid="0032a54c"/>
    </style:style>
    <style:style style:name="T3" style:family="text">
      <style:text-properties fo:language="en" fo:country="US" officeooo:rsid="0037e759"/>
    </style:style>
    <style:style style:name="T4" style:family="text">
      <style:text-properties fo:language="en" fo:country="US" officeooo:rsid="0217f8b9"/>
    </style:style>
    <style:style style:name="T5" style:family="text">
      <style:text-properties fo:language="en" fo:country="US" officeooo:rsid="025352de"/>
    </style:style>
    <style:style style:name="T6" style:family="text">
      <style:text-properties officeooo:rsid="0032fc07"/>
    </style:style>
    <style:style style:name="T7" style:family="text">
      <style:text-properties officeooo:rsid="00346b21"/>
    </style:style>
    <style:style style:name="T8" style:family="text">
      <style:text-properties officeooo:rsid="0039befb"/>
    </style:style>
    <style:style style:name="T9" style:family="text">
      <style:text-properties officeooo:rsid="003b49e9"/>
    </style:style>
    <style:style style:name="T10" style:family="text">
      <style:text-properties officeooo:rsid="0040d0bf"/>
    </style:style>
    <style:style style:name="T11" style:family="text">
      <style:text-properties officeooo:rsid="004444d8"/>
    </style:style>
    <style:style style:name="T12" style:family="text">
      <style:text-properties officeooo:rsid="004a810b"/>
    </style:style>
    <style:style style:name="T13" style:family="text">
      <style:text-properties officeooo:rsid="00533ec3"/>
    </style:style>
    <style:style style:name="T14" style:family="text">
      <style:text-properties officeooo:rsid="005f16c3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officeooo:rsid="00767663"/>
    </style:style>
    <style:style style:name="T18" style:family="text">
      <style:text-properties officeooo:rsid="0089c7b2"/>
    </style:style>
    <style:style style:name="T19" style:family="text">
      <style:text-properties officeooo:rsid="008df456"/>
    </style:style>
    <style:style style:name="T20" style:family="text">
      <style:text-properties officeooo:rsid="008fd860"/>
    </style:style>
    <style:style style:name="T21" style:family="text">
      <style:text-properties officeooo:rsid="00901086"/>
    </style:style>
    <style:style style:name="T22" style:family="text">
      <style:text-properties officeooo:rsid="00925af9"/>
    </style:style>
    <style:style style:name="T23" style:family="text">
      <style:text-properties officeooo:rsid="0095b358"/>
    </style:style>
    <style:style style:name="T24" style:family="text">
      <style:text-properties officeooo:rsid="00ab234a"/>
    </style:style>
    <style:style style:name="T25" style:family="text">
      <style:text-properties officeooo:rsid="00adaba5"/>
    </style:style>
    <style:style style:name="T26" style:family="text">
      <style:text-properties officeooo:rsid="00b7b8b1"/>
    </style:style>
    <style:style style:name="T27" style:family="text">
      <style:text-properties officeooo:rsid="00b99883"/>
    </style:style>
    <style:style style:name="T28" style:family="text">
      <style:text-properties officeooo:rsid="00ba6a76"/>
    </style:style>
    <style:style style:name="T29" style:family="text">
      <style:text-properties officeooo:rsid="00be078e"/>
    </style:style>
    <style:style style:name="T30" style:family="text">
      <style:text-properties officeooo:rsid="00bf8dd1"/>
    </style:style>
    <style:style style:name="T31" style:family="text">
      <style:text-properties officeooo:rsid="00c26d2a"/>
    </style:style>
    <style:style style:name="T32" style:family="text">
      <style:text-properties officeooo:rsid="00c35134"/>
    </style:style>
    <style:style style:name="T33" style:family="text">
      <style:text-properties officeooo:rsid="00d0eac6"/>
    </style:style>
    <style:style style:name="T34" style:family="text">
      <style:text-properties officeooo:rsid="00d24dcc"/>
    </style:style>
    <style:style style:name="T35" style:family="text">
      <style:text-properties officeooo:rsid="00db1ddf"/>
    </style:style>
    <style:style style:name="T36" style:family="text">
      <style:text-properties officeooo:rsid="00e59776"/>
    </style:style>
    <style:style style:name="T37" style:family="text">
      <style:text-properties officeooo:rsid="00f6a44a"/>
    </style:style>
    <style:style style:name="T38" style:family="text">
      <style:text-properties officeooo:rsid="00f9b63d"/>
    </style:style>
    <style:style style:name="T39" style:family="text">
      <style:text-properties officeooo:rsid="00fe4f87"/>
    </style:style>
    <style:style style:name="T40" style:family="text">
      <style:text-properties officeooo:rsid="00ffc2aa"/>
    </style:style>
    <style:style style:name="T41" style:family="text">
      <style:text-properties officeooo:rsid="010193e9"/>
    </style:style>
    <style:style style:name="T42" style:family="text">
      <style:text-properties officeooo:rsid="01049884"/>
    </style:style>
    <style:style style:name="T43" style:family="text">
      <style:text-properties officeooo:rsid="0105c63d"/>
    </style:style>
    <style:style style:name="T44" style:family="text">
      <style:text-properties officeooo:rsid="0106c028"/>
    </style:style>
    <style:style style:name="T45" style:family="text">
      <style:text-properties officeooo:rsid="01084ed3"/>
    </style:style>
    <style:style style:name="T46" style:family="text">
      <style:text-properties officeooo:rsid="0110a842"/>
    </style:style>
    <style:style style:name="T47" style:family="text">
      <style:text-properties officeooo:rsid="01127a00"/>
    </style:style>
    <style:style style:name="T48" style:family="text">
      <style:text-properties officeooo:rsid="01157313"/>
    </style:style>
    <style:style style:name="T49" style:family="text">
      <style:text-properties officeooo:rsid="0125a5a0"/>
    </style:style>
    <style:style style:name="T50" style:family="text">
      <style:text-properties officeooo:rsid="00e52187"/>
    </style:style>
    <style:style style:name="T51" style:family="text">
      <style:text-properties officeooo:rsid="0134365b"/>
    </style:style>
    <style:style style:name="T52" style:family="text">
      <style:text-properties officeooo:rsid="0138b24e"/>
    </style:style>
    <style:style style:name="T53" style:family="text">
      <style:text-properties officeooo:rsid="013e9864"/>
    </style:style>
    <style:style style:name="T54" style:family="text">
      <style:text-properties officeooo:rsid="0147d82b"/>
    </style:style>
    <style:style style:name="T55" style:family="text">
      <style:text-properties officeooo:rsid="014a7501"/>
    </style:style>
    <style:style style:name="T56" style:family="text">
      <style:text-properties officeooo:rsid="014d1730"/>
    </style:style>
    <style:style style:name="T57" style:family="text">
      <style:text-properties officeooo:rsid="01516c9c"/>
    </style:style>
    <style:style style:name="T58" style:family="text">
      <style:text-properties officeooo:rsid="0153502d"/>
    </style:style>
    <style:style style:name="T59" style:family="text">
      <style:text-properties officeooo:rsid="01561e90"/>
    </style:style>
    <style:style style:name="T60" style:family="text">
      <style:text-properties officeooo:rsid="0158ca50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font-weight="normal" officeooo:rsid="002f3fd1" style:font-weight-asian="normal" style:font-weight-complex="normal"/>
    </style:style>
    <style:style style:name="T63" style:family="text">
      <style:text-properties fo:font-weight="normal" officeooo:rsid="0039befb" style:font-weight-asian="normal" style:font-weight-complex="normal"/>
    </style:style>
    <style:style style:name="T64" style:family="text">
      <style:text-properties fo:font-weight="normal" officeooo:rsid="020b05c1" style:font-weight-asian="normal" style:font-weight-complex="normal"/>
    </style:style>
    <style:style style:name="T65" style:family="text">
      <style:text-properties fo:font-weight="normal" officeooo:rsid="020b3812" style:font-weight-asian="normal" style:font-weight-complex="normal"/>
    </style:style>
    <style:style style:name="T66" style:family="text">
      <style:text-properties fo:font-weight="normal" officeooo:rsid="0210759b" style:font-weight-asian="normal" style:font-weight-complex="normal"/>
    </style:style>
    <style:style style:name="T67" style:family="text">
      <style:text-properties fo:font-weight="normal" officeooo:rsid="02121a99" style:font-weight-asian="normal" style:font-weight-complex="normal"/>
    </style:style>
    <style:style style:name="T68" style:family="text">
      <style:text-properties fo:font-weight="normal" officeooo:rsid="021611d4" style:font-weight-asian="normal" style:font-weight-complex="normal"/>
    </style:style>
    <style:style style:name="T69" style:family="text">
      <style:text-properties fo:font-weight="normal" officeooo:rsid="0217f8b9" style:font-weight-asian="normal" style:font-weight-complex="normal"/>
    </style:style>
    <style:style style:name="T70" style:family="text">
      <style:text-properties fo:font-weight="normal" officeooo:rsid="021aa2fa" style:font-weight-asian="normal" style:font-weight-complex="normal"/>
    </style:style>
    <style:style style:name="T71" style:family="text">
      <style:text-properties fo:font-weight="normal" officeooo:rsid="021bc378" style:font-weight-asian="normal" style:font-weight-complex="normal"/>
    </style:style>
    <style:style style:name="T72" style:family="text">
      <style:text-properties fo:font-weight="normal" officeooo:rsid="0267d938" style:font-weight-asian="normal" style:font-weight-complex="normal"/>
    </style:style>
    <style:style style:name="T73" style:family="text">
      <style:text-properties fo:font-weight="normal" officeooo:rsid="02695c5f" style:font-weight-asian="normal" style:font-weight-complex="normal"/>
    </style:style>
    <style:style style:name="T74" style:family="text">
      <style:text-properties fo:font-weight="normal" officeooo:rsid="026b463c" style:font-weight-asian="normal" style:font-weight-complex="normal"/>
    </style:style>
    <style:style style:name="T75" style:family="text">
      <style:text-properties fo:font-weight="normal" officeooo:rsid="026bd3a3" style:font-weight-asian="normal" style:font-weight-complex="normal"/>
    </style:style>
    <style:style style:name="T76" style:family="text">
      <style:text-properties fo:font-weight="normal" officeooo:rsid="02724ce5" style:font-weight-asian="normal" style:font-weight-complex="normal"/>
    </style:style>
    <style:style style:name="T77" style:family="text">
      <style:text-properties fo:font-weight="normal" officeooo:rsid="02735435" style:font-weight-asian="normal" style:font-weight-complex="normal"/>
    </style:style>
    <style:style style:name="T78" style:family="text">
      <style:text-properties fo:font-weight="normal" officeooo:rsid="02761a5a" style:font-weight-asian="normal" style:font-weight-complex="normal"/>
    </style:style>
    <style:style style:name="T79" style:family="text">
      <style:text-properties fo:font-weight="normal" officeooo:rsid="0276adb7" style:font-weight-asian="normal" style:font-weight-complex="normal"/>
    </style:style>
    <style:style style:name="T80" style:family="text">
      <style:text-properties fo:font-weight="normal" officeooo:rsid="027965b8" style:font-weight-asian="normal" style:font-weight-complex="normal"/>
    </style:style>
    <style:style style:name="T81" style:family="text">
      <style:text-properties fo:font-weight="normal" officeooo:rsid="031b561a" style:font-weight-asian="normal" style:font-weight-complex="normal"/>
    </style:style>
    <style:style style:name="T82" style:family="text">
      <style:text-properties officeooo:rsid="017ad9f9"/>
    </style:style>
    <style:style style:name="T83" style:family="text">
      <style:text-properties officeooo:rsid="017dee41"/>
    </style:style>
    <style:style style:name="T84" style:family="text">
      <style:text-properties officeooo:rsid="01806090"/>
    </style:style>
    <style:style style:name="T85" style:family="text">
      <style:text-properties officeooo:rsid="01897af1"/>
    </style:style>
    <style:style style:name="T86" style:family="text">
      <style:text-properties officeooo:rsid="018cdf14"/>
    </style:style>
    <style:style style:name="T87" style:family="text">
      <style:text-properties officeooo:rsid="018e6f61"/>
    </style:style>
    <style:style style:name="T88" style:family="text">
      <style:text-properties officeooo:rsid="019243d3"/>
    </style:style>
    <style:style style:name="T89" style:family="text">
      <style:text-properties officeooo:rsid="019404e7"/>
    </style:style>
    <style:style style:name="T90" style:family="text">
      <style:text-properties officeooo:rsid="01983786"/>
    </style:style>
    <style:style style:name="T91" style:family="text">
      <style:text-properties officeooo:rsid="01985239"/>
    </style:style>
    <style:style style:name="T92" style:family="text">
      <style:text-properties officeooo:rsid="019d643a"/>
    </style:style>
    <style:style style:name="T93" style:family="text">
      <style:text-properties officeooo:rsid="01a7edb7"/>
    </style:style>
    <style:style style:name="T94" style:family="text">
      <style:text-properties officeooo:rsid="01abdbad"/>
    </style:style>
    <style:style style:name="T95" style:family="text">
      <style:text-properties officeooo:rsid="01b2a25f"/>
    </style:style>
    <style:style style:name="T96" style:family="text">
      <style:text-properties officeooo:rsid="01b31ff2"/>
    </style:style>
    <style:style style:name="T97" style:family="text">
      <style:text-properties officeooo:rsid="01b6a59e"/>
    </style:style>
    <style:style style:name="T98" style:family="text">
      <style:text-properties officeooo:rsid="01b892f8"/>
    </style:style>
    <style:style style:name="T99" style:family="text">
      <style:text-properties officeooo:rsid="01bc615e"/>
    </style:style>
    <style:style style:name="T100" style:family="text">
      <style:text-properties officeooo:rsid="01c27e56"/>
    </style:style>
    <style:style style:name="T101" style:family="text">
      <style:text-properties officeooo:rsid="01c94232"/>
    </style:style>
    <style:style style:name="T102" style:family="text">
      <style:text-properties officeooo:rsid="01cb60a3"/>
    </style:style>
    <style:style style:name="T103" style:family="text">
      <style:text-properties officeooo:rsid="01cff4a5"/>
    </style:style>
    <style:style style:name="T104" style:family="text">
      <style:text-properties officeooo:rsid="01d18f46"/>
    </style:style>
    <style:style style:name="T105" style:family="text">
      <style:text-properties officeooo:rsid="01ddfede"/>
    </style:style>
    <style:style style:name="T106" style:family="text">
      <style:text-properties officeooo:rsid="01e41647"/>
    </style:style>
    <style:style style:name="T107" style:family="text">
      <style:text-properties officeooo:rsid="01eb1cfb"/>
    </style:style>
    <style:style style:name="T108" style:family="text">
      <style:text-properties officeooo:rsid="01efbb63"/>
    </style:style>
    <style:style style:name="T109" style:family="text">
      <style:text-properties officeooo:rsid="01f5f5ed"/>
    </style:style>
    <style:style style:name="T110" style:family="text">
      <style:text-properties officeooo:rsid="01f9bdaa"/>
    </style:style>
    <style:style style:name="T111" style:family="text">
      <style:text-properties officeooo:rsid="0204eb88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officeooo:rsid="0241e57b" style:font-weight-asian="bold" style:font-weight-complex="bold"/>
    </style:style>
    <style:style style:name="T114" style:family="text">
      <style:text-properties officeooo:rsid="01e6d9d3"/>
    </style:style>
    <style:style style:name="T115" style:family="text">
      <style:text-properties style:font-name="Comic Sans MS" fo:font-size="8pt" fo:font-weight="normal" style:font-size-asian="8pt" style:font-weight-asian="normal" style:font-size-complex="8pt" style:font-weight-complex="normal"/>
    </style:style>
    <style:style style:name="T116" style:family="text">
      <style:text-properties style:font-name="Comic Sans MS" fo:font-size="8pt" fo:font-weight="normal" officeooo:rsid="02072eb9" style:font-size-asian="8pt" style:font-weight-asian="normal" style:font-size-complex="8pt" style:font-weight-complex="normal"/>
    </style:style>
    <style:style style:name="T117" style:family="text">
      <style:text-properties style:font-name="Comic Sans MS" fo:font-size="8pt" fo:font-weight="normal" officeooo:rsid="02b08b8f" style:font-size-asian="8pt" style:font-weight-asian="normal" style:font-size-complex="8pt" style:font-weight-complex="normal"/>
    </style:style>
    <style:style style:name="T118" style:family="text">
      <style:text-properties style:font-name="Comic Sans MS" fo:font-size="8pt" style:font-size-asian="8pt" style:font-size-complex="8pt"/>
    </style:style>
    <style:style style:name="T119" style:family="text">
      <style:text-properties style:font-name="Comic Sans MS" fo:font-size="8pt" officeooo:rsid="02072eb9" style:font-size-asian="8pt" style:font-size-complex="8pt"/>
    </style:style>
    <style:style style:name="T120" style:family="text">
      <style:text-properties style:font-name="Comic Sans MS" fo:font-size="8pt" officeooo:rsid="02589606" style:font-size-asian="8pt" style:font-size-complex="8pt"/>
    </style:style>
    <style:style style:name="T121" style:family="text">
      <style:text-properties style:font-name="Comic Sans MS" fo:font-size="8pt" officeooo:rsid="02592929" style:font-size-asian="8pt" style:font-size-complex="8pt"/>
    </style:style>
    <style:style style:name="T122" style:family="text">
      <style:text-properties style:font-name="Comic Sans MS" fo:font-size="8pt" officeooo:rsid="0259d7ee" style:font-size-asian="8pt" style:font-size-complex="8pt"/>
    </style:style>
    <style:style style:name="T123" style:family="text">
      <style:text-properties style:font-name="Comic Sans MS" fo:font-size="8pt" officeooo:rsid="025bfd21" style:font-size-asian="8pt" style:font-size-complex="8pt"/>
    </style:style>
    <style:style style:name="T124" style:family="text">
      <style:text-properties style:font-name="Comic Sans MS" fo:font-size="8pt" officeooo:rsid="025da902" style:font-size-asian="8pt" style:font-size-complex="8pt"/>
    </style:style>
    <style:style style:name="T125" style:family="text">
      <style:text-properties style:font-name="Comic Sans MS" fo:font-size="8pt" officeooo:rsid="025f2500" style:font-size-asian="8pt" style:font-size-complex="8pt"/>
    </style:style>
    <style:style style:name="T126" style:family="text">
      <style:text-properties style:font-name="Comic Sans MS" fo:font-size="8pt" officeooo:rsid="025fc0aa" style:font-size-asian="8pt" style:font-size-complex="8pt"/>
    </style:style>
    <style:style style:name="T127" style:family="text">
      <style:text-properties style:font-name="Comic Sans MS" fo:font-size="8pt" officeooo:rsid="0261bc06" style:font-size-asian="8pt" style:font-size-complex="8pt"/>
    </style:style>
    <style:style style:name="T128" style:family="text">
      <style:text-properties style:font-name="Comic Sans MS" fo:font-size="8pt" officeooo:rsid="02648b60" style:font-size-asian="8pt" style:font-size-complex="8pt"/>
    </style:style>
    <style:style style:name="T129" style:family="text">
      <style:text-properties style:font-name="Comic Sans MS" fo:font-size="8pt" officeooo:rsid="02658195" style:font-size-asian="8pt" style:font-size-complex="8pt"/>
    </style:style>
    <style:style style:name="T130" style:family="text">
      <style:text-properties style:font-name="Comic Sans MS" fo:font-size="8pt" officeooo:rsid="026e417a" style:font-size-asian="8pt" style:font-size-complex="8pt"/>
    </style:style>
    <style:style style:name="T131" style:family="text">
      <style:text-properties style:font-name="Comic Sans MS" fo:font-size="8pt" officeooo:rsid="02817f52" style:font-size-asian="8pt" style:font-size-complex="8pt"/>
    </style:style>
    <style:style style:name="T132" style:family="text">
      <style:text-properties style:font-name="Comic Sans MS" fo:font-size="8pt" officeooo:rsid="029d7882" style:font-size-asian="8pt" style:font-size-complex="8pt"/>
    </style:style>
    <style:style style:name="T133" style:family="text">
      <style:text-properties style:font-name="Comic Sans MS" fo:font-size="8pt" officeooo:rsid="029d8966" style:font-size-asian="8pt" style:font-size-complex="8pt"/>
    </style:style>
    <style:style style:name="T134" style:family="text">
      <style:text-properties style:font-name="Comic Sans MS" fo:font-size="8pt" officeooo:rsid="029eb3a0" style:font-size-asian="8pt" style:font-size-complex="8pt"/>
    </style:style>
    <style:style style:name="T135" style:family="text">
      <style:text-properties style:font-name="Comic Sans MS" fo:font-size="8pt" officeooo:rsid="029ed0be" style:font-size-asian="8pt" style:font-size-complex="8pt"/>
    </style:style>
    <style:style style:name="T136" style:family="text">
      <style:text-properties style:font-name="Comic Sans MS" fo:font-size="8pt" officeooo:rsid="029f8b5c" style:font-size-asian="8pt" style:font-size-complex="8pt"/>
    </style:style>
    <style:style style:name="T137" style:family="text">
      <style:text-properties style:font-name="Comic Sans MS" fo:font-size="8pt" officeooo:rsid="02a1b6d5" style:font-size-asian="8pt" style:font-size-complex="8pt"/>
    </style:style>
    <style:style style:name="T138" style:family="text">
      <style:text-properties style:font-name="Comic Sans MS" fo:font-size="8pt" officeooo:rsid="02a3fa94" style:font-size-asian="8pt" style:font-size-complex="8pt"/>
    </style:style>
    <style:style style:name="T139" style:family="text">
      <style:text-properties style:font-name="Comic Sans MS" fo:font-size="8pt" officeooo:rsid="02a598f7" style:font-size-asian="8pt" style:font-size-complex="8pt"/>
    </style:style>
    <style:style style:name="T140" style:family="text">
      <style:text-properties style:font-name="Comic Sans MS" fo:font-size="8pt" officeooo:rsid="02a6ccaf" style:font-size-asian="8pt" style:font-size-complex="8pt"/>
    </style:style>
    <style:style style:name="T141" style:family="text">
      <style:text-properties style:font-name="Comic Sans MS" fo:font-size="8pt" officeooo:rsid="02a74491" style:font-size-asian="8pt" style:font-size-complex="8pt"/>
    </style:style>
    <style:style style:name="T142" style:family="text">
      <style:text-properties style:font-name="Comic Sans MS" fo:font-size="8pt" officeooo:rsid="02a9d429" style:font-size-asian="8pt" style:font-size-complex="8pt"/>
    </style:style>
    <style:style style:name="T143" style:family="text">
      <style:text-properties style:font-name="Comic Sans MS" fo:font-size="8pt" officeooo:rsid="02abf588" style:font-size-asian="8pt" style:font-size-complex="8pt"/>
    </style:style>
    <style:style style:name="T144" style:family="text">
      <style:text-properties style:font-name="Comic Sans MS" fo:font-size="8pt" officeooo:rsid="02b2f3a5" style:font-size-asian="8pt" style:font-size-complex="8pt"/>
    </style:style>
    <style:style style:name="T145" style:family="text">
      <style:text-properties style:font-name="Comic Sans MS" fo:font-size="8pt" officeooo:rsid="02b8fcfc" style:font-size-asian="8pt" style:font-size-complex="8pt"/>
    </style:style>
    <style:style style:name="T146" style:family="text">
      <style:text-properties style:font-name="Comic Sans MS" fo:font-size="8pt" officeooo:rsid="02ba313f" style:font-size-asian="8pt" style:font-size-complex="8pt"/>
    </style:style>
    <style:style style:name="T147" style:family="text">
      <style:text-properties style:font-name="Comic Sans MS" fo:font-size="8pt" officeooo:rsid="02ba681f" style:font-size-asian="8pt" style:font-size-complex="8pt"/>
    </style:style>
    <style:style style:name="T148" style:family="text">
      <style:text-properties style:font-name="Comic Sans MS" fo:font-size="8pt" officeooo:rsid="02bb9a41" style:font-size-asian="8pt" style:font-size-complex="8pt"/>
    </style:style>
    <style:style style:name="T149" style:family="text">
      <style:text-properties style:font-name="Comic Sans MS" fo:font-size="8pt" officeooo:rsid="02bbe37d" style:font-size-asian="8pt" style:font-size-complex="8pt"/>
    </style:style>
    <style:style style:name="T150" style:family="text">
      <style:text-properties style:font-name="Comic Sans MS" fo:font-size="8pt" officeooo:rsid="02bdac62" style:font-size-asian="8pt" style:font-size-complex="8pt"/>
    </style:style>
    <style:style style:name="T151" style:family="text">
      <style:text-properties style:font-name="Comic Sans MS" fo:font-size="8pt" officeooo:rsid="02bdf4f5" style:font-size-asian="8pt" style:font-size-complex="8pt"/>
    </style:style>
    <style:style style:name="T152" style:family="text">
      <style:text-properties style:font-name="Comic Sans MS" fo:font-size="8pt" officeooo:rsid="02bf25f8" style:font-size-asian="8pt" style:font-size-complex="8pt"/>
    </style:style>
    <style:style style:name="T153" style:family="text">
      <style:text-properties style:font-name="Comic Sans MS" fo:font-size="8pt" officeooo:rsid="02c1830c" style:font-size-asian="8pt" style:font-size-complex="8pt"/>
    </style:style>
    <style:style style:name="T154" style:family="text">
      <style:text-properties style:font-name="Comic Sans MS" fo:font-size="8pt" officeooo:rsid="02c18aee" style:font-size-asian="8pt" style:font-size-complex="8pt"/>
    </style:style>
    <style:style style:name="T155" style:family="text">
      <style:text-properties style:font-name="Comic Sans MS" fo:font-size="8pt" officeooo:rsid="02c2e60e" style:font-size-asian="8pt" style:font-size-complex="8pt"/>
    </style:style>
    <style:style style:name="T156" style:family="text">
      <style:text-properties style:font-name="Comic Sans MS" fo:font-size="8pt" officeooo:rsid="02c4024a" style:font-size-asian="8pt" style:font-size-complex="8pt"/>
    </style:style>
    <style:style style:name="T157" style:family="text">
      <style:text-properties style:font-name="Comic Sans MS" fo:font-size="8pt" officeooo:rsid="02c497aa" style:font-size-asian="8pt" style:font-size-complex="8pt"/>
    </style:style>
    <style:style style:name="T158" style:family="text">
      <style:text-properties style:font-name="Comic Sans MS" fo:font-size="8pt" officeooo:rsid="02c4fd6d" style:font-size-asian="8pt" style:font-size-complex="8pt"/>
    </style:style>
    <style:style style:name="T159" style:family="text">
      <style:text-properties style:font-name="Comic Sans MS" fo:font-size="8pt" officeooo:rsid="02c5a822" style:font-size-asian="8pt" style:font-size-complex="8pt"/>
    </style:style>
    <style:style style:name="T160" style:family="text">
      <style:text-properties style:font-name="Comic Sans MS" fo:font-size="8pt" officeooo:rsid="02c82756" style:font-size-asian="8pt" style:font-size-complex="8pt"/>
    </style:style>
    <style:style style:name="T161" style:family="text">
      <style:text-properties style:font-name="Comic Sans MS" fo:font-size="8pt" officeooo:rsid="02ca776e" style:font-size-asian="8pt" style:font-size-complex="8pt"/>
    </style:style>
    <style:style style:name="T162" style:family="text">
      <style:text-properties style:font-name="Comic Sans MS" fo:font-size="8pt" officeooo:rsid="02d6b732" style:font-size-asian="8pt" style:font-size-complex="8pt"/>
    </style:style>
    <style:style style:name="T163" style:family="text">
      <style:text-properties style:font-name="Comic Sans MS" fo:font-size="8pt" officeooo:rsid="02d71aef" style:font-size-asian="8pt" style:font-size-complex="8pt"/>
    </style:style>
    <style:style style:name="T164" style:family="text">
      <style:text-properties style:font-name="Comic Sans MS" fo:font-size="8pt" officeooo:rsid="02d8ebc1" style:font-size-asian="8pt" style:font-size-complex="8pt"/>
    </style:style>
    <style:style style:name="T165" style:family="text">
      <style:text-properties style:font-name="Comic Sans MS" fo:font-size="8pt" officeooo:rsid="02df0374" style:font-size-asian="8pt" style:font-size-complex="8pt"/>
    </style:style>
    <style:style style:name="T166" style:family="text">
      <style:text-properties style:font-name="Comic Sans MS" fo:font-size="8pt" officeooo:rsid="02df674e" style:font-size-asian="8pt" style:font-size-complex="8pt"/>
    </style:style>
    <style:style style:name="T167" style:family="text">
      <style:text-properties style:font-name="Comic Sans MS" fo:font-size="8pt" officeooo:rsid="02e0884d" style:font-size-asian="8pt" style:font-size-complex="8pt"/>
    </style:style>
    <style:style style:name="T168" style:family="text">
      <style:text-properties style:font-name="Comic Sans MS" fo:font-size="8pt" officeooo:rsid="02e200f0" style:font-size-asian="8pt" style:font-size-complex="8pt"/>
    </style:style>
    <style:style style:name="T169" style:family="text">
      <style:text-properties style:font-name="Comic Sans MS" fo:font-size="8pt" officeooo:rsid="02e286f6" style:font-size-asian="8pt" style:font-size-complex="8pt"/>
    </style:style>
    <style:style style:name="T170" style:family="text">
      <style:text-properties style:font-name="Comic Sans MS" fo:font-size="8pt" officeooo:rsid="02e3d914" style:font-size-asian="8pt" style:font-size-complex="8pt"/>
    </style:style>
    <style:style style:name="T171" style:family="text">
      <style:text-properties style:font-name="Comic Sans MS" fo:font-size="8pt" officeooo:rsid="02e5ff7b" style:font-size-asian="8pt" style:font-size-complex="8pt"/>
    </style:style>
    <style:style style:name="T172" style:family="text">
      <style:text-properties style:font-name="Comic Sans MS" fo:font-size="8pt" officeooo:rsid="02e7e2be" style:font-size-asian="8pt" style:font-size-complex="8pt"/>
    </style:style>
    <style:style style:name="T173" style:family="text">
      <style:text-properties style:font-name="Comic Sans MS" fo:font-size="8pt" officeooo:rsid="02e8e5eb" style:font-size-asian="8pt" style:font-size-complex="8pt"/>
    </style:style>
    <style:style style:name="T174" style:family="text">
      <style:text-properties style:font-name="Comic Sans MS" fo:font-size="8pt" officeooo:rsid="02e9f457" style:font-size-asian="8pt" style:font-size-complex="8pt"/>
    </style:style>
    <style:style style:name="T175" style:family="text">
      <style:text-properties style:font-name="Comic Sans MS" fo:font-size="8pt" officeooo:rsid="02ebdee6" style:font-size-asian="8pt" style:font-size-complex="8pt"/>
    </style:style>
    <style:style style:name="T176" style:family="text">
      <style:text-properties style:font-name="Comic Sans MS" fo:font-size="8pt" officeooo:rsid="02ec4ee4" style:font-size-asian="8pt" style:font-size-complex="8pt"/>
    </style:style>
    <style:style style:name="T177" style:family="text">
      <style:text-properties style:font-name="Comic Sans MS" fo:font-size="8pt" officeooo:rsid="02fe0c97" style:font-size-asian="8pt" style:font-size-complex="8pt"/>
    </style:style>
    <style:style style:name="T178" style:family="text">
      <style:text-properties style:font-name="Comic Sans MS" fo:font-size="8pt" officeooo:rsid="0300e1ce" style:font-size-asian="8pt" style:font-size-complex="8pt"/>
    </style:style>
    <style:style style:name="T179" style:family="text">
      <style:text-properties style:font-name="Comic Sans MS" fo:font-size="8pt" officeooo:rsid="03028ef5" style:font-size-asian="8pt" style:font-size-complex="8pt"/>
    </style:style>
    <style:style style:name="T180" style:family="text">
      <style:text-properties style:font-name="Comic Sans MS" fo:font-size="8pt" officeooo:rsid="03065429" style:font-size-asian="8pt" style:font-size-complex="8pt"/>
    </style:style>
    <style:style style:name="T181" style:family="text">
      <style:text-properties style:font-name="Comic Sans MS" fo:font-size="8pt" officeooo:rsid="030f617d" style:font-size-asian="8pt" style:font-size-complex="8pt"/>
    </style:style>
    <style:style style:name="T182" style:family="text">
      <style:text-properties style:font-name="Comic Sans MS" fo:font-size="8pt" officeooo:rsid="03107334" style:font-size-asian="8pt" style:font-size-complex="8pt"/>
    </style:style>
    <style:style style:name="T183" style:family="text">
      <style:text-properties style:font-name="Comic Sans MS" fo:font-size="8pt" officeooo:rsid="03164965" style:font-size-asian="8pt" style:font-size-complex="8pt"/>
    </style:style>
    <style:style style:name="T184" style:family="text">
      <style:text-properties style:font-name="Comic Sans MS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85" style:family="text">
      <style:text-properties style:font-name="Comic Sans MS" fo:font-size="8pt" fo:font-style="italic" fo:font-weight="bold" officeooo:rsid="02411de9" style:font-size-asian="8pt" style:font-style-asian="italic" style:font-weight-asian="bold" style:font-size-complex="8pt" style:font-style-complex="italic" style:font-weight-complex="bold"/>
    </style:style>
    <style:style style:name="T186" style:family="text">
      <style:text-properties officeooo:rsid="020860d7"/>
    </style:style>
    <style:style style:name="T187" style:family="text">
      <style:text-properties officeooo:rsid="0213585c"/>
    </style:style>
    <style:style style:name="T188" style:family="text">
      <style:text-properties officeooo:rsid="0218b9ae"/>
    </style:style>
    <style:style style:name="T189" style:family="text">
      <style:text-properties officeooo:rsid="021ddda9"/>
    </style:style>
    <style:style style:name="T190" style:family="text">
      <style:text-properties officeooo:rsid="021e23df"/>
    </style:style>
    <style:style style:name="T191" style:family="text">
      <style:text-properties officeooo:rsid="021f5500"/>
    </style:style>
    <style:style style:name="T192" style:family="text">
      <style:text-properties officeooo:rsid="02201249"/>
    </style:style>
    <style:style style:name="T193" style:family="text">
      <style:text-properties officeooo:rsid="02202844"/>
    </style:style>
    <style:style style:name="T194" style:family="text">
      <style:text-properties officeooo:rsid="02209f17"/>
    </style:style>
    <style:style style:name="T195" style:family="text">
      <style:text-properties officeooo:rsid="02220745"/>
    </style:style>
    <style:style style:name="T196" style:family="text">
      <style:text-properties officeooo:rsid="022519e0"/>
    </style:style>
    <style:style style:name="T197" style:family="text">
      <style:text-properties officeooo:rsid="0226b0fa"/>
    </style:style>
    <style:style style:name="T198" style:family="text">
      <style:text-properties officeooo:rsid="0227b5b1"/>
    </style:style>
    <style:style style:name="T199" style:family="text">
      <style:text-properties officeooo:rsid="0228db38"/>
    </style:style>
    <style:style style:name="T200" style:family="text">
      <style:text-properties officeooo:rsid="022bf7d3"/>
    </style:style>
    <style:style style:name="T201" style:family="text">
      <style:text-properties officeooo:rsid="022d525f"/>
    </style:style>
    <style:style style:name="T202" style:family="text">
      <style:text-properties officeooo:rsid="022ef5f5"/>
    </style:style>
    <style:style style:name="T203" style:family="text">
      <style:text-properties officeooo:rsid="022ef6c7"/>
    </style:style>
    <style:style style:name="T204" style:family="text">
      <style:text-properties officeooo:rsid="023cf50e"/>
    </style:style>
    <style:style style:name="T205" style:family="text">
      <style:text-properties officeooo:rsid="02405131"/>
    </style:style>
    <style:style style:name="T206" style:family="text">
      <style:text-properties officeooo:rsid="0241e57b"/>
    </style:style>
    <style:style style:name="T207" style:family="text">
      <style:text-properties officeooo:rsid="024c0bbf"/>
    </style:style>
    <style:style style:name="T208" style:family="text">
      <style:text-properties officeooo:rsid="0250636c"/>
    </style:style>
    <style:style style:name="T209" style:family="text">
      <style:text-properties officeooo:rsid="02514251"/>
    </style:style>
    <style:style style:name="T210" style:family="text">
      <style:text-properties officeooo:rsid="02532d25"/>
    </style:style>
    <style:style style:name="T211" style:family="text">
      <style:text-properties officeooo:rsid="02540351"/>
    </style:style>
    <style:style style:name="T212" style:family="text">
      <style:text-properties officeooo:rsid="027965b8"/>
    </style:style>
    <style:style style:name="T213" style:family="text">
      <style:text-properties officeooo:rsid="027bc0d9"/>
    </style:style>
    <style:style style:name="T214" style:family="text">
      <style:text-properties officeooo:rsid="027c6522"/>
    </style:style>
    <style:style style:name="T215" style:family="text">
      <style:text-properties officeooo:rsid="027d6a55"/>
    </style:style>
    <style:style style:name="T216" style:family="text">
      <style:text-properties officeooo:rsid="027e1f07"/>
    </style:style>
    <style:style style:name="T217" style:family="text">
      <style:text-properties officeooo:rsid="0288b076"/>
    </style:style>
    <style:style style:name="T218" style:family="text">
      <style:text-properties officeooo:rsid="028a0ad9"/>
    </style:style>
    <style:style style:name="T219" style:family="text">
      <style:text-properties officeooo:rsid="0292f80a"/>
    </style:style>
    <style:style style:name="T220" style:family="text">
      <style:text-properties officeooo:rsid="02945044"/>
    </style:style>
    <style:style style:name="T221" style:family="text">
      <style:text-properties officeooo:rsid="0297f893"/>
    </style:style>
    <style:style style:name="T222" style:family="text">
      <style:text-properties officeooo:rsid="029a480c"/>
    </style:style>
    <style:style style:name="T223" style:family="text">
      <style:text-properties officeooo:rsid="029c4a54"/>
    </style:style>
    <style:style style:name="T224" style:family="text">
      <style:text-properties officeooo:rsid="02adf1f1"/>
    </style:style>
    <style:style style:name="T225" style:family="text">
      <style:text-properties officeooo:rsid="02b68edf"/>
    </style:style>
    <style:style style:name="T226" style:family="text">
      <style:text-properties officeooo:rsid="02caf1ae"/>
    </style:style>
    <style:style style:name="T227" style:family="text">
      <style:text-properties officeooo:rsid="02cc38fd"/>
    </style:style>
    <style:style style:name="T228" style:family="text">
      <style:text-properties officeooo:rsid="02ee955d"/>
    </style:style>
    <style:style style:name="T229" style:family="text">
      <style:text-properties officeooo:rsid="02ef0e29"/>
    </style:style>
    <style:style style:name="T230" style:family="text">
      <style:text-properties officeooo:rsid="02f29a35"/>
    </style:style>
    <style:style style:name="T231" style:family="text">
      <style:text-properties officeooo:rsid="02f9bfc0"/>
    </style:style>
    <style:style style:name="T232" style:family="text">
      <style:text-properties officeooo:rsid="02fa9087"/>
    </style:style>
    <style:style style:name="T233" style:family="text">
      <style:text-properties officeooo:rsid="030eca3c"/>
    </style:style>
    <style:style style:name="T234" style:family="text">
      <style:text-properties officeooo:rsid="03149e7b"/>
    </style:style>
    <style:style style:name="T235" style:family="text">
      <style:text-properties officeooo:rsid="03227627"/>
    </style:style>
    <style:style style:name="T236" style:family="text">
      <style:text-properties officeooo:rsid="032a3c3e"/>
    </style:style>
    <style:style style:name="T237" style:family="text">
      <style:text-properties officeooo:rsid="032a8953"/>
    </style:style>
    <style:style style:name="T238" style:family="text">
      <style:text-properties officeooo:rsid="032d2a31"/>
    </style:style>
    <style:style style:name="T239" style:family="text">
      <style:text-properties officeooo:rsid="032da208"/>
    </style:style>
    <style:style style:name="T240" style:family="text">
      <style:text-properties officeooo:rsid="032dfdfb"/>
    </style:style>
    <style:style style:name="T241" style:family="text">
      <style:text-properties officeooo:rsid="032fbb95"/>
    </style:style>
    <style:style style:name="T242" style:family="text">
      <style:text-properties officeooo:rsid="0330640d"/>
    </style:style>
    <style:style style:name="T243" style:family="text">
      <style:text-properties officeooo:rsid="033252f6"/>
    </style:style>
    <style:style style:name="gr1" style:family="graphic">
      <style:graphic-properties draw:textarea-horizontal-align="justify" draw:textarea-vertical-align="middle" draw:auto-grow-height="false" fo:min-height="9.843cm" fo:min-width="9.84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65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61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="gradient" draw:fill-color="#ff33ff" draw:fill-gradient-name="Tango_20_Green" draw:textarea-horizontal-align="justify" draw:textarea-vertical-align="middle" draw:auto-grow-height="false" fo:min-height="0.249cm" fo:min-width="0.36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="gradient" draw:fill-gradient-name="Tango_20_Green" draw:textarea-horizontal-align="justify" draw:textarea-vertical-align="middle" draw:auto-grow-height="false" fo:min-height="0.249cm" fo:min-width="0.36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ff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ff3333" draw:fill-color="#ff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color="#ff3333" draw:fill-color="#ff3333" draw:textarea-horizontal-align="justify" draw:textarea-vertical-align="middle" draw:auto-grow-height="false" fo:min-height="0.122cm" fo:min-width="0.12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-color="#ff3333" draw:textarea-horizontal-align="justify" draw:textarea-vertical-align="middle" draw:auto-grow-height="false" fo:min-height="0.162cm" fo:min-width="0.16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-color="#ff950e" draw:textarea-horizontal-align="justify" draw:textarea-vertical-align="middle" draw:auto-grow-height="false" fo:min-height="0.146cm" fo:min-width="0.14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fill-color="#ffccff" draw:textarea-horizontal-align="justify" draw:textarea-vertical-align="middle" draw:auto-grow-height="false" fo:min-height="0.162cm" fo:min-width="0.16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fill-color="#ffff00" draw:textarea-horizontal-align="justify" draw:textarea-vertical-align="middle" draw:auto-grow-height="false" fo:min-height="0.161cm" fo:min-width="0.16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fill-color="#ff33ff" draw:textarea-horizontal-align="justify" draw:textarea-vertical-align="middle" draw:auto-grow-height="false" fo:min-height="0.148cm" fo:min-width="0.14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fill-color="#ffff00" draw:textarea-horizontal-align="justify" draw:textarea-vertical-align="middle" draw:auto-grow-height="false" fo:min-height="0.175cm" fo:min-width="0.1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fill-color="#669900" draw:textarea-horizontal-align="justify" draw:textarea-vertical-align="middle" draw:auto-grow-height="false" fo:min-height="0.175cm" fo:min-width="0.1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fill-color="#ffccff" draw:textarea-horizontal-align="justify" draw:textarea-vertical-align="middle" draw:auto-grow-height="false" fo:min-height="0.12cm" fo:min-width="0.1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fill-color="#ff950e" draw:textarea-horizontal-align="justify" draw:textarea-vertical-align="middle" draw:auto-grow-height="false" fo:min-height="0.12cm" fo:min-width="0.1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fill-color="#ffccff" draw:textarea-horizontal-align="justify" draw:textarea-vertical-align="middle" draw:auto-grow-height="false" fo:min-height="0.161cm" fo:min-width="0.16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fill-color="#ffff00" draw:textarea-horizontal-align="justify" draw:textarea-vertical-align="middle" draw:auto-grow-height="false" fo:min-height="0.081cm" fo:min-width="0.08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fill-color="#ffccff" draw:textarea-horizontal-align="justify" draw:textarea-vertical-align="middle" draw:auto-grow-height="false" fo:min-height="0.109cm" fo:min-width="0.1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fill-color="#ff950e" draw:textarea-horizontal-align="justify" draw:textarea-vertical-align="middle" draw:auto-grow-height="false" fo:min-height="0.138cm" fo:min-width="0.13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fill-color="#ffccff" draw:textarea-horizontal-align="justify" draw:textarea-vertical-align="middle" draw:auto-grow-height="false" fo:min-height="0.175cm" fo:min-width="0.17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5">Sugestão de Casos de Uso {</text:p>
      <text:p text:style-name="P95"><text:tab/>...</text:p>
      <text:p text:style-name="P95">}</text:p>
      <text:p text:style-name="P96"/>
      <text:p text:style-name="P97">Prioridade [</text:p>
      <text:p text:style-name="P97"><text:tab/>0.<text:span text:style-name="T20">0</text:span>,1<text:span text:style-name="T20">0.0</text:span></text:p>
      <text:p text:style-name="P97">]</text:p>
      <text:p text:style-name="P98"/>
      <text:p text:style-name="P99">Frequência </text:p>
      <text:p text:style-name="P99">{</text:p>
      <text:p text:style-name="P99"><text:tab/>Extremamente baixa, Muito baixa, baixa, média-baixa, média, média-alta, alta, Muito alta, Extremamente Alta</text:p>
      <text:p text:style-name="P99">}</text:p>
      <text:p text:style-name="P236"/>
      <text:p text:style-name="P233"/>
      <text:p text:style-name="P234">[Caso de uso 0.1] <text:span text:style-name="T1">Distribuir a Simulação</text:span></text:p>
      <text:p text:style-name="P61"><text:span text:style-name="T15">Obj</text:span><text:span text:style-name="T16">etivo</text:span><text:span text:style-name="T61">: </text:span><text:span text:style-name="T62">Distribuir a carga de trabalho da simulação para os recursos disponíveis na rede de colaboradores. </text:span></text:p>
      <text:p text:style-name="P7">Escopo: <text:span text:style-name="T6">Framework S</text:span><text:span text:style-name="T2">leigh </text:span><text:span text:style-name="T3">(Broker)</text:span><text:span text:style-name="T2">.</text:span></text:p>
      <text:p text:style-name="P3">Pré-<text:span text:style-name="T29">C</text:span>ondições: <text:span text:style-name="T7">Arquivo de entrada da simulação, que será passada pela interface web.</text:span></text:p>
      <text:p text:style-name="P64"><text:span text:style-name="T61">Condição Final de Sucessos: </text:span><text:span text:style-name="T63">O recurso de processamento recebeu corretamente os parâmetros necessários para realizar a simulaç</text:span><text:span text:style-name="T8">ão.</text:span></text:p>
      <text:p text:style-name="P64">Condição Final de Falha: <text:span text:style-name="T9">Ocorre uma interrupção do processo de distribuição, caso o recursos já esteja processando ele é avisado pelo ator para cancelar o processo.</text:span></text:p>
      <text:p text:style-name="P64">Ator Primário: <text:span text:style-name="T10">Cupid (Ativo)</text:span></text:p>
      <text:p text:style-name="P64"/>
      <text:p text:style-name="P64">Cenário Principal de Sucesso:</text:p>
      <text:p text:style-name="P68">1º passo. <text:span text:style-name="T11">Verificar se existem recursos disponíveis.</text:span></text:p>
      <text:p text:style-name="P73">2º passo. <text:span text:style-name="T12">Enviar as instruções da simulação.</text:span></text:p>
      <text:p text:style-name="P76">3º passo. <text:span text:style-name="T19">Receber ping de resposta indicando o estado: positivo, negativo, in-queue, etc.</text:span></text:p>
      <text:p text:style-name="P68"/>
      <text:p text:style-name="P64">Extensões:</text:p>
      <text:p text:style-name="P79">1.<text:span text:style-name="T13">1 Não existe recurso disponível: Enviar uma mensagem para o ator que não existe recurso disponível no momento.</text:span></text:p>
      <text:p text:style-name="P82">2.<text:span text:style-name="T14">1 Problemas com a comunicação via rede: Reenviar após um período de tempo. Caso falhe após X tentativas, remover o nodo na lista de colaboradores.</text:span></text:p>
      <text:p text:style-name="P85">2.2 O nodo não é mais colaborador: Remove da lista de colaboradores.</text:p>
      <text:p text:style-name="P86">2.3 <text:span text:style-name="T17">As instruções se corromperam (ping: negativo) durante o envio: Reenviar imediatamente as instruções.</text:span></text:p>
      <text:p text:style-name="P87">2.<text:span text:style-name="T46">4</text:span> <text:span text:style-name="T18">O colaborador já estava processando (ping: in-queue): Coloca na lista de colaboradores processando.</text:span></text:p>
      <text:p text:style-name="P64"/>
      <text:p text:style-name="P64">Informação Relacionada:</text:p>
      <text:p text:style-name="P289"><text:span text:style-name="T200">RNF</text:span>: <text:span text:style-name="T235">Performance</text:span>.</text:p>
      <text:p text:style-name="P64">Prioridade: <text:span text:style-name="T21">10.0.</text:span></text:p>
      <text:p text:style-name="P64">Desempenho: <text:span text:style-name="T22">Menor overhead possível.</text:span></text:p>
      <text:p text:style-name="P64">Frequência: <text:span text:style-name="T23">Muito alta.</text:span></text:p>
      <text:p text:style-name="P64">Caso de Uso Pai: <text:span text:style-name="T57">0.X-Instanciar uma simulação</text:span></text:p>
      <text:p text:style-name="P64">Caso de Uso Subordinados: <text:span text:style-name="T38">0.2-Retornar o Estado da Simulação.</text:span></text:p>
      <text:p text:style-name="P64">Atores Secundários: <text:span text:style-name="T27">App Pine (Pinheiro → Árvore de Natal → onde os presentes ficam)</text:span></text:p>
      <text:p text:style-name="P237"/>
      <text:p text:style-name="P64"/>
      <text:p text:style-name="P174">[Caso de uso 0.2] <text:span text:style-name="T24">Retornar o Estado da Simulação</text:span></text:p>
      <text:p text:style-name="P100">Objetivo: <text:span text:style-name="T25">Informar para os usuários-colaboradores (a.k.a Pais) sobre o andamento atual da simulação.</text:span></text:p>
      <text:p text:style-name="P103">Escopo: <text:span text:style-name="T26">Framework Sleigh.</text:span></text:p>
      <text:p text:style-name="P106">Pré-<text:span text:style-name="T30">C</text:span>ondições: <text:span text:style-name="T28">Possuir uma simulação ativa.</text:span></text:p>
      <text:p text:style-name="P109">Condição Final de Sucesso: <text:span text:style-name="T31">Retornar os dados (Estado atual: Em andamento, Interrompido, Finalizado; progresso atual) referente ao estado atual da simulação.</text:span></text:p>
      <text:p text:style-name="P112">Condição Final de Falha: <text:span text:style-name="T32">Retornar que a simulação foi encerrada, pois o usuário cancelou a simulação.</text:span></text:p>
      <text:p text:style-name="P115">Ator: <text:span text:style-name="T37">Cupid (Passivo)</text:span></text:p>
      <text:p text:style-name="P115"/>
      <text:p text:style-name="P118">Cenário Principal de Sucesso:</text:p>
      <text:p text:style-name="P118">1º passo. <text:span text:style-name="T33">Acessar as variáveis de estado de simulação.</text:span></text:p>
      <text:p text:style-name="P122">2º <text:span text:style-name="T34">passo. Enviar para interface web os dados acessados.</text:span></text:p>
      <text:p text:style-name="P126">3º passo: <text:span text:style-name="T36">Receber o ping de resposta indicando o estado: positivo, negativo.</text:span></text:p>
      <text:p text:style-name="P122"/>
      <text:p text:style-name="P129">Extensões:</text:p>
      <text:p text:style-name="P132">1.<text:span text:style-name="T35">1 Simulação não existente: Comunica para interface web que o recurso não pode ser utilizado, pois a simulação não existe.</text:span></text:p>
      <text:p text:style-name="P126">2.1 Falha no envio de dados: <text:span text:style-name="T38">Aguardar o próximo ciclo de envio.</text:span></text:p>
      <text:p text:style-name="P126"/>
      <text:p text:style-name="P133">Informação Relacionada:</text:p>
      <text:p text:style-name="P290"><text:span text:style-name="T200">RNF</text:span>: <text:span text:style-name="T237">Confiabilidade.</text:span></text:p>
      <text:p text:style-name="P133">Prioridade: <text:span text:style-name="T38">8.0.</text:span></text:p>
      <text:p text:style-name="P136">Desempenho: Menor overhead de rede possível.</text:p>
      <text:p text:style-name="P136">Frequência: Alta.</text:p>
      <text:p text:style-name="P136">Caso de Uso Pai: 0.1-Distribuir Simulação.</text:p>
      <text:p text:style-name="P136">Caso de Uso Subordinados: -</text:p>
      <text:p text:style-name="P136">Atores Secundários: -</text:p>
      <text:p text:style-name="P238"/>
      <text:p text:style-name="P136"/>
      <text:p text:style-name="P175">[Caso de uso 0.3] Parar a <text:span text:style-name="T39">S</text:span>imulação</text:p>
      <text:p text:style-name="P101"><text:soft-page-break/>Objetivo: <text:span text:style-name="T39">Usuário deseja interromper sua simulação.</text:span> </text:p>
      <text:p text:style-name="P104">Escopo: <text:span text:style-name="T39">Framework Sleigh.</text:span></text:p>
      <text:p text:style-name="P107">Pré-<text:span text:style-name="T30">C</text:span>ondições: <text:span text:style-name="T28">Possuir uma simulação ativa.</text:span></text:p>
      <text:p text:style-name="P110">Condição Final de Sucesso: <text:span text:style-name="T39">Todos os stakeholders envolvidos com a determinada simulação serão devidamente pausados.</text:span></text:p>
      <text:p text:style-name="P113">Condição Final de Falha: <text:span text:style-name="T40">Continua a simulação. </text:span></text:p>
      <text:p text:style-name="P116">Ator: <text:span text:style-name="T37">Cupid (Ativo), Framework Sleigh.</text:span></text:p>
      <text:p text:style-name="P116"/>
      <text:p text:style-name="P119">Cenário Principal de Sucesso:</text:p>
      <text:p text:style-name="P123"><text:span text:style-name="T40">1</text:span>º <text:span text:style-name="T34">passo. Salvar o estado atual da simulação.</text:span></text:p>
      <text:p text:style-name="P119"><text:span text:style-name="T40">2</text:span>º passo. <text:span text:style-name="T39">Enviar sinal de parada para a simulação em execução.</text:span></text:p>
      <text:p text:style-name="P127">3º passo. <text:span text:style-name="T40">Receber o ping de resposta indicando estado: positivo, negativo.</text:span></text:p>
      <text:p text:style-name="P139">4º passo. Enviar para os usuários-colaborados que a simulação foi pausada.</text:p>
      <text:p text:style-name="P140"><text:span text:style-name="T44">5</text:span>º passo. Para<text:span text:style-name="T42">r</text:span> de enviar o estado de simulação.</text:p>
      <text:p text:style-name="P124"/>
      <text:p text:style-name="P130">Extensões:</text:p>
      <text:p text:style-name="P141"><text:span text:style-name="T41">1</text:span>.1 Falha no armazenamento do estado atual: <text:span text:style-name="T41">Salva o último estado válido</text:span>.</text:p>
      <text:p text:style-name="P128"><text:span text:style-name="T41">2</text:span>.1 Falha no envio d<text:span text:style-name="T40">o sinal</text:span>: <text:span text:style-name="T38">Aguardar o próximo ciclo de envio.</text:span></text:p>
      <text:p text:style-name="P127"/>
      <text:p text:style-name="P134">Informação Relacionada:</text:p>
      <text:p text:style-name="P291"><text:span text:style-name="T200">RNF</text:span>: <text:span text:style-name="T236">Segurança.</text:span></text:p>
      <text:p text:style-name="P134">Prioridade: <text:span text:style-name="T41">7.5.</text:span></text:p>
      <text:p text:style-name="P137">Desempenho: Menor <text:span text:style-name="T41">espaço de tempo</text:span> possível.</text:p>
      <text:p text:style-name="P137">Frequência: <text:span text:style-name="T41">Extremamente baixa</text:span>.</text:p>
      <text:p text:style-name="P137">Caso de Uso Pai: -</text:p>
      <text:p text:style-name="P137">Caso de Uso Subordinados: -</text:p>
      <text:p text:style-name="P137">Atores Secundários: <text:span text:style-name="T41">App Pine</text:span>.</text:p>
      <text:p text:style-name="P239"/>
      <text:p text:style-name="P137"/>
      <text:p text:style-name="P176">[Caso de uso 0.<text:span text:style-name="T41">4</text:span>] <text:span text:style-name="T41">Excluir</text:span> a <text:span text:style-name="T39">S</text:span>imulação</text:p>
      <text:p text:style-name="P102">Objetivo: <text:span text:style-name="T39">Usuário deseja finalizar sua simulação.</text:span> </text:p>
      <text:p text:style-name="P105">Escopo: <text:span text:style-name="T39">Framework Sleigh.</text:span></text:p>
      <text:p text:style-name="P108">Pré-<text:span text:style-name="T30">C</text:span>ondições: <text:span text:style-name="T28">Possuir uma simulação ativa.</text:span></text:p>
      <text:p text:style-name="P111">Condição Final de Sucesso: <text:span text:style-name="T39">Todos os stakeholders envolvidos com a determinada simulação serão devidamente encerrados.</text:span></text:p>
      <text:p text:style-name="P114">Condição Final de Falha: <text:span text:style-name="T40">Continua a simulação. </text:span></text:p>
      <text:p text:style-name="P117">Ator: <text:span text:style-name="T37">Cupid (Ativo), Framework Sleigh.</text:span></text:p>
      <text:p text:style-name="P117"/>
      <text:p text:style-name="P120">Cenário Principal de Sucesso:</text:p>
      <text:p text:style-name="P125"><text:span text:style-name="T40">1</text:span>º <text:span text:style-name="T34">passo. Enviar o ping da morte para os stakeholders.</text:span></text:p>
      <text:p text:style-name="P121"><text:span text:style-name="T40">2</text:span>º passo. <text:span text:style-name="T43">Enviar para os usuários-colaboradores que a simulação não existe mais.</text:span></text:p>
      <text:p text:style-name="P128">3º passo. <text:span text:style-name="T43">Parar de receber o estado da simulação.</text:span></text:p>
      <text:p text:style-name="P125"/>
      <text:p text:style-name="P131">Extensões:</text:p>
      <text:p text:style-name="P142"><text:span text:style-name="T41">1</text:span>.1 Falha no <text:span text:style-name="T45">envio do ping da morte</text:span>: <text:span text:style-name="T45">Reenviar, pois o ping da morte tarda mas não falha</text:span>.</text:p>
      <text:p text:style-name="P128"/>
      <text:p text:style-name="P135">Informação Relacionada:</text:p>
      <text:p text:style-name="P292"><text:span text:style-name="T200">RNF</text:span>: <text:span text:style-name="T236">Segurança.</text:span></text:p>
      <text:p text:style-name="P135">Prioridade: <text:span text:style-name="T41">7.5.</text:span></text:p>
      <text:p text:style-name="P138">Desempenho: Menor <text:span text:style-name="T41">espaço de tempo</text:span> possível.</text:p>
      <text:p text:style-name="P138">Frequência: <text:span text:style-name="T41">Extremamente baixa</text:span>.</text:p>
      <text:p text:style-name="P138">Caso de Uso Pai: -</text:p>
      <text:p text:style-name="P138">Caso de Uso Subordinados: -</text:p>
      <text:p text:style-name="P138">Atores Secundários: <text:span text:style-name="T41">App Pine</text:span></text:p>
      <text:p text:style-name="P240"/>
      <text:p text:style-name="P177"/>
      <text:p text:style-name="P178">[Caso de uso 0.X] Configurar uma Simulação</text:p>
      <text:p text:style-name="P23">Objetivo: O usuário dese<text:span text:style-name="T83">j</text:span>a criar um arquivo de configuração para poder instanciar uma simulação.</text:p>
      <text:p text:style-name="P24">Escopo: Cupid</text:p>
      <text:p text:style-name="P143">Pré-Condições: -</text:p>
      <text:p text:style-name="P144">Condição Final de Sucesso: <text:span text:style-name="T82">O arquivo foi criado de acordo com as especificações desejadas pelo usuário.</text:span></text:p>
      <text:p text:style-name="P145">Condição Final de Falha: <text:span text:style-name="T84">Os dados armazenados durante o processo são descartados.</text:span></text:p>
      <text:p text:style-name="P146">Ator: Usuário <text:span text:style-name="T99">(Children)</text:span>.</text:p>
      <text:p text:style-name="P146"/>
      <text:p text:style-name="P147">Cenário Principal de Sucesso:</text:p>
      <text:p text:style-name="P148">1<text:span text:style-name="T50">º </text:span>passo. <text:span text:style-name="T88">Passar as especificações da simulação.</text:span></text:p>
      <text:p text:style-name="P149">2<text:span text:style-name="T50">º </text:span>passo. <text:span text:style-name="T87">Validar o arquivo criado.</text:span></text:p>
      <text:p text:style-name="P148">3<text:span text:style-name="T50">º </text:span>passo. <text:span text:style-name="T90">Gerar o arquivo de configuração.</text:span></text:p>
      <text:p text:style-name="P148"/>
      <text:p text:style-name="P150">Extensões:</text:p>
      <text:p text:style-name="P151">2.2 <text:span text:style-name="T91">O arquivo é dito inválido: Retorna uma mensagem avisando o problema, idealmente dando alguma dica de o que pode estar errado. </text:span></text:p>
      <text:p text:style-name="P152"/>
      <text:p text:style-name="P298">Informação Relacionada:</text:p>
      <text:p text:style-name="P293"><text:span text:style-name="T200">RNF</text:span>: <text:span text:style-name="T238">Usabilidade.</text:span></text:p>
      <text:p text:style-name="P153">Prioridade: <text:span text:style-name="T89">10.0</text:span></text:p>
      <text:p text:style-name="P153">Desempenho: </text:p>
      <text:p text:style-name="P153"><text:soft-page-break/>Frequência: <text:span text:style-name="T85">média-baixa</text:span></text:p>
      <text:p text:style-name="P154">Caso de Uso Pai: -</text:p>
      <text:p text:style-name="P154">Caso de Uso Subordinado: <text:span text:style-name="T86">0.X-Instanciar uma simulação.</text:span></text:p>
      <text:p text:style-name="P240"/>
      <text:p text:style-name="P138"/>
      <text:p text:style-name="P179">[Caso de uso 0.<text:span text:style-name="T53">X</text:span>] <text:span text:style-name="T47">Instanciar uma Simulação</text:span></text:p>
      <text:p text:style-name="P155">Objetivo: Usuário deseja executar uma simulação.</text:p>
      <text:p text:style-name="P155">Escopo: <text:span text:style-name="T92">Framework Sleigh.</text:span></text:p>
      <text:p text:style-name="P156">Pré-Condições: <text:span text:style-name="T48">Ter um arquivo de configuração da simulação.</text:span></text:p>
      <text:p text:style-name="P157">Condição Final de Sucesso: A simulação está sendo executada; usuário consegue acompanhar o progesso dela; ele consegue colaborar com aquela simulação.</text:p>
      <text:p text:style-name="P158">Condição Final de Falha: <text:span text:style-name="T49">Todos os dados armazenados durante o processo são descartados. Caso a simulação já esteja acontecendo ele deverá excluir ela ou pausar.</text:span></text:p>
      <text:p text:style-name="P159">Ator: <text:span text:style-name="T92">Cupid</text:span></text:p>
      <text:p text:style-name="P159"/>
      <text:p text:style-name="P160">Cenário Principal de Sucesso:</text:p>
      <text:p text:style-name="P161">1<text:span text:style-name="T50">º passo. Validar o arquivo de configuração.</text:span></text:p>
      <text:p text:style-name="P162">2<text:span text:style-name="T50">º </text:span>passo. <text:span text:style-name="T51">Instanciar o Broker de acordo com as configurações passadas. </text:span></text:p>
      <text:p text:style-name="P163">3<text:span text:style-name="T50">º </text:span>passo. <text:span text:style-name="T52">Criar a fila de tarefas a serem processadas ou um gerador de tarefas.</text:span></text:p>
      <text:p text:style-name="P164">4<text:span text:style-name="T50">º </text:span>passo. Enviar ping com estado de sucesso ou fracasso.</text:p>
      <text:p text:style-name="P163"/>
      <text:p text:style-name="P165">Extensões:</text:p>
      <text:p text:style-name="P166">1.1 <text:span text:style-name="T60">Arquivo é dito inválido: Retorna uma mensagem de aviso dizendo o problema, idealmente dando alguma dica de o que pode estar errado. </text:span></text:p>
      <text:p text:style-name="P165"/>
      <text:p text:style-name="P167">Informações Relacionada:</text:p>
      <text:p text:style-name="P294"><text:span text:style-name="T200">RNF</text:span>: <text:span text:style-name="T239">Segurança.</text:span></text:p>
      <text:p text:style-name="P167">Prioridade: <text:span text:style-name="T54">10.0.</text:span></text:p>
      <text:p text:style-name="P168">Desempenho: <text:span text:style-name="T55">O menor tempo possível. </text:span></text:p>
      <text:p text:style-name="P169">Frequência: <text:span text:style-name="T56">média-baixa</text:span></text:p>
      <text:p text:style-name="P170">Caso de Uso Pai: <text:span text:style-name="T59">0.X-Configurar uma Simulação.</text:span></text:p>
      <text:p text:style-name="P171">Caso de Uso Subordinados: <text:span text:style-name="T58">0.1-Distribuir uma Simulação.</text:span></text:p>
      <text:p text:style-name="P241"/>
      <text:p text:style-name="P171"/>
      <text:p text:style-name="P180">[Caso de uso 0.X] Retornar <text:span text:style-name="T93">Resultado da Simulação</text:span></text:p>
      <text:p text:style-name="P25">Objetivo: <text:span text:style-name="T94">O colaborador deseja retornar o resultado da seu trabalho.</text:span></text:p>
      <text:p text:style-name="P26">Escopo: App Pine</text:p>
      <text:p text:style-name="P27">Pré-Condições: <text:span text:style-name="T95">Ter terminado de simular o trabalho designado a ele.</text:span></text:p>
      <text:p text:style-name="P28">Condição Final Sucesso: O<text:span text:style-name="T96">s dados gerados são armazenados com sucesso no banco de dados.</text:span></text:p>
      <text:p text:style-name="P29">Condição Final de Fallha: <text:span text:style-name="T97">A carga de trabalho que antes foi designado a ele deve ser simulado de novo.</text:span></text:p>
      <text:p text:style-name="P30">Ator: <text:span text:style-name="T98">Colaborador (Father)</text:span></text:p>
      <text:p text:style-name="P30"/>
      <text:p text:style-name="P31">Cenário Principal de Sucesso:</text:p>
      <text:p text:style-name="P32">1<text:span text:style-name="T50">º passo. Selecionar e formatar os dados gerados.</text:span></text:p>
      <text:p text:style-name="P33">2<text:span text:style-name="T50">º passo. Enviar os dados para o banco de dados.</text:span></text:p>
      <text:p text:style-name="P34">3<text:span text:style-name="T50">º </text:span>passo. <text:span text:style-name="T105">Receber um ping de resposta indicando o estado: positivo, negativo.</text:span></text:p>
      <text:p text:style-name="P31"/>
      <text:p text:style-name="P35">Extensões:</text:p>
      <text:p text:style-name="P36">2.1 Falha no envio de dados: <text:span text:style-name="T106">Tentar novamente após receber o ping de resposta negativo.</text:span></text:p>
      <text:p text:style-name="P31"/>
      <text:p text:style-name="P277">Informação <text:span text:style-name="T100">Relacionada:</text:span></text:p>
      <text:p text:style-name="P278"><text:span text:style-name="T200">RNF</text:span>: <text:span text:style-name="T240">Segurança.</text:span></text:p>
      <text:p text:style-name="P37">Prioridade: 10.0</text:p>
      <text:p text:style-name="P38">Desempenho: <text:span text:style-name="T101">Menor overhead de rede possível.</text:span></text:p>
      <text:p text:style-name="P39">Frequência: <text:span text:style-name="T102">Muito alta</text:span></text:p>
      <text:p text:style-name="P40">Caso de Uso Pai: <text:span text:style-name="T104">0.1-Distribuir Simulação,...</text:span></text:p>
      <text:p text:style-name="P41">Caso de Uso Subordinado<text:span text:style-name="T103">s</text:span>: <text:span text:style-name="T103">X.X-Armazenar o Resultado da Simulação.</text:span></text:p>
      <text:p text:style-name="P242"/>
      <text:p text:style-name="P30"/>
      <text:p text:style-name="P181">[Caso de uso 0.X] Armazenar o Resultado da Simulação</text:p>
      <text:p text:style-name="P42">Objetivo: <text:span text:style-name="T107">Os dados gerados pelo colaborador deve ser armazenado em um banco dados.</text:span></text:p>
      <text:p text:style-name="P43">Escopo: North Pole<text:span text:style-name="T193">.</text:span></text:p>
      <text:p text:style-name="P44">Pré-Condições: <text:span text:style-name="T108">Receber corretamente os dados gerados.</text:span></text:p>
      <text:p text:style-name="P45">Condição Final de Sucesso: Os dados foram armazenados.</text:p>
      <text:p text:style-name="P46">Condição Final de Falha: <text:span text:style-name="T110">Os dados devem ser gerados novamente.</text:span></text:p>
      <text:p text:style-name="P46"/>
      <text:p text:style-name="P47">Cenário Principal de Sucesso:</text:p>
      <text:p text:style-name="P48">1<text:span text:style-name="T50">º </text:span>passo. ?</text:p>
      <text:p text:style-name="P49">2<text:span text:style-name="T50">º </text:span>passo. ?</text:p>
      <text:p text:style-name="P49">...</text:p>
      <text:p text:style-name="P48"/>
      <text:p text:style-name="P47">Extensões:</text:p>
      <text:p text:style-name="P50">...</text:p>
      <text:p text:style-name="P45"/>
      <text:p text:style-name="P282">Informação Relacionada:</text:p>
      <text:p text:style-name="P279"><text:span text:style-name="T200">RNF</text:span>: <text:span text:style-name="T241">Baixo consumo das unidades de armazenamento.</text:span></text:p>
      <text:p text:style-name="P51">Prioridade: 10.0.</text:p>
      <text:p text:style-name="P51"><text:soft-page-break/>Desempenho: <text:span text:style-name="T109">Pouco gasto da unidade de armazenamento.</text:span></text:p>
      <text:p text:style-name="P52">Frequência: Muito alta.</text:p>
      <text:p text:style-name="P53">Caso de Uso Pai: 0.X-Retornar Resultado da Simulação.</text:p>
      <text:p text:style-name="P53">Caso de Uso Subordinados: -</text:p>
      <text:p text:style-name="P53"/>
      <text:p text:style-name="P53"/>
      <text:p text:style-name="P182"/>
      <text:p text:style-name="P243"/>
      <text:p text:style-name="P183"/>
      <text:p text:style-name="P183">[Caso de uso 0.<text:span text:style-name="T111">X</text:span>] Getting Started</text:p>
      <text:p text:style-name="P1">Objetivo: A partir da interface web, seguir passos para iniciar uma nova simulação. </text:p>
      <text:p text:style-name="P1">Escopo: <text:span text:style-name="T192">Cupid</text:span>.</text:p>
      <text:p text:style-name="P1">Precondições: Estar logado em sua conta(Então precisamos decidir se ele pode começar uma simulação mesmo não tendo nenhum domínio dentro do site).</text:p>
      <text:p text:style-name="P1">Condição Final de Sucesso: Seguir os passos básicos de configurações, e iniciar uma simulação.</text:p>
      <text:p text:style-name="P1">Condição Final de Falha: Não conseguir iniciar a simulação. </text:p>
      <text:p text:style-name="P1">Ator: Cupid (Ativo), Interface Web(Nome mais adequado).</text:p>
      <text:p text:style-name="P1"/>
      <text:p text:style-name="P1">Cenário Principal de Sucesso:</text:p>
      <text:p text:style-name="P1">1º passo. Entrada correta com todo os dados básicos para o início da simulação.</text:p>
      <text:p text:style-name="P1">2º passo. Enviar todos os dados para o Framework Sleigh.</text:p>
      <text:p text:style-name="P1">3º passo. Receber o ping de resposta indicando estado: positivo, negativo.</text:p>
      <text:p text:style-name="P1"/>
      <text:p text:style-name="P1">Extensões:</text:p>
      <text:p text:style-name="P1">1.1 Falta de <text:s/>dados ou entrada incorreta: Apresentar uma mensagem de aviso, esperar os dados serem ajustados ou completados.</text:p>
      <text:p text:style-name="P1">1.2 Problemas com a comunicação via rede: Reenviar após um período de tempo. Caso falhe após X tentativas, remover o nodo na lista de colaboradores.</text:p>
      <text:p text:style-name="P1"/>
      <text:p text:style-name="P1">Informação Relacionada:</text:p>
      <text:p text:style-name="P1">Prioridade: 9.0.</text:p>
      <text:p text:style-name="P1">Desempenho: Menor espaço de tempo possível.</text:p>
      <text:p text:style-name="P1">Frequência: Extremamente alta.</text:p>
      <text:p text:style-name="P1">Caso de Uso Pai: <text:span text:style-name="T216">-</text:span> </text:p>
      <text:p text:style-name="P1">Caso de Uso Subordinados: Unknow.</text:p>
      <text:p text:style-name="P1">Atores Secundários: Framework Slegh.</text:p>
      <text:p text:style-name="P244"/>
      <text:p text:style-name="P1"/>
      <text:p text:style-name="P184">[Caso de uso <text:span text:style-name="T114">0.X</text:span>] Documentation</text:p>
      <text:p text:style-name="P1">Objetivo: A partir da interface web, seguir para a página onde se encontra a documentação. </text:p>
      <text:p text:style-name="P1">Escopo: <text:span text:style-name="T191">Cupid</text:span>.</text:p>
      <text:p text:style-name="P1">Precondições: Não possui.</text:p>
      <text:p text:style-name="P1">Condição Final de Sucesso: Seguir para página de visualização da documentação.</text:p>
      <text:p text:style-name="P1">Condição Final de Falha: Não conseguir acessar a página. </text:p>
      <text:p text:style-name="P1">Ator: Cupid (Ativo), Interface Web(Nome mais adequado).</text:p>
      <text:p text:style-name="P1"/>
      <text:p text:style-name="P1">Cenário Principal de Sucesso:</text:p>
      <text:p text:style-name="P1">1º passo. A partir da página inicial seguir para a página de documentação.</text:p>
      <text:p text:style-name="P1"/>
      <text:p text:style-name="P1">Extensões:</text:p>
      <text:p text:style-name="P1">1.1 Problemas de indisponibilidade da página: Avisar os desenvolvedores que a página está com problemas.</text:p>
      <text:p text:style-name="P1"/>
      <text:p text:style-name="P1">Informação Relacionada:</text:p>
      <text:p text:style-name="P280"><text:span text:style-name="T200">RNF</text:span>: <text:span text:style-name="T242">Usabilidade.</text:span></text:p>
      <text:p text:style-name="P1">Prioridade: 3.0.</text:p>
      <text:p text:style-name="P1">Desempenho: Menor espaço de tempo possível.</text:p>
      <text:p text:style-name="P1">Frequência: Extremamente baixa.</text:p>
      <text:p text:style-name="P1">Caso de Uso Pai: <text:span text:style-name="T215">-</text:span> </text:p>
      <text:p text:style-name="P1">Caso de Uso Subordinados: Unknow.</text:p>
      <text:p text:style-name="P244">Atores Secundários: Unknow.</text:p>
      <text:p text:style-name="P1"/>
      <text:p text:style-name="P184">[Caso de uso <text:span text:style-name="T114">0.X</text:span>] Download Host Manager (Precisamos de mais nomes divertidos)</text:p>
      <text:p text:style-name="P1">Objetivo: A partir da interface web ser redirecionado para um link de download. </text:p>
      <text:p text:style-name="P1">Escopo: <text:span text:style-name="T190">Cupid</text:span>.</text:p>
      <text:p text:style-name="P1">Precondições: Não possui.</text:p>
      <text:p text:style-name="P1">Condição Final de Sucesso: Ser enviado a partir da página inicial para o download, dando seu início.</text:p>
      <text:p text:style-name="P1">Condição Final de Falha: Não conseguir iniciar o download. </text:p>
      <text:p text:style-name="P1">Ator: Cupid (Ativo), Interface Web(Nome mais adequado).</text:p>
      <text:p text:style-name="P1"/>
      <text:p text:style-name="P1">Cenário Principal de Sucesso:</text:p>
      <text:p text:style-name="P1">1º passo. A partir da página inicial seguir para a o link de download do Host Manager.</text:p>
      <text:p text:style-name="P1">2º passo. Inicializar o download.</text:p>
      <text:p text:style-name="P1"/>
      <text:p text:style-name="P1">Extensões:</text:p>
      <text:p text:style-name="P1">1.1 Problemas de indisponibilidade da página: Avisar os desenvolvedores que a página está com problemas.</text:p>
      <text:p text:style-name="P1">2.1 Problemas na inicialização do download: Enviar mensagem de aviso para os desenvolvedores relatando o problema.</text:p>
      <text:p text:style-name="P1"><text:soft-page-break/></text:p>
      <text:p text:style-name="P1">Informação Relacionada:</text:p>
      <text:p text:style-name="P281"><text:span text:style-name="T200">RNF</text:span>: <text:span text:style-name="T243">Performance(Taxa de transferência).</text:span></text:p>
      <text:p text:style-name="P1">Prioridade: 8.0.</text:p>
      <text:p text:style-name="P1">Desempenho: Menor espaço de tempo possível.</text:p>
      <text:p text:style-name="P1">Frequência: Alta.</text:p>
      <text:p text:style-name="P1">Caso de Uso Pai: <text:span text:style-name="T214">-</text:span> </text:p>
      <text:p text:style-name="P1">Caso de Uso Subordinados: Unknow.</text:p>
      <text:p text:style-name="P1">Atores Secundários: Unknow.</text:p>
      <text:p text:style-name="P244"/>
      <text:p text:style-name="P1"/>
      <text:p text:style-name="P183">[Caso de uso 0.8] Sign in</text:p>
      <text:p text:style-name="P1">Objetivo: Efetuar o login do usuário. </text:p>
      <text:p text:style-name="P1">Escopo: <text:span text:style-name="T189">Cupid</text:span>.</text:p>
      <text:p text:style-name="P1">Precondições: Já possuir uma conta autenticada pelo sistema.</text:p>
      <text:p text:style-name="P1">Condição Final de Sucesso: Acessar a conta do usuário corretamente.</text:p>
      <text:p text:style-name="P1">Condição Final de Falha: Não conseguir acessar a conta por falha do sistema. </text:p>
      <text:p text:style-name="P1">Ator: Cupid (Ativo), Interface Web(Nome mais adequado), Banco de dados.</text:p>
      <text:p text:style-name="P1"/>
      <text:p text:style-name="P1">Cenário Principal de Sucesso:</text:p>
      <text:p text:style-name="P1">1º passo. Entrada correta com os dados de login e senha.</text:p>
      <text:p text:style-name="P1">2º passo. Link de recuperação de senha(NECESSARIO FAZER UM CASO DE USO).</text:p>
      <text:p text:style-name="P1">3º passo. Acessar as configurações e perfil do usuário.</text:p>
      <text:p text:style-name="P1"/>
      <text:p text:style-name="P1">Extensões:</text:p>
      <text:p text:style-name="P1">1.1 Problemas de indisponibilidade da página: Avisar os desenvolvedores que a página está com problemas.</text:p>
      <text:p text:style-name="P1">2.1 Problemas na recuperação da senha: Enviar mensagem de aviso para os desenvolvedores relatando o problema.</text:p>
      <text:p text:style-name="P1"/>
      <text:p text:style-name="P1">Informação Relacionada:</text:p>
      <text:p text:style-name="P281"><text:span text:style-name="T200">RNF</text:span>:<text:span text:style-name="T112"> </text:span><text:span text:style-name="T243">Usabilidade.</text:span></text:p>
      <text:p text:style-name="P1">Prioridade: 8.0. (Aqui vai depender, pois se ele puder fazer simulações sem estar logado a note será mais baixa)</text:p>
      <text:p text:style-name="P1">Desempenho: Menor espaço de tempo possível.</text:p>
      <text:p text:style-name="P1">Frequência: Alta.(Aqui vai depender, pois se ele puder fazer simulações sem estar logado a note será mais baixa)</text:p>
      <text:p text:style-name="P1">Caso de Uso Pai: <text:span text:style-name="T213">-</text:span> </text:p>
      <text:p text:style-name="P1">Caso de Uso Subordinados: Unknow.</text:p>
      <text:p text:style-name="P1">Atores Secundários: Unknow.</text:p>
      <text:p text:style-name="P1"/>
      <text:p text:style-name="P2">________________________________________________________________________________________________________________________</text:p>
      <text:p text:style-name="P246"/>
      <text:p text:style-name="P235"><text:span text:style-name="T185">F</text:span><text:span text:style-name="T184">alta alocar os dados para o App Pine das máquians para o P2P</text:span><text:span text:style-name="T115">.</text:span></text:p>
      <text:p text:style-name="P246"/>
      <text:p text:style-name="P189"><text:span text:style-name="T118">[Caso de uso X.X] </text:span><text:span text:style-name="T131">Configurar um método de distribuição</text:span></text:p>
      <text:p text:style-name="P247">...</text:p>
      <text:p text:style-name="P2"/>
      <text:p text:style-name="P285">[Caso de uso X.X] Avaliar um método de distribuição (benchmarking)</text:p>
      <text:p text:style-name="P225"><text:span text:style-name="T118">Objetivo: O usuário deseja avaliar algum método </text:span><text:span text:style-name="T177">para ver o seu desempenho.</text:span></text:p>
      <text:p text:style-name="P248">Escopo: Cupid.</text:p>
      <text:p text:style-name="P226"><text:span text:style-name="T118">Pré-Condição: </text:span><text:span text:style-name="T178">Ter algum benchmark no sistema para avaliar o método. </text:span></text:p>
      <text:p text:style-name="P227"><text:span text:style-name="T178">C</text:span><text:span text:style-name="T118">ondição F</text:span><text:span text:style-name="T179">i</text:span><text:span text:style-name="T118">nal de Suceso: O usuár</text:span><text:span text:style-name="T179">io teve como saída as estatísticas da avaliação.</text:span></text:p>
      <text:p text:style-name="P228"><text:span text:style-name="T118">Condição Final de Falha: </text:span><text:span text:style-name="T180">Os dados gerados são descartados.</text:span></text:p>
      <text:p text:style-name="P229"><text:span text:style-name="T180">A</text:span><text:span text:style-name="T118">tor Primário: Children.</text:span></text:p>
      <text:p text:style-name="P249"/>
      <text:p text:style-name="P230"><text:span text:style-name="T180">C</text:span><text:span text:style-name="T118">enário Principal de Sucesso:</text:span></text:p>
      <text:p text:style-name="P250">1º passo. Acessa a página que gerencia os benchmarks.</text:p>
      <text:p text:style-name="P20"><text:span text:style-name="T228">2</text:span>º passo<text:span text:style-name="T224">. Selecionar os benchmarks e confirmar o comando de avaliação de método.</text:span></text:p>
      <text:p text:style-name="P22"><text:span text:style-name="T233">3</text:span>º passo<text:span text:style-name="T224">. Submeter o método no sistema.</text:span></text:p>
      <text:p text:style-name="P21"><text:span text:style-name="T233">4</text:span>º passo<text:span text:style-name="T224">. Distribuir a avaliação para os colaboradores disponíveis.</text:span></text:p>
      <text:p text:style-name="P2"/>
      <text:p text:style-name="P253">Extensões:</text:p>
      <text:p text:style-name="P56">1.<text:span text:style-name="T13">1. A página não está disponível: Mostrar uma mensagem do motivo do serviço estar inativo.</text:span></text:p>
      <text:p text:style-name="P59">3.1. Método submetido é dito invalido: Mostra uma mensagem de erro para o usuário.</text:p>
      <text:p text:style-name="P60">4.1. Existe nenhum colaborador alocado para essa tarefa: <text:span text:style-name="T234">Então o próprio sistema fará essa avaliação. Enviar uma mensagem para o usuário com a estimativa de termino. Caso seja muito longo sugerir para que ele associe algum colaborar com essa tarefa.</text:span></text:p>
      <text:p text:style-name="P254"/>
      <text:p text:style-name="P255">Informação Relacionada:</text:p>
      <text:p text:style-name="P201"><text:span text:style-name="T118">Prioridade: </text:span><text:span text:style-name="T174">5</text:span><text:span text:style-name="T140">.</text:span></text:p>
      <text:p text:style-name="P204"><text:span text:style-name="T118">RNF: </text:span><text:span text:style-name="T174">Usabilidade e alta taxa de transferência</text:span><text:span text:style-name="T141">.</text:span></text:p>
      <text:p text:style-name="P207"><text:span text:style-name="T141">F</text:span><text:span text:style-name="T118">requência: </text:span><text:span text:style-name="T181">Unknown</text:span><text:span text:style-name="T142">.</text:span></text:p>
      <text:p text:style-name="P258">Casos de Uso Pai: -</text:p>
      <text:p text:style-name="P258">Casos de Uso Filho: -</text:p>
      <text:p text:style-name="P210"><text:span text:style-name="T118">Atores Secundários: </text:span><text:span text:style-name="T182">-</text:span><text:span text:style-name="T143">.</text:span></text:p>
      <text:p text:style-name="P2"/>
      <text:p text:style-name="P188"><text:span text:style-name="T118">[Caso de uso X.X] </text:span><text:span text:style-name="T162">Baixar</text:span><text:span text:style-name="T118"> algum benchmark</text:span></text:p>
      <text:p text:style-name="P219"><text:span text:style-name="T118">Objetivo: </text:span><text:span text:style-name="T163">O usuário deseja baixar </text:span><text:span text:style-name="T164">os dados </text:span><text:span text:style-name="T165">de algum benchmark</text:span><text:span text:style-name="T166">.</text:span></text:p>
      <text:p text:style-name="P220"><text:span text:style-name="T118">Escopo: </text:span><text:span text:style-name="T167">Cupid.</text:span></text:p>
      <text:p text:style-name="P221"><text:span text:style-name="T167">P</text:span><text:span text:style-name="T118">ré-Condição: </text:span><text:span text:style-name="T168">Ter algum benchmark no sistema</text:span><text:span text:style-name="T169">.</text:span></text:p>
      <text:p text:style-name="P222"><text:span text:style-name="T118">Condição Final de Sucesso: </text:span><text:span text:style-name="T170">O usuário consegu</text:span><text:span text:style-name="T183">e</text:span><text:span text:style-name="T170"> baixar todos os dados de um benchmark.</text:span></text:p>
      <text:p text:style-name="P223"><text:soft-page-break/><text:span text:style-name="T170">C</text:span><text:span text:style-name="T118">ondição Final de Falha: </text:span><text:span text:style-name="T171">Os dados parcialmente baixados são </text:span><text:span text:style-name="T172">descartados.</text:span></text:p>
      <text:p text:style-name="P224"><text:span text:style-name="T172">A</text:span><text:span text:style-name="T118">tor Primário: </text:span><text:span text:style-name="T173">Usuário.</text:span></text:p>
      <text:p text:style-name="P261"/>
      <text:p text:style-name="P224"><text:span text:style-name="T172">C</text:span><text:span text:style-name="T118">enário</text:span><text:span text:style-name="T174"> Principal de Sucesso:</text:span></text:p>
      <text:p text:style-name="P251">1º passo. Acessa a página que gerencia os benchmarks.</text:p>
      <text:p text:style-name="P19"><text:span text:style-name="T228">2</text:span>º passo<text:span text:style-name="T224">. Selecionar os benchmarks e confirmar o comando de download.</text:span></text:p>
      <text:p text:style-name="P19"><text:span text:style-name="T229">3</text:span>º passo<text:span text:style-name="T224">. Mandar os dados para a máquina do usuário.</text:span></text:p>
      <text:p text:style-name="P251"/>
      <text:p text:style-name="P252">Extensões:</text:p>
      <text:p text:style-name="P55">1.<text:span text:style-name="T13">1. A página não está disponível: Mostrar uma mensagem do motivo do serviço estar inativo.</text:span></text:p>
      <text:p text:style-name="P57">3.1<text:span text:style-name="T231">.</text:span> <text:span text:style-name="T230">Verificar quais colaboradores possuem os dados referentes aos benchmarks: Criar um plano de envio dos dados (Outro caso de uso).</text:span></text:p>
      <text:p text:style-name="P58">3.2. <text:span text:style-name="T232">Nenhum colaborador possui os dados referentes aquele benchmark: Manda os dados apenas do repositório padrão. </text:span></text:p>
      <text:p text:style-name="P252"/>
      <text:p text:style-name="P256">Informação Relacionada:</text:p>
      <text:p text:style-name="P200"><text:span text:style-name="T118">Prioridade: </text:span><text:span text:style-name="T174">5</text:span><text:span text:style-name="T140">.</text:span></text:p>
      <text:p text:style-name="P203"><text:span text:style-name="T118">RNF: </text:span><text:span text:style-name="T174">Usabilidade e alta taxa de transferência</text:span><text:span text:style-name="T141">.</text:span></text:p>
      <text:p text:style-name="P206"><text:span text:style-name="T141">F</text:span><text:span text:style-name="T118">requência: </text:span><text:span text:style-name="T175">Extremamente baixa</text:span><text:span text:style-name="T142">.</text:span></text:p>
      <text:p text:style-name="P259">Casos de Uso Pai: -</text:p>
      <text:p text:style-name="P259">Casos de Uso Filho: -</text:p>
      <text:p text:style-name="P209"><text:span text:style-name="T118">Atores Secundários: </text:span><text:span text:style-name="T143">App Pine</text:span><text:span text:style-name="T176"> e pine-to-pine</text:span><text:span text:style-name="T143">.</text:span></text:p>
      <text:p text:style-name="P262"/>
      <text:p text:style-name="P2"/>
      <text:p text:style-name="P187"><text:span text:style-name="T118">[Caso de uso X.X] </text:span><text:span text:style-name="T130">Mandar o Estado do Host para a Interface Web</text:span></text:p>
      <text:p text:style-name="P195"><text:span text:style-name="T118">Objetivo: </text:span><text:span text:style-name="T132">O </text:span><text:span text:style-name="T133">gerenciador da conta do usuário quer saber </text:span><text:span text:style-name="T134">o estado das máquinas cadastradas</text:span><text:span text:style-name="T135">.</text:span></text:p>
      <text:p text:style-name="P196"><text:span text:style-name="T118">Escopo: Mother</text:span><text:span text:style-name="T136">.</text:span></text:p>
      <text:p text:style-name="P197"><text:span text:style-name="T136">P</text:span><text:span text:style-name="T118">ré-Condição: </text:span><text:span text:style-name="T137">Ter uma conta de usuário.</text:span></text:p>
      <text:p text:style-name="P198"><text:span text:style-name="T137">C</text:span><text:span text:style-name="T118">ondição Final de Sucesso: </text:span><text:span text:style-name="T138">Os estados das máquinas foram atualizadas</text:span><text:span text:style-name="T139">.</text:span></text:p>
      <text:p text:style-name="P263">Condição Final de Falha: - </text:p>
      <text:p text:style-name="P211"><text:span text:style-name="T118">Ator Primário: </text:span><text:span text:style-name="T144">App Pine</text:span></text:p>
      <text:p text:style-name="P264"/>
      <text:p text:style-name="P257">Cenário Principal de Sucesso:</text:p>
      <text:p text:style-name="P15">1º passo<text:span text:style-name="T224">. Recebe os estados da máquinas cadastradas.</text:span></text:p>
      <text:p text:style-name="P15"><text:span text:style-name="T224">2</text:span>º passo<text:span text:style-name="T224">. Verifica quais máquinas enviaram as mensagens.</text:span></text:p>
      <text:p text:style-name="P16"><text:span text:style-name="T225">3</text:span>º passo<text:span text:style-name="T225">. Atualiza o estado delas de acordo com as mensagens recebidas.</text:span></text:p>
      <text:p text:style-name="P15"/>
      <text:p text:style-name="P257">Extensões:</text:p>
      <text:p text:style-name="P212"><text:span text:style-name="T146">2</text:span><text:span text:style-name="T118">.1</text:span><text:span text:style-name="T145">. </text:span><text:span text:style-name="T147">Alguma máquina não enviou o </text:span><text:span text:style-name="T148">seu estado dentro de um período de tempo estipulado. </text:span><text:span text:style-name="T149">Marca o seu estado como indisponível.</text:span></text:p>
      <text:p text:style-name="P212"><text:span text:style-name="T150">2.2</text:span><text:span text:style-name="T151">. Alguma </text:span><text:span text:style-name="T152">enviou o seu estado como processando. Marca o seu estado como trabalhando.</text:span></text:p>
      <text:p text:style-name="P265">2.3 Alguma máquina enviou o seu estado como ocioso. Marca o seu estado como desempregado (Criar uma feature para avisar o usuário sobre as máqunas ociosas?).</text:p>
      <text:p text:style-name="P257"/>
      <text:p text:style-name="P257">Informação Relacionada:</text:p>
      <text:p text:style-name="P199"><text:span text:style-name="T118">Prioridade: </text:span><text:span text:style-name="T140">6.</text:span></text:p>
      <text:p text:style-name="P202"><text:span text:style-name="T118">RNF: </text:span><text:span text:style-name="T141">Disponibilidade.</text:span></text:p>
      <text:p text:style-name="P205"><text:span text:style-name="T141">F</text:span><text:span text:style-name="T118">requência: </text:span><text:span text:style-name="T142">Média alta.</text:span></text:p>
      <text:p text:style-name="P260">Casos de Uso Pai: -</text:p>
      <text:p text:style-name="P260">Casos de Uso Filho: -</text:p>
      <text:p text:style-name="P208"><text:span text:style-name="T118">Atores Secundários: </text:span><text:span text:style-name="T143">App Pine.</text:span></text:p>
      <text:p text:style-name="P257"/>
      <text:p text:style-name="P190"><text:span text:style-name="T118">[Caso de uso X.X] Desassociar uma Máquina com uma Conta de Usuário</text:span><text:span text:style-name="T155"> via Interface Web</text:span></text:p>
      <text:p text:style-name="P213"><text:span text:style-name="T118">Objetivo: O usuário deseja </text:span><text:span text:style-name="T153">desassociar </text:span><text:span text:style-name="T154">a sua máquina com uma conta de usuário.</text:span></text:p>
      <text:p text:style-name="P214"><text:span text:style-name="T118">Escopo:</text:span><text:span text:style-name="T156"> Cupid.</text:span></text:p>
      <text:p text:style-name="P215"><text:span text:style-name="T157">Pré-Condição: </text:span><text:span text:style-name="T158">Ter alguma máquina associada com a sua conta de usuário.</text:span></text:p>
      <text:p text:style-name="P215"><text:span text:style-name="T158">Condição Final de Sucesso: </text:span><text:span text:style-name="T118"><text:s/></text:span><text:span text:style-name="T159">A máquina foi desassociada.</text:span></text:p>
      <text:p text:style-name="P216"><text:span text:style-name="T159">C</text:span><text:span text:style-name="T118">ondição Final de Falha: A máquina continua associada.</text:span></text:p>
      <text:p text:style-name="P266">Ator Primário: Usuário.</text:p>
      <text:p text:style-name="P266"/>
      <text:p text:style-name="P217"><text:span text:style-name="T118">Cenário Principal de </text:span><text:span text:style-name="T160">Sucesso</text:span><text:span text:style-name="T118">: </text:span></text:p>
      <text:p text:style-name="P17">1º passo<text:span text:style-name="T226">: Acessar a página de gerenciamento das máquinas associadas com a conta do usuário.</text:span></text:p>
      <text:p text:style-name="P17"><text:span text:style-name="T226">2</text:span>º passo<text:span text:style-name="T226">: Selecionar as máquinas desejadas.</text:span></text:p>
      <text:p text:style-name="P18"><text:span text:style-name="T227">3</text:span>º passo<text:span text:style-name="T227">: Inserir o comando de desassociação e confirmar a ação.</text:span></text:p>
      <text:p text:style-name="P18"><text:span text:style-name="T227">4</text:span>º passo<text:span text:style-name="T227">: Mandar o comando para o App Pine de cada máquina</text:span></text:p>
      <text:p text:style-name="P267"/>
      <text:p text:style-name="P268">Extensões:</text:p>
      <text:p text:style-name="P81">1.<text:span text:style-name="T13">1 A página não está disponível: Mostrar uma mensagem do motivo do serviço estar inativo.</text:span></text:p>
      <text:p text:style-name="P84">2.<text:span text:style-name="T14">1 O usuário não possue nenhuma máquina associado com a conta do usuário: Mostrar uma mensagem dizendo a situação.</text:span></text:p>
      <text:p text:style-name="P54"><text:span text:style-name="T205">4</text:span><text:span text:style-name="T118">.1</text:span><text:span text:style-name="T206">. Não </text:span><text:span text:style-name="T118"><text:s/></text:span><text:span text:style-name="T206">consegui conectar com o App Pine: Tentar novamente. Caso não funcione após x tentativas, apenas tirar da lista de máquinas cadastradas. (</text:span><text:span text:style-name="T113">O App pine deve verificar se ele está cadastrado, caso contrário mudar o seu estado; mais um caso de uso</text:span><text:span text:style-name="T206">)</text:span></text:p>
      <text:p text:style-name="P268"/>
      <text:p text:style-name="P268">Informação Relacionada:</text:p>
      <text:p text:style-name="P268">Prioridade: 5.</text:p>
      <text:p text:style-name="P268">RNF: Usabilidade e simplicidade.</text:p>
      <text:p text:style-name="P268">Frequência: Extremamente baixa.</text:p>
      <text:p text:style-name="P269"><text:soft-page-break/>Caso de Uso Pai: -</text:p>
      <text:p text:style-name="P269">Caso de Uso Subordinados: -</text:p>
      <text:p text:style-name="P218"><text:span text:style-name="T118">Atores Secundários: </text:span><text:span text:style-name="T161">App Pine</text:span></text:p>
      <text:p text:style-name="P2"/>
      <text:p text:style-name="P186"><text:span text:style-name="T118">[Caso de uso X.X] Cadastrar uma Máquina com um</text:span><text:span text:style-name="T150">a</text:span><text:span text:style-name="T118"> Conta de Usuário</text:span></text:p>
      <text:p text:style-name="P270">Objetivo: O usuário quer gerenciar as suas máquinas através da interface web.</text:p>
      <text:p text:style-name="P191"><text:span text:style-name="T118">Escopo: App Pine</text:span><text:span text:style-name="T120">.</text:span></text:p>
      <text:p text:style-name="P192"><text:span text:style-name="T120">P</text:span><text:span text:style-name="T118">ré-Condições: </text:span><text:span text:style-name="T121">Ter instalado o App Pine</text:span><text:span text:style-name="T122">.</text:span></text:p>
      <text:p text:style-name="P193"><text:span text:style-name="T122">C</text:span><text:span text:style-name="T118">ondição Final de Sucesso:</text:span><text:span text:style-name="T123"> O cadastro foi feito com sucesso</text:span><text:span text:style-name="T124"> e a lista de máquinas associadas </text:span><text:span text:style-name="T128">à</text:span><text:span text:style-name="T124"> conta foi </text:span><text:span text:style-name="T125">atualizad</text:span><text:span text:style-name="T126">a</text:span><text:span text:style-name="T123">.</text:span></text:p>
      <text:p text:style-name="P194"><text:span text:style-name="T118">Condição Final de Falha: </text:span><text:span text:style-name="T128">A lista de máquinas associadas </text:span><text:span text:style-name="T129">à sua não foi alterada</text:span><text:span text:style-name="T127">.</text:span></text:p>
      <text:p text:style-name="P232"><text:span text:style-name="T116">A</text:span><text:span text:style-name="T115">tor Primário: </text:span><text:span text:style-name="T117">Children</text:span></text:p>
      <text:p text:style-name="P271"/>
      <text:p text:style-name="P231"><text:span text:style-name="T116">C</text:span><text:span text:style-name="T115">enário Principal de Sucesso:</text:span></text:p>
      <text:p text:style-name="P71"><text:span text:style-name="T61">1º passo.</text:span><text:span text:style-name="T72"> Inserir o comando de associação com uma conta de usuário.</text:span></text:p>
      <text:p text:style-name="P72"><text:span text:style-name="T72">2º passo.</text:span><text:span text:style-name="T73"> </text:span><text:span text:style-name="T74">Associar </text:span><text:span text:style-name="T75">a conta com a máquina. </text:span></text:p>
      <text:p text:style-name="P272"/>
      <text:p text:style-name="P91"><text:span text:style-name="T73">E</text:span><text:span text:style-name="T61">xtensões:</text:span></text:p>
      <text:p text:style-name="P273">1.1. A conta de usuário que foi usado como entrada não existe: Mandar uma mensagem de erro.</text:p>
      <text:p text:style-name="P92"><text:span text:style-name="T61">2.2</text:span><text:span text:style-name="T76">.</text:span><text:span text:style-name="T61"> </text:span><text:span text:style-name="T76">Falha na conexão com </text:span><text:span text:style-name="T77">o gerenciador da conta do usuário</text:span><text:span text:style-name="T78">: Tentar novamente. </text:span><text:span text:style-name="T79">Apos x tentativas mandar uma mensagem de erro para o usuário.</text:span></text:p>
      <text:p text:style-name="P274"/>
      <text:p text:style-name="P93"><text:span text:style-name="T79">I</text:span><text:span text:style-name="T61">nformação Relacionada:</text:span></text:p>
      <text:p text:style-name="P275">Prioridade: 7.</text:p>
      <text:p text:style-name="P94"><text:span text:style-name="T61">RNF: </text:span><text:span text:style-name="T80">Usabilidade e simplicidade.</text:span></text:p>
      <text:p text:style-name="P276">Frequência: Muito baixa.</text:p>
      <text:p text:style-name="P67">Caso de Uso Pai: <text:span text:style-name="T203">-</text:span></text:p>
      <text:p text:style-name="P67">Caso de Uso Subordinados: <text:span text:style-name="T203">-</text:span></text:p>
      <text:p text:style-name="P6">Atores Secundários: <text:span text:style-name="T212">Gerenciador da conta do usuário (Codename: Mother).</text:span></text:p>
      <text:p text:style-name="P2"/>
      <text:p text:style-name="P185"><text:span text:style-name="T119">[</text:span><text:span text:style-name="T118">Caso de uso 0.X] Colaborar com uma Simulação</text:span></text:p>
      <text:p text:style-name="P63"><text:span text:style-name="T15">Obj</text:span><text:span text:style-name="T16">etivo</text:span><text:span text:style-name="T61">: </text:span><text:span text:style-name="T64">O usuário deseja </text:span><text:span text:style-name="T65">que sua(s) máquina(s) </text:span><text:span text:style-name="T66">colaborem com uma simulação</text:span><text:span text:style-name="T67">.</text:span></text:p>
      <text:p text:style-name="P9">Escopo: <text:span text:style-name="T5">App Pine</text:span><text:span text:style-name="T2">.</text:span></text:p>
      <text:p text:style-name="P5">Pré-<text:span text:style-name="T29">C</text:span>ondições: <text:span text:style-name="T187">Ter instalado em sua máquina o App Pine.</text:span></text:p>
      <text:p text:style-name="P66"><text:span text:style-name="T61">Condição Final de Sucesso: </text:span><text:span text:style-name="T68">As máquinas estão simulando o que foi des</text:span><text:span text:style-name="T70">i</text:span><text:span text:style-name="T68">gnada para eles</text:span><text:span text:style-name="T69"> pelo </text:span><text:span text:style-name="T71">Framework Sleigh</text:span><text:span text:style-name="T68">. </text:span></text:p>
      <text:p text:style-name="P66">Condição Final de Falha: <text:span text:style-name="T194">A(s) máquina(s) não entrarão na lista de colaboradores da simulação.</text:span></text:p>
      <text:p text:style-name="P66">Ator Primário: <text:span text:style-name="T188">Usuário.</text:span></text:p>
      <text:p text:style-name="P66"/>
      <text:p text:style-name="P66">Cenário Principal de Sucesso:</text:p>
      <text:p text:style-name="P70">1º passo. <text:span text:style-name="T207">Inserir o comando para associar a máquina com uma simulação usando como entrada um ID.</text:span></text:p>
      <text:p text:style-name="P75">2º passo. <text:span text:style-name="T208">Confirmar a ação.</text:span></text:p>
      <text:p text:style-name="P70"/>
      <text:p text:style-name="P66">Extensões:</text:p>
      <text:p text:style-name="P89"><text:span text:style-name="T209">1</text:span>.1 <text:span text:style-name="T204">O ID é inválido ou inexistente: Mostra uma mensagem dizendo qual foi o erro.</text:span></text:p>
      <text:p text:style-name="P66"/>
      <text:p text:style-name="P66">Informação Relacionada:</text:p>
      <text:p text:style-name="P66">Prioridade: <text:span text:style-name="T210">7.</text:span></text:p>
      <text:p text:style-name="P66"><text:span text:style-name="T200">RNF</text:span>: <text:span text:style-name="T201">Usabilidade e simplicidade.</text:span></text:p>
      <text:p text:style-name="P66">Frequência: <text:span text:style-name="T202">Muito baixa.</text:span></text:p>
      <text:p text:style-name="P66">Caso de Uso Pai: <text:span text:style-name="T203">-</text:span></text:p>
      <text:p text:style-name="P66">Caso de Uso Subordinados: <text:span text:style-name="T203">-</text:span></text:p>
      <text:p text:style-name="P5">Atores Secundários: <text:span text:style-name="T211">Framework Sleigh</text:span></text:p>
      <text:p text:style-name="P2"/>
      <text:p text:style-name="P172">[Caso de uso 0.X] <text:span text:style-name="T186">Colaborar com uma Simulação via Interface Web</text:span></text:p>
      <text:p text:style-name="P62"><text:span text:style-name="T15">Obj</text:span><text:span text:style-name="T16">etivo</text:span><text:span text:style-name="T61">: </text:span><text:span text:style-name="T64">O usuário deseja </text:span><text:span text:style-name="T65">que sua(s) máquina(s) </text:span><text:span text:style-name="T66">colaborem com uma simulação</text:span><text:span text:style-name="T67">.</text:span></text:p>
      <text:p text:style-name="P8">Escopo: <text:span text:style-name="T4">Cupid</text:span><text:span text:style-name="T2">.</text:span></text:p>
      <text:p text:style-name="P4">Pré-<text:span text:style-name="T29">C</text:span>ondições: <text:span text:style-name="T187">Ter instalado em sua máquina o App Pine e o mesmo estar associado com a sua conta de usuário.</text:span></text:p>
      <text:p text:style-name="P65"><text:span text:style-name="T61">Condição Final de Sucesso: </text:span><text:span text:style-name="T68">As máquinas estão simulando o que foi des</text:span><text:span text:style-name="T70">i</text:span><text:span text:style-name="T68">gnada para el</text:span><text:span text:style-name="T81">a</text:span><text:span text:style-name="T68">s</text:span><text:span text:style-name="T69"> pelo </text:span><text:span text:style-name="T71">Framework Sleigh</text:span><text:span text:style-name="T68">. </text:span></text:p>
      <text:p text:style-name="P287">Condição Final de Falha: <text:span text:style-name="T194">A(s) máquina(s) não entrarão na lista de colaboradores da simulação.</text:span></text:p>
      <text:p text:style-name="P65">Ator Primário: <text:span text:style-name="T188">Usuário.</text:span></text:p>
      <text:p text:style-name="P65"/>
      <text:p text:style-name="P65">Cenário Principal de Sucesso:</text:p>
      <text:p text:style-name="P69">1º passo. <text:span text:style-name="T195">Acessar a página de gerenciamento das máquinas associadas aquele usuário.</text:span></text:p>
      <text:p text:style-name="P74">2º passo. <text:span text:style-name="T196">Selecionar as máquinas desejadas.</text:span></text:p>
      <text:p text:style-name="P77">3º passo. <text:span text:style-name="T197">Associar elas a um ID da simulação e confirmar a ação desejada.</text:span></text:p>
      <text:p text:style-name="P78"><text:span text:style-name="T198">4</text:span>º<text:span text:style-name="T198"> passo. Mandar a ação para o App Pine de cada máquina.</text:span></text:p>
      <text:p text:style-name="P69"/>
      <text:p text:style-name="P65">Extensões:</text:p>
      <text:p text:style-name="P80">1.<text:span text:style-name="T13">1 A página não está disponível: Mostrar uma mensagem do motivo do serviço estar inativo.</text:span></text:p>
      <text:p text:style-name="P83">2.<text:span text:style-name="T14">1 O usuário não possui nenhuma máquina associado com a conta do usuário: Mostrar uma mensagem dizendo a situação.</text:span></text:p>
      <text:p text:style-name="P88">3.1 <text:span text:style-name="T204">O ID é inválido ou inexistente: Mostra uma mensagem dizendo qual foi o erro.</text:span></text:p>
      <text:p text:style-name="P90"><text:span text:style-name="T205">4</text:span>.1<text:span text:style-name="T206">. Não </text:span><text:s/><text:span text:style-name="T206">consegui conectar com o App Pine: Tentar novamente. Caso não funcione após x tentativas dizer pro usuário verificar se a máquina em questão está funcionando corretamente.</text:span></text:p>
      <text:p text:style-name="P65"/>
      <text:p text:style-name="P65">Informação Relacionada:</text:p>
      <text:p text:style-name="P65">Prioridade: <text:span text:style-name="T199">6.</text:span></text:p>
      <text:p text:style-name="P65"><text:span text:style-name="T200">RNF</text:span>: <text:span text:style-name="T201">Usabilidade e simplicidade.</text:span></text:p>
      <text:p text:style-name="P65">Frequência: <text:span text:style-name="T202">Muito baixa.</text:span></text:p>
      <text:p text:style-name="P65"><text:soft-page-break/>Caso de Uso Pai: <text:span text:style-name="T203">-</text:span></text:p>
      <text:p text:style-name="P65">Caso de Uso Subordinados: <text:span text:style-name="T203">-</text:span></text:p>
      <text:p text:style-name="P4">Atores Secundários: <text:span text:style-name="T27">App Pine e Framework Sleigh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73">Glossário</text:p>
      <text:p text:style-name="P10">Broker = Framework Sleigh<text:span text:style-name="T218">.</text:span></text:p>
      <text:p text:style-name="P11">Collaborator = Father<text:span text:style-name="T223">.</text:span></text:p>
      <text:p text:style-name="P11">Host manager = <text:span text:style-name="T217">App </text:span>Pine<text:span text:style-name="T218">.</text:span></text:p>
      <text:p text:style-name="P13">P<text:span text:style-name="T219">eer-to-peer</text:span> system = <text:span text:style-name="T220">p</text:span>ine<text:span text:style-name="T220">-to-p</text:span>ine<text:span text:style-name="T223">.</text:span></text:p>
      <text:p text:style-name="P11">Repository = North Pole.</text:p>
      <text:p text:style-name="P11">Repository back-up = South Pole.</text:p>
      <text:p text:style-name="P11">User = Children<text:span text:style-name="T223">.</text:span></text:p>
      <text:p text:style-name="P11">User account manager = Mother<text:span text:style-name="T223">.</text:span></text:p>
      <text:p text:style-name="P14">VM <text:span text:style-name="T221">manager </text:span>= <text:span text:style-name="T222">boss.</text:span></text:p>
      <text:p text:style-name="P12">Web interface = Cupid.</text:p>
      <text:p text:style-name="P12"/>
      <text:p text:style-name="P12"/>
      <text:p text:style-name="P12"/>
      <text:p text:style-name="P12"/>
      <text:p text:style-name="P12"/>
      <text:p text:style-name="P12"/>
      <text:p text:style-name="P12"><draw:custom-shape text:anchor-type="paragraph" draw:z-index="0" draw:name="Shape1" draw:style-name="gr1" draw:text-style-name="P300" svg:width="13.918cm" svg:height="13.918cm" svg:x="1.445cm" svg:y="0.2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2"/>
      <text:p text:style-name="P12"><draw:frame text:anchor-type="paragraph" draw:z-index="1" draw:name="Shape2" draw:style-name="gr2" draw:text-style-name="P301" svg:width="4.622cm" svg:height="0.653cm" svg:x="6.013cm" svg:y="0.101cm"><draw:text-box><text:p><text:tab/>North Pole</text:p></draw:text-box></draw:frame><draw:frame text:anchor-type="paragraph" draw:z-index="2" draw:name="Shape3" draw:style-name="gr3" draw:text-style-name="P301" svg:width="4.922cm" svg:height="0.618cm" svg:x="6.101cm" svg:y="11.936cm"><draw:text-box><text:p><text:tab/>South Pole</text:p></draw:text-box></draw:frame><draw:custom-shape text:anchor-type="paragraph" draw:z-index="3" draw:name="Shape4" draw:style-name="gr4" draw:text-style-name="P302" svg:width="0.722cm" svg:height="0.745cm" svg:x="4.387cm" svg:y="3.022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4" draw:name="Shape4" draw:style-name="gr5" draw:text-style-name="P303" svg:width="0.722cm" svg:height="0.745cm" svg:x="11.555cm" svg:y="9.783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5" draw:name="Shape4" draw:style-name="gr5" draw:text-style-name="P303" svg:width="0.722cm" svg:height="0.745cm" svg:x="11.434cm" svg:y="6.246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6" draw:name="Shape4" draw:style-name="gr5" draw:text-style-name="P303" svg:width="0.722cm" svg:height="0.745cm" svg:x="12.25cm" svg:y="5.33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7" draw:name="Shape4" draw:style-name="gr5" draw:text-style-name="P303" svg:width="0.722cm" svg:height="0.745cm" svg:x="12.155cm" svg:y="7.276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8" draw:name="Shape4" draw:style-name="gr5" draw:text-style-name="P303" svg:width="0.722cm" svg:height="0.745cm" svg:x="13.189cm" svg:y="6.412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9" draw:name="Shape4" draw:style-name="gr5" draw:text-style-name="P303" svg:width="0.722cm" svg:height="0.745cm" svg:x="8.405cm" svg:y="2.822cm"><text:p/>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0" draw:name="Shape4" draw:style-name="gr5" draw:text-style-name="P303" svg:width="0.722cm" svg:height="0.745cm" svg:x="9.798cm" svg:y="3.598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1" draw:name="Shape4" draw:style-name="gr5" draw:text-style-name="P303" svg:width="0.722cm" svg:height="0.745cm" svg:x="10.326cm" svg:y="2.133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2" draw:name="Shape4" draw:style-name="gr5" draw:text-style-name="P303" svg:width="0.722cm" svg:height="0.745cm" svg:x="5.999cm" svg:y="8.789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3" draw:name="Shape4" draw:style-name="gr5" draw:text-style-name="P303" svg:width="0.722cm" svg:height="0.745cm" svg:x="8.091cm" svg:y="6.431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4" draw:name="Shape4" draw:style-name="gr5" draw:text-style-name="P303" svg:width="0.722cm" svg:height="0.745cm" svg:x="3.593cm" svg:y="4.073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5" draw:name="Shape4" draw:style-name="gr5" draw:text-style-name="P303" svg:width="0.722cm" svg:height="0.745cm" svg:x="4.627cm" svg:y="4.152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6" draw:name="Shape4" draw:style-name="gr5" draw:text-style-name="P303" svg:width="0.722cm" svg:height="0.745cm" svg:x="6.239cm" svg:y="4.08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7" draw:name="Shape4" draw:style-name="gr5" draw:text-style-name="P303" svg:width="0.722cm" svg:height="0.745cm" svg:x="4.893cm" svg:y="1.82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8" draw:name="Shape4" draw:style-name="gr5" draw:text-style-name="P303" svg:width="0.722cm" svg:height="0.745cm" svg:x="5.59cm" svg:y="8.045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text:anchor-type="paragraph" draw:z-index="19" draw:name="Shape5" draw:style-name="gr6" draw:text-style-name="P300" svg:x1="5.928cm" svg:y1="8.045cm" svg:x2="8.48cm" svg:y2="6.431cm"><text:p/></draw:line><draw:line text:anchor-type="paragraph" draw:z-index="20" draw:name="Shape6" draw:style-name="gr7" draw:text-style-name="P304" svg:x1="6.311cm" svg:y1="8.789cm" svg:x2="8.481cm" svg:y2="6.431cm"><text:p/></draw:line><draw:line text:anchor-type="paragraph" draw:z-index="21" draw:name="Shape7" draw:style-name="gr6" draw:text-style-name="P300" svg:x1="11.938cm" svg:y1="9.782cm" svg:x2="8.481cm" svg:y2="6.431cm"><text:p/></draw:line><draw:line text:anchor-type="paragraph" draw:z-index="22" draw:name="Shape8" draw:style-name="gr6" draw:text-style-name="P300" svg:x1="11.788cm" svg:y1="6.246cm" svg:x2="6.533cm" svg:y2="4.08cm"><text:p/></draw:line><draw:line text:anchor-type="paragraph" draw:z-index="23" draw:name="Shape9" draw:style-name="gr6" draw:text-style-name="P300" svg:x1="12.562cm" svg:y1="5.331cm" svg:x2="6.533cm" svg:y2="4.08cm"><text:p/></draw:line><draw:line text:anchor-type="paragraph" draw:z-index="24" draw:name="Shape10" draw:style-name="gr6" draw:text-style-name="P300" svg:x1="8.726cm" svg:y1="2.822cm" svg:x2="4.662cm" svg:y2="3.021cm"><text:p/></draw:line><draw:line text:anchor-type="paragraph" draw:z-index="25" draw:name="Shape11" draw:style-name="gr6" draw:text-style-name="P300" svg:x1="10.674cm" svg:y1="2.212cm" svg:x2="5.211cm" svg:y2="1.82cm"><text:p/></draw:line><draw:line text:anchor-type="paragraph" draw:z-index="26" draw:name="Shape12" draw:style-name="gr6" draw:text-style-name="P300" svg:x1="10.144cm" svg:y1="3.598cm" svg:x2="3.926cm" svg:y2="4.157cm"><text:p/></draw:line><draw:line text:anchor-type="paragraph" draw:z-index="27" draw:name="Shape13" draw:style-name="gr6" draw:text-style-name="P300" svg:x1="11.938cm" svg:y1="9.782cm" svg:x2="12.525cm" svg:y2="7.276cm"><text:p/></draw:line><draw:line text:anchor-type="paragraph" draw:z-index="28" draw:name="Shape14" draw:style-name="gr6" draw:text-style-name="P300" svg:x1="13.508cm" svg:y1="6.412cm" svg:x2="11.788cm" svg:y2="6.246cm"><text:p/></draw:line><draw:line text:anchor-type="paragraph" draw:z-index="29" draw:name="Shape15" draw:style-name="gr6" draw:text-style-name="P300" svg:x1="4.985cm" svg:y1="4.157cm" svg:x2="5.948cm" svg:y2="8.126cm"><text:p/></draw:line><draw:line text:anchor-type="paragraph" draw:z-index="30" draw:name="Shape16" draw:style-name="gr6" draw:text-style-name="P300" svg:x1="12.526cm" svg:y1="7.371cm" svg:x2="5.211cm" svg:y2="1.82cm"><text:p/></draw:line><draw:custom-shape text:anchor-type="paragraph" draw:z-index="31" draw:name="Shape17" draw:style-name="gr8" draw:text-style-name="P304" svg:width="0.172cm" svg:height="0.172cm" svg:x="10.597cm" svg:y="2.5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name="Shape18" draw:style-name="gr9" draw:text-style-name="P304" svg:width="0.227cm" svg:height="0.227cm" svg:x="10.012cm" svg:y="4.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" draw:name="Shape19" draw:style-name="gr10" draw:text-style-name="P305" svg:width="0.207cm" svg:height="0.207cm" svg:x="12.469cm" svg:y="5.7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" draw:name="Shape20" draw:style-name="gr11" draw:text-style-name="P306" svg:width="0.227cm" svg:height="0.227cm" svg:x="11.712cm" svg:y="6.67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5" draw:name="Shape21" draw:style-name="gr12" draw:text-style-name="P307" svg:width="0.228cm" svg:height="0.228cm" svg:x="13.469cm" svg:y="6.9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" draw:name="Shape22" draw:style-name="gr13" draw:text-style-name="P308" svg:width="0.209cm" svg:height="0.209cm" svg:x="12.43cm" svg:y="7.7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7" draw:name="Shape23" draw:style-name="gr13" draw:text-style-name="P308" svg:width="0.209cm" svg:height="0.209cm" svg:x="11.825cm" svg:y="10.2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8" draw:name="Shape24" draw:style-name="gr14" draw:text-style-name="P307" svg:width="0.246cm" svg:height="0.246cm" svg:x="6.212cm" svg:y="9.1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" draw:name="Shape25" draw:style-name="gr15" draw:text-style-name="P309" svg:width="0.246cm" svg:height="0.246cm" svg:x="5.816cm" svg:y="8.4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0" draw:name="Shape26" draw:style-name="gr16" draw:text-style-name="P306" svg:width="0.17cm" svg:height="0.17cm" svg:x="4.833cm" svg:y="4.6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name="Shape27" draw:style-name="gr17" draw:text-style-name="P305" svg:width="0.17cm" svg:height="0.17cm" svg:x="3.888cm" svg:y="4.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" draw:name="Shape28" draw:style-name="gr18" draw:text-style-name="P306" svg:width="0.228cm" svg:height="0.228cm" svg:x="4.625cm" svg:y="3.4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3" draw:name="Shape29" draw:style-name="gr19" draw:text-style-name="P307" svg:width="0.114cm" svg:height="0.114cm" svg:x="5.211cm" svg:y="2.36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4" draw:name="Shape30" draw:style-name="gr20" draw:text-style-name="P306" svg:width="0.152cm" svg:height="0.152cm" svg:x="6.533cm" svg:y="4.51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5" draw:name="Shape31" draw:style-name="gr21" draw:text-style-name="P305" svg:width="0.191cm" svg:height="0.191cm" svg:x="8.366cm" svg:y="6.8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" draw:name="Shape32" draw:style-name="gr22" draw:text-style-name="P306" svg:width="0.246cm" svg:height="0.246cm" svg:x="8.689cm" svg:y="3.17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mic Sans MS" svg:font-family="'Comic Sans MS'" style:font-family-generic="scrip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ff33ff" officeooo:rsid="001bf779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7:18:05.483437432</meta:creation-date>
    <dc:date>2016-09-19T10:58:51.413894097</dc:date>
    <meta:editing-duration>PT4H58M49S</meta:editing-duration>
    <meta:editing-cycles>771</meta:editing-cycles>
    <meta:generator>LibreOffice/5.1.4.2$Linux_X86_64 LibreOffice_project/10m0$Build-2</meta:generator>
    <meta:document-statistic meta:table-count="0" meta:image-count="0" meta:object-count="0" meta:page-count="8" meta:paragraph-count="433" meta:word-count="3235" meta:character-count="21015" meta:non-whitespace-character-count="18176"/>
  </office:meta>
</office:document-meta>
</file>